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1f754" officeooo:paragraph-rsid="001e90b3"/>
    </style:style>
    <style:style style:name="T1" style:family="text">
      <style:text-properties officeooo:rsid="001410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7/11/14 5:28:46 pm: Ayu New: You make my life worth , thank you for loving me. Happy thanksgiving baby</text:p>
      <text:p text:style-name="P1">27/11/14 5:55:31 pm: Shridhar: Same to u hun</text:p>
      <text:p text:style-name="P1">27/11/14 5:55:34 pm: Shridhar: All set for work</text:p>
      <text:p text:style-name="P1">27/11/14 5:57:54 pm: Ayu New: Same to u!! U don't know how it make someone's morning special , do u</text:p>
      <text:p text:style-name="P1">27/11/14 5:58:44 pm: Shridhar: Oh my cutie pie good morning</text:p>
      <text:p text:style-name="P1">27/11/14 6:13:59 pm: Ayu New: That is not how u make someone feel special. U know i hate to say this but someday this thing might get me attracted to some man and not run in ur favor. There are things in a relationship u have to do it if ur partner likes. Like i hate socializing but i do because u like it.</text:p>
      <text:p text:style-name="P1">27/11/14 7:29:29 pm: Shridhar: Point to noted my love and will be kept in mind</text:p>
      <text:p text:style-name="P1">28/11/14 6:34:01 am: Shridhar: Gm lovely love</text:p>
      <text:p text:style-name="P1">28/11/14 7:07:54 pm: Ayu New: &lt;image omitted&gt;</text:p>
      <text:p text:style-name="P1">28/11/14 7:17:56 pm: Shridhar: Last night sweetie pie?</text:p>
      <text:p text:style-name="P1">28/11/14 7:18:18 pm: Ayu New: Stop calling my that</text:p>
      <text:p text:style-name="P1">28/11/14 7:18:30 pm: Shridhar: Lol oky</text:p>
      <text:p text:style-name="P1">28/11/14 7:18:41 pm: Shridhar: U at work</text:p>
      <text:p text:style-name="P1">28/11/14 7:18:46 pm: Ayu New: Yeah</text:p>
      <text:p text:style-name="P1">28/11/14 7:19:11 pm: Ayu New: We went to this traditional American restaurant for turkey dinner</text:p>
      <text:p text:style-name="P1">28/11/14 9:45:07 pm: Shridhar: Nice..I wanna have turkey when I come wanna taste it</text:p>
      <text:p text:style-name="P1">28/11/14 10:56:21 pm: Ayu New: Yeah</text:p>
      <text:p text:style-name="P1">28/11/14 10:56:27 pm: Ayu New: I don't think u will like it</text:p>
      <text:p text:style-name="P1">28/11/14 10:56:43 pm: Shridhar: Kem it's weired?</text:p>
      <text:p text:style-name="P1">28/11/14 11:01:32 pm: Ayu New: No american food is an acquired taste people who find chilli powder and chaat masala in everyfood will not like american food</text:p>
      <text:p text:style-name="P1">28/11/14 11:09:00 pm: Shridhar: Hmmm okay but will try it once if I like it</text:p>
      <text:p text:style-name="P1">28/11/14 11:09:08 pm: Ayu New: Okay</text:p>
      <text:p text:style-name="P1">29/11/14 7:39:23 am: Shridhar: Hello mam</text:p>
      <text:p text:style-name="P1">29/11/14 8:30:12 am: Ayu New: &lt;image omitted&gt;</text:p>
      <text:p text:style-name="P1">29/11/14 8:30:44 am: Shridhar: Oh the family I m the left out</text:p>
      <text:p text:style-name="P1">29/11/14 8:30:45 am: Shridhar: Lol</text:p>
      <text:p text:style-name="P1">29/11/14 8:30:48 am: Shridhar: Enjoy</text:p>
      <text:p text:style-name="P1">29/11/14 8:32:00 am: Shridhar: Mom dad young lage 6e</text:p>
      <text:p text:style-name="P1">30/11/14 7:07:46 am: Shridhar: Hello</text:p>
      <text:p text:style-name="P1">30/11/14 10:02:37 am: Ayu New: &lt;image omitted&gt;</text:p>
      <text:p text:style-name="P1">30/11/14 10:02:43 am: Ayu New: Getting this for you</text:p>
      <text:p text:style-name="P1">30/11/14 10:03:04 am: Shridhar: Thank you</text:p>
      <text:p text:style-name="P1">30/11/14 10:04:25 am: Ayu New: Did u find a sky blue slim fitshirt</text:p>
      <text:p text:style-name="P1">30/11/14 10:06:12 am: Shridhar: Yes I am getting it stiched so it fits well</text:p>
      <text:p text:style-name="P1">30/11/14 10:06:39 am: Ayu New: What u mean getting stitched</text:p>
      <text:p text:style-name="P1">30/11/14 10:06:51 am: Ayu New: And moccasins</text:p>
      <text:p text:style-name="P1">30/11/14 10:07:13 am: Shridhar: Moccasins u told u getting na so if you don find I will get one from here</text:p>
      <text:p text:style-name="P1">30/11/14 10:08:06 am: Ayu New: Get it from india because I don't have money i am buying my sunglasses too prada na it's in sale bkack friday for 146$</text:p>
      <text:p text:style-name="P1">30/11/14 10:08:17 am: Shridhar: Oky</text:p>
      <text:p text:style-name="P1">30/11/14 10:08:32 am: Ayu New: And buying a burberry bag too it's in sale for 187$</text:p>
      <text:p text:style-name="P1">30/11/14 10:08:54 am: Shridhar: Okay</text:p>
      <text:p text:style-name="P1">30/11/14 10:09:19 am: Shridhar: Mom dad left?</text:p>
      <text:p text:style-name="P1">30/11/14 10:11:26 am: Ayu New: No</text:p>
      <text:p text:style-name="P1">30/11/14 10:11:44 am: Shridhar: Oh okay</text:p>
      <text:p text:style-name="P1">30/11/14 10:13:21 am: Ayu New: &lt;image omitted&gt;</text:p>
      <text:p text:style-name="P1">30/11/14 10:13:24 am: Ayu New: Buy this</text:p>
      <text:p text:style-name="P1">30/11/14 10:13:46 am: Shridhar: Wic site is it?</text:p>
      <text:p text:style-name="P1">30/11/14 10:14:34 am: Shridhar: Pintrest</text:p>
      <text:p text:style-name="P1">30/11/14 10:14:49 am: Shridhar: Okay will search few ane send u the links u tell me</text:p>
      <text:p text:style-name="P1"><text:soft-page-break/>30/11/14 10:15:14 am: Ayu New: This is gucci, I didn't know u were so dumb to not know its gucci</text:p>
      <text:p text:style-name="P1">30/11/14 10:15:32 am: Ayu New: Or u don't know anything about gucci</text:p>
      <text:p text:style-name="P1">30/11/14 10:15:40 am: Shridhar: Arey idiot em nai</text:p>
      <text:p text:style-name="P1">30/11/14 10:15:49 am: Shridhar: I doubt Gucci ppl deliver in India</text:p>
      <text:p text:style-name="P1">30/11/14 7:48:42 pm: Ayu New: Hello</text:p>
      <text:p text:style-name="P1">30/11/14 7:48:56 pm: Ayu New: It's okay if it's not gucci but style</text:p>
      <text:p text:style-name="P1">30/11/14 7:49:00 pm: Ayu New: Like this</text:p>
      <text:p text:style-name="P1">30/11/14 8:21:48 pm: Ayu New: &lt;image omitted&gt;</text:p>
      <text:p text:style-name="P1">30/11/14 8:21:53 pm: Ayu New: Getting this for u</text:p>
      <text:p text:style-name="P1">30/11/14 8:30:00 pm: Ayu New: &lt;image omitted&gt;</text:p>
      <text:p text:style-name="P1">30/11/14 8:35:05 pm: Ayu New: Tell fast</text:p>
      <text:p text:style-name="P1">30/11/14 8:35:14 pm: Ayu New: Out of stock thai che</text:p>
      <text:p text:style-name="P1">30/11/14 8:35:52 pm: Shridhar: Okay get it</text:p>
      <text:p text:style-name="P1">30/11/14 8:38:30 pm: Ayu New: What get it</text:p>
      <text:p text:style-name="P1">30/11/14 8:38:35 pm: Ayu New: Which one</text:p>
      <text:p text:style-name="P1">30/11/14 8:38:53 pm: Shridhar: 2nd</text:p>
      <text:p text:style-name="P1">30/11/14 8:41:16 pm: Ayu New: Ralph lauran</text:p>
      <text:p text:style-name="P1">30/11/14 8:42:44 pm: Shridhar: Yup</text:p>
      <text:p text:style-name="P1">30/11/14 8:43:57 pm: Ayu New: Okay what r u doing</text:p>
      <text:p text:style-name="P1">30/11/14 8:44:01 pm: Ayu New: U never replied</text:p>
      <text:p text:style-name="P1">30/11/14 8:47:15 pm: Ayu New: Done</text:p>
      <text:p text:style-name="P1">30/11/14 8:48:16 pm: Ayu New: I am of a no value for u na. I buy ur stuff before mine think about u and unare in ur own world don't call me or text me i am in no mood to talk ek toh karo ane pachi u don't even care</text:p>
      <text:p text:style-name="P1">30/11/14 8:48:23 pm: Shridhar: Varghoda ma 6u</text:p>
      <text:p text:style-name="P1">30/11/14 8:48:55 pm: Shridhar: I msgd u ane u never replied from past 2 data</text:p>
      <text:p text:style-name="P1">30/11/14 8:48:59 pm: Shridhar: Days</text:p>
      <text:p text:style-name="P1">30/11/14 9:02:07 pm: Shridhar: Now where u went</text:p>
      <text:p text:style-name="P1">30/11/14 9:04:21 pm: Shridhar: Hello my Hun</text:p>
      <text:p text:style-name="P1">30/11/14 9:04:24 pm: Shridhar: Gt upset</text:p>
      <text:p text:style-name="P1">30/11/14 9:10:41 pm: Ayu New: Past 2 days i told u my parents are here so i am not texting so don't put the blame on me and this is what u always do when i tell u something u have to put blame on me</text:p>
      <text:p text:style-name="P1">30/11/14 9:11:03 pm: Shridhar: Na ave idiot</text:p>
      <text:p text:style-name="P1">30/11/14 9:11:22 pm: Shridhar: I was in varghoda Hun I m sorry</text:p>
      <text:p text:style-name="P1">30/11/14 9:25:45 pm: Ayu New: And u just don't tell me anything do u , and u call urself a responsible husband. Right , joke!! U never told me who is getting married or whose varghodo have u gone too or whom u hang out out with</text:p>
      <text:p text:style-name="P1">30/11/14 9:26:05 pm: Ayu New: Or probably u have found somebody there and i am just an atm machine</text:p>
      <text:p text:style-name="P1">30/11/14 9:26:26 pm: Shridhar: Arey man I told u Yatin Bhai na nana Bhai nu 6e</text:p>
      <text:p text:style-name="P1">30/11/14 9:26:31 pm: Shridhar: And I have told u</text:p>
      <text:p text:style-name="P1">30/11/14 9:26:37 pm: Ayu New: U never told me</text:p>
      <text:p text:style-name="P1">30/11/14 9:26:39 pm: Ayu New: No</text:p>
      <text:p text:style-name="P1">30/11/14 9:26:54 pm: Ayu New: I am not lieing i have proof</text:p>
      <text:p text:style-name="P1">30/11/14 9:26:59 pm: Ayu New: U have never told me</text:p>
      <text:p text:style-name="P1">30/11/14 9:27:22 pm: Shridhar: Ane Shailee nu pan 6e</text:p>
      <text:p text:style-name="P1">30/11/14 9:27:29 pm: Ayu New: Neither did u tell u went to rushabh'a birthday party i get to know everything after i see pictures on fb like a normal friend</text:p>
      <text:p text:style-name="P1">30/11/14 9:27:57 pm: Ayu New: So u decide u want to behave like a friend or a husband because I cannot handle this behavior and i ll start doing it too than</text:p>
      <text:p text:style-name="P1">30/11/14 9:28:06 pm: Ayu New: If informing is not necessary</text:p>
      <text:p text:style-name="P1">30/11/14 9:28:35 pm: Shridhar: Arey it was not a party it was just we went out to have dinner <text:s/>at nakshtra</text:p>
      <text:p text:style-name="P1">30/11/14 9:28:58 pm: Ayu New: Yeah right people were dancing and i saw pictures do not lie to me</text:p>
      <text:p text:style-name="P1">30/11/14 9:29:09 pm: Shridhar: I obvious will inform u ane I wanna be a husband ane not a friend</text:p>
      <text:p text:style-name="P1"><text:soft-page-break/>30/11/14 9:29:29 pm: Shridhar: Ppl dancing my foot</text:p>
      <text:p text:style-name="P1">30/11/14 9:29:59 pm: Shridhar: No dancing nothing at all only food</text:p>
      <text:p text:style-name="P1">30/11/14 9:30:14 pm: Ayu New: I saw the pictures on instagram don't lie to me</text:p>
      <text:p text:style-name="P1">30/11/14 9:30:18 pm: Ayu New: I am fed up of u</text:p>
      <text:p text:style-name="P1">30/11/14 9:30:26 pm: Ayu New: Don't text me now</text:p>
      <text:p text:style-name="P1">30/11/14 9:30:51 pm: Shridhar: I swear on anyone u want it was just a dinner</text:p>
      <text:p text:style-name="P1">30/11/14 9:30:54 pm: Shridhar: I swear yaar</text:p>
      <text:p text:style-name="P1">30/11/14 11:37:12 pm: Shridhar: Su Kare 6e?</text:p>
      <text:p text:style-name="P1">30/11/14 11:37:54 pm: Ayu New: Watching loc</text:p>
      <text:p text:style-name="P1">30/11/14 11:38:00 pm: Ayu New: And talking to khushbu</text:p>
      <text:p text:style-name="P1">30/11/14 11:38:06 pm: Shridhar: Hmmm oky</text:p>
      <text:p text:style-name="P1">30/11/14 11:38:15 pm: Shridhar: Te dress nu decide karyu</text:p>
      <text:p text:style-name="P1">30/11/14 11:48:53 pm: Ayu New: Yea ratre measurement apis</text:p>
      <text:p text:style-name="P1">30/11/14 11:49:06 pm: Shridhar: Oky</text:p>
      <text:p text:style-name="P1">01/12/14 12:03:39 am: Ayu New: Bol have</text:p>
      <text:p text:style-name="P1">01/12/14 12:03:49 am: Ayu New: I was buying lingerie for khushbu</text:p>
      <text:p text:style-name="P1">01/12/14 12:03:55 am: Ayu New: Was talking to her</text:p>
      <text:p text:style-name="P1">01/12/14 12:15:42 am: Ayu New: &lt;image omitted&gt;</text:p>
      <text:p text:style-name="P1">01/12/14 12:15:54 am: Ayu New: Getting this bra in light pink and beige color</text:p>
      <text:p text:style-name="P1">01/12/14 1:41:05 am: Ayu New: I am getting a prada bag</text:p>
      <text:p text:style-name="P1">01/12/14 7:01:29 am: Shridhar: Gm</text:p>
      <text:p text:style-name="P1">01/12/14 7:23:30 am: Ayu New: And that's it</text:p>
      <text:p text:style-name="P1">01/12/14 7:26:06 am: Shridhar: Bolo</text:p>
      <text:p text:style-name="P1">01/12/14 7:26:47 am: Shridhar: So Prada ni bag the purse</text:p>
      <text:p text:style-name="P1">01/12/14 7:26:49 am: Ayu New: U have to talk. Don't u think there is a need to talk about what all u did yesterday</text:p>
      <text:p text:style-name="P1">01/12/14 7:26:53 am: Shridhar: Show me wic one</text:p>
      <text:p text:style-name="P1">01/12/14 7:27:00 am: Shridhar: Has toh</text:p>
      <text:p text:style-name="P1">01/12/14 7:27:10 am: Shridhar: Gimme 10min please</text:p>
      <text:p text:style-name="P1">01/12/14 7:27:21 am: Shridhar: Badhu Kau pa6i</text:p>
      <text:p text:style-name="P1">01/12/14 7:46:37 am: Shridhar: Yes bolo</text:p>
      <text:p text:style-name="P1">01/12/14 7:47:49 am: Shridhar: Well satrday night na Shailee nu sangeet hatu at aadit's farm and Hardik's as well at anand</text:p>
      <text:p text:style-name="P1">01/12/14 7:47:56 am: Shridhar: So went to both places</text:p>
      <text:p text:style-name="P1">01/12/14 7:48:50 am: Shridhar: But came back early from Shailee as I was getting bored well aadit was taking to me but ene pan socially jovanu hoine so again I went back and picked mom dad</text:p>
      <text:p text:style-name="P1">01/12/14 7:49:39 am: Shridhar: Wic I wasn't suppose to bcoz I had asked dad to ask tushar uncle to make arrangements to drop back</text:p>
      <text:p text:style-name="P1">01/12/14 7:54:40 am: Ayu New: Hmm</text:p>
      <text:p text:style-name="P1">01/12/14 7:54:59 am: Shridhar: Kale varghodo hatu</text:p>
      <text:p text:style-name="P1">01/12/14 7:55:13 am: Shridhar: Ane pa6i dinner at Pragati mandar</text:p>
      <text:p text:style-name="P1">01/12/14 7:55:34 am: Ayu New: What did u decide about reception</text:p>
      <text:p text:style-name="P1">01/12/14 7:55:53 am: Shridhar: Aje wedding 6e Shailee nu tulsi <text:s/>ma Hardik nu vidhi ma ane Jhanvi nu bapore</text:p>
      <text:p text:style-name="P1">01/12/14 8:41:11 am: Ayu New: &lt;image omitted&gt;</text:p>
      <text:p text:style-name="P1">01/12/14 8:41:45 am: Ayu New: &lt;image omitted&gt;</text:p>
      <text:p text:style-name="P1">01/12/14 8:50:44 am: Shridhar: I like this photo a lot</text:p>
      <text:p text:style-name="P1">01/12/14 8:50:56 am: Shridhar: It's come out awesome</text:p>
      <text:p text:style-name="P1">01/12/14 9:40:46 am: Ayu New: Hmm</text:p>
      <text:p text:style-name="P1">01/12/14 9:41:00 am: Ayu New: Make it ur wallpaper than</text:p>
      <text:p text:style-name="P1">01/12/14 9:45:06 am: Ayu New: It says last seen 10 min ago</text:p>
      <text:p text:style-name="P1">01/12/14 9:45:11 am: Ayu New: Where the hell are you</text:p>
      <text:p text:style-name="P1">01/12/14 9:53:55 am: Shridhar: I had put the phone on charge baba</text:p>
      <text:p text:style-name="P1">01/12/14 9:54:08 am: Shridhar: It's already put</text:p>
      <text:p text:style-name="P1">01/12/14 9:54:48 am: Ayu New: I am growing possessive for this days for some reason</text:p>
      <text:p text:style-name="P1">01/12/14 9:54:57 am: Ayu New: For u*</text:p>
      <text:p text:style-name="P1">01/12/14 9:55:13 am: Ayu New: i want u to be with me all the time like every second</text:p>
      <text:p text:style-name="P1">01/12/14 9:56:39 am: Shridhar: Even I wan tat Hun</text:p>
      <text:p text:style-name="P1"><text:soft-page-break/>01/12/14 9:56:46 am: Shridhar: Ane we want more time together</text:p>
      <text:p text:style-name="P1">01/12/14 9:57:37 am: Ayu New: No i mean it I don't like it when I don't see u online on whatsapp and u take more than 30 seconds to reply me</text:p>
      <text:p text:style-name="P1">01/12/14 9:57:53 am: Shridhar: Oh okay</text:p>
      <text:p text:style-name="P1">01/12/14 9:59:13 am: Shridhar: Even I din like it before but u use to reply I understand kaik Kaam ayi gayu hoi and all tats</text:p>
      <text:p text:style-name="P1">01/12/14 9:59:38 am: Ayu New: What</text:p>
      <text:p text:style-name="P1">01/12/14 10:09:28 am: Ayu New: My cocktail outfit</text:p>
      <text:p text:style-name="P1">01/12/14 10:09:34 am: Ayu New: &lt;image omitted&gt;</text:p>
      <text:p text:style-name="P1">01/12/14 10:10:00 am: Ayu New: Jan thi personal instructor hire karis i want to be back to 100 lbs</text:p>
      <text:p text:style-name="P1">01/12/14 10:10:08 am: Ayu New: Before wedding</text:p>
      <text:p text:style-name="P1">01/12/14 10:15:17 am: Shridhar: Looks nice</text:p>
      <text:p text:style-name="P1">01/12/14 10:15:53 am: Ayu New: Of course it does u don't know how sexy will it look when i will be back to 100 lbs and long hair and sexy makeup</text:p>
      <text:p text:style-name="P1">01/12/14 10:16:12 am: Shridhar: Like generally telling ke just now u msgd ane I was driving</text:p>
      <text:p text:style-name="P1">01/12/14 10:16:11 am: Ayu New: Just keep men away from me</text:p>
      <text:p text:style-name="P1">01/12/14 10:16:14 am: Ayu New: Lol</text:p>
      <text:p text:style-name="P1">01/12/14 10:16:17 am: Shridhar: Obviously</text:p>
      <text:p text:style-name="P1">01/12/14 10:16:49 am: Ayu New: No i am serious</text:p>
      <text:p text:style-name="P1">01/12/14 10:17:04 am: Shridhar: Yup in will</text:p>
      <text:p text:style-name="P1">01/12/14 10:17:07 am: Shridhar: I will</text:p>
      <text:p text:style-name="P1">01/12/14 10:19:13 am: Shridhar: So wat u doin?</text:p>
      <text:p text:style-name="P1">01/12/14 10:19:59 am: Shridhar: I m at shailee's vidhi..</text:p>
      <text:p text:style-name="P1">01/12/14 10:16:17 pm: Shridhar: &lt;image omitted&gt;</text:p>
      <text:p text:style-name="P1">01/12/14 10:16:17 pm: Shridhar: &lt;image omitted&gt;</text:p>
      <text:p text:style-name="P1">01/12/14 10:16:18 pm: Shridhar: &lt;image omitted&gt;</text:p>
      <text:p text:style-name="P1">01/12/14 10:16:18 pm: Shridhar: &lt;image omitted&gt;</text:p>
      <text:p text:style-name="P1">01/12/14 11:27:56 pm: Ayu New: It looks like ur wearing ur dad's clothes</text:p>
      <text:p text:style-name="P1">01/12/14 11:28:35 pm: Ayu New: U didn't even iron it</text:p>
      <text:p text:style-name="P1">02/12/14 12:06:19 am: Shridhar: Arey varghoda ma toh thaij Jaine</text:p>
      <text:p text:style-name="P1">02/12/14 12:06:52 am: Ayu New: But i hate what ur wearing</text:p>
      <text:p text:style-name="P1">02/12/14 12:07:34 am: Shridhar: Hmmmm I know u don like koti's</text:p>
      <text:p text:style-name="P1">02/12/14 12:07:52 am: Ayu New: It's not about kotis ur nit stylish</text:p>
      <text:p text:style-name="P1">02/12/14 12:08:02 am: Ayu New: Ur kurta is bigger than u</text:p>
      <text:p text:style-name="P1">02/12/14 12:08:37 am: Shridhar: It was a ready made ane not stiched ane it's the one u got me remember</text:p>
      <text:p text:style-name="P1">02/12/14 12:08:36 am: Ayu New: Either u don't know how to style or u dhave god clothes</text:p>
      <text:p text:style-name="P1">02/12/14 12:08:59 am: Ayu New: It's been so much time i got u this</text:p>
      <text:p text:style-name="P1">02/12/14 12:09:20 am: Ayu New: And kotis are made for different kurtas</text:p>
      <text:p text:style-name="P1">02/12/14 12:13:38 am: Shridhar: Yes I know</text:p>
      <text:p text:style-name="P1">02/12/14 12:13:42 am: Shridhar: Savare vaat Karu</text:p>
      <text:p text:style-name="P1">02/12/14 12:13:44 am: Shridhar: Gd8</text:p>
      <text:p text:style-name="P1">02/12/14 12:13:46 am: Shridhar: Mwaah</text:p>
      <text:p text:style-name="P1">02/12/14 6:32:38 am: Shridhar: Gm</text:p>
      <text:p text:style-name="P1">02/12/14 6:54:15 am: Shridhar: Wat u doin.</text:p>
      <text:p text:style-name="P1">02/12/14 6:54:23 am: Ayu New: Tv</text:p>
      <text:p text:style-name="P1">02/12/14 6:54:53 am: Shridhar: Hmmm tired</text:p>
      <text:p text:style-name="P1">02/12/14 6:55:02 am: Ayu New: No u turned me off</text:p>
      <text:p text:style-name="P1">02/12/14 6:55:17 am: Shridhar: Wat did I do I just told gm</text:p>
      <text:p text:style-name="P1">02/12/14 6:55:38 am: Ayu New: U have grown so dark and what clothes were u wearing</text:p>
      <text:p text:style-name="P1">02/12/14 6:55:44 am: Ayu New: That turned me off</text:p>
      <text:p text:style-name="P1">02/12/14 6:55:48 am: Ayu New: I like stylish men</text:p>
      <text:p text:style-name="P1">02/12/14 6:56:24 am: Ayu New: Men who are dark and dressed like they forgot to take shower turn me off and I don't feel like giving them a second look</text:p>
      <text:p text:style-name="P1">02/12/14 6:57:50 am: Shridhar: Hmmmm well I was running here and there ane I hardly had time bcoz Shailee nu was at tulsi and Hardik's at vidhi and Jhanvi nu Pragati <text:soft-page-break/>man dad ma</text:p>
      <text:p text:style-name="P1">02/12/14 6:58:11 am: Ayu New: That doesn't mean u dress up like shit</text:p>
      <text:p text:style-name="P1">02/12/14 6:58:31 am: Ayu New: I was going to use even worse word but anyway</text:p>
      <text:p text:style-name="P1">02/12/14 6:58:37 am: Shridhar: Arey it was after varghodo yaar ema toh badhu ej Thai Jaine</text:p>
      <text:p text:style-name="P1">02/12/14 6:58:59 am: Ayu New: No what color and kurta u were wearing</text:p>
      <text:p text:style-name="P1">02/12/14 6:59:08 am: Shridhar: It light blue</text:p>
      <text:p text:style-name="P1">02/12/14 6:59:08 am: Ayu New: If u like this style a lot than wear it properly</text:p>
      <text:p text:style-name="P1">02/12/14 6:59:35 am: Shridhar: I was just gna wear the kurta but this rushabh made me wear the koti</text:p>
      <text:p text:style-name="P1">02/12/14 6:59:37 am: Shridhar: It was his</text:p>
      <text:p text:style-name="P1">02/12/14 6:59:44 am: Ayu New: &lt;image omitted&gt;</text:p>
      <text:p text:style-name="P1">02/12/14 6:59:49 am: Ayu New: It's to be worn like this</text:p>
      <text:p text:style-name="P1">02/12/14 6:59:54 am: Ayu New: For ur information</text:p>
      <text:p text:style-name="P1">02/12/14 6:59:59 am: Shridhar: I know</text:p>
      <text:p text:style-name="P1">02/12/14 7:00:10 am: Shridhar: How to wear it</text:p>
      <text:p text:style-name="P1">02/12/14 7:00:25 am: Ayu New: Yeah right i can see that</text:p>
      <text:p text:style-name="P1">02/12/14 7:00:29 am: Ayu New: Aaj nu nathi</text:p>
      <text:p text:style-name="P1">02/12/14 7:00:38 am: Ayu New: It's not like I don't like kotis</text:p>
      <text:p text:style-name="P1">02/12/14 7:00:45 am: Ayu New: I don't like u in kotis</text:p>
      <text:p text:style-name="P1">02/12/14 7:00:55 am: Ayu New: Because u don't know how to wear it</text:p>
      <text:p text:style-name="P1">02/12/14 7:01:17 am: Shridhar: Check out when I wear in Lalo's wedding</text:p>
      <text:p text:style-name="P1">02/12/14 7:01:26 am: Ayu New: We will see</text:p>
      <text:p text:style-name="P1">02/12/14 7:01:33 am: Shridhar: Ya</text:p>
      <text:p text:style-name="P1">02/12/14 7:01:45 am: Ayu New: And get ur face and body straightened u look like u sell vegetables</text:p>
      <text:p text:style-name="P1">02/12/14 7:02:02 am: Ayu New: I told u to go and get a lightening treatment done</text:p>
      <text:p text:style-name="P1">02/12/14 7:02:12 am: Ayu New: Or atleast enquire</text:p>
      <text:p text:style-name="P1">02/12/14 7:02:32 am: Ayu New: Don't u urself feel like dressing up good and look good</text:p>
      <text:p text:style-name="P1">02/12/14 7:02:39 am: Shridhar: I enquired at kaya op road</text:p>
      <text:p text:style-name="P1">02/12/14 7:04:07 am: Ayu New: Yeah right</text:p>
      <text:p text:style-name="P1">02/12/14 7:04:18 am: Shridhar: Su ya right</text:p>
      <text:p text:style-name="P1">02/12/14 7:47:42 am: Ayu New: So what kind of parties are we going too</text:p>
      <text:p text:style-name="P1">02/12/14 7:47:50 am: Ayu New: I need to start packing</text:p>
      <text:p text:style-name="P1">02/12/14 8:07:37 am: Shridhar: Wic parties?</text:p>
      <text:p text:style-name="P1">02/12/14 8:07:42 am: Shridhar: In Udaipur?</text:p>
      <text:p text:style-name="P1">02/12/14 8:08:01 am: Ayu New: Over all</text:p>
      <text:p text:style-name="P1">02/12/14 8:08:10 am: Ayu New: Where all are we going</text:p>
      <text:p text:style-name="P1">02/12/14 8:08:41 am: Shridhar: 4th na get together 6e as Kaushal is coming toh with that gang tya agar toh Nthin fansy is required</text:p>
      <text:p text:style-name="P1">02/12/14 8:08:51 am: Shridhar: Pa6i Udaipur it's only 2 of us</text:p>
      <text:p text:style-name="P1">02/12/14 8:08:59 am: Shridhar: Then one day we are gng madhubhan</text:p>
      <text:p text:style-name="P1">02/12/14 8:09:16 am: Ayu New: Okay</text:p>
      <text:p text:style-name="P1">02/12/14 8:29:46 am: Ayu New: And what do u want me to get like clothes</text:p>
      <text:p text:style-name="P1">02/12/14 8:29:50 am: Ayu New: For udaipur</text:p>
      <text:p text:style-name="P1">02/12/14 8:31:29 am: Shridhar: We are gng for a date dinner on the 1st so for tat we have decided and for the save the date picture</text:p>
      <text:p text:style-name="P1">02/12/14 9:04:14 am: Shridhar: So wat u doin?</text:p>
      <text:p text:style-name="P1">02/12/14 9:05:07 am: Ayu New: Tv</text:p>
      <text:p text:style-name="P1">02/12/14 9:05:19 am: Ayu New: I ll sleep in sometime</text:p>
      <text:p text:style-name="P1">02/12/14 9:05:28 am: Shridhar: I though u packing or taking out clothes to pack</text:p>
      <text:p text:style-name="P1">02/12/14 9:21:03 am: Shridhar: 25days to go</text:p>
      <text:p text:style-name="P1">03/12/14 4:26:30 am: Ayu New: 23 to be precise</text:p>
      <text:p text:style-name="P1">03/12/14 4:26:36 am: Ayu New: For me to leave the country</text:p>
      <text:p text:style-name="P1">03/12/14 4:26:59 am: Ayu New: Keep tracking my flight if i die in a crash don't marry or have sex with anyone</text:p>
      <text:p text:style-name="P1">03/12/14 6:29:10 am: Shridhar: Obviously I would track ur flight</text:p>
      <text:p text:style-name="P1">03/12/14 6:29:26 am: Shridhar: Ya and chill don worry</text:p>
      <text:p text:style-name="P1"><text:soft-page-break/>03/12/14 7:40:09 am: Ayu New: So i worked out as hell today</text:p>
      <text:p text:style-name="P1">03/12/14 7:40:20 am: Ayu New: 600 calorie workout</text:p>
      <text:p text:style-name="P1">03/12/14 7:40:33 am: Ayu New: Danced off salsa and hiphop plus weights</text:p>
      <text:p text:style-name="P1">03/12/14 7:40:40 am: Ayu New: And abs</text:p>
      <text:p text:style-name="P1">03/12/14 7:45:53 am: Ayu New: U have seen whatsapp last 15 min ago</text:p>
      <text:p text:style-name="P1">03/12/14 7:45:58 am: Ayu New: Now where the hell are you</text:p>
      <text:p text:style-name="P1">03/12/14 7:46:14 am: Ayu New: U don't live me anymore just because now u know we are getting married</text:p>
      <text:p text:style-name="P1">03/12/14 7:55:57 am: Ayu New: Ur turning into a husband typical husband who doesn't care about anything</text:p>
      <text:p text:style-name="P1">03/12/14 7:58:41 am: Shridhar: Arey I was riding to office</text:p>
      <text:p text:style-name="P1">03/12/14 7:58:49 am: Shridhar: Toh kinetic par kemno jov</text:p>
      <text:p text:style-name="P1">03/12/14 7:59:01 am: Ayu New: U always do this u don't love me anymore</text:p>
      <text:p text:style-name="P1">03/12/14 7:59:05 am: Shridhar: Ketla abs marya</text:p>
      <text:p text:style-name="P1">03/12/14 7:59:14 am: Shridhar: Hun I love u</text:p>
      <text:p text:style-name="P1">03/12/14 7:59:28 am: Shridhar: Kya gai</text:p>
      <text:p text:style-name="P1">03/12/14 7:59:39 am: Shridhar: Do u do side abs to?</text:p>
      <text:p text:style-name="P1">03/12/14 7:59:41 am: Ayu New: Watching tv</text:p>
      <text:p text:style-name="P1">03/12/14 7:59:44 am: Ayu New: Yeah</text:p>
      <text:p text:style-name="P1">03/12/14 7:59:52 am: Shridhar: How many?</text:p>
      <text:p text:style-name="P1">03/12/14 7:59:58 am: Shridhar: Ketla na set Karu 6u</text:p>
      <text:p text:style-name="P1">03/12/14 8:00:00 am: Ayu New: 3 sets of 15</text:p>
      <text:p text:style-name="P1">03/12/14 8:00:17 am: Shridhar: Increase 5 after 2 weeks</text:p>
      <text:p text:style-name="P1">03/12/14 8:00:21 am: Shridhar: In each set</text:p>
      <text:p text:style-name="P1">03/12/14 8:00:27 am: Shridhar: Ane leg raises Karu 6u</text:p>
      <text:p text:style-name="P1">03/12/14 8:00:30 am: Ayu New: I know iam a physical therapist</text:p>
      <text:p text:style-name="P1">03/12/14 8:00:40 am: Shridhar: I expected this answer</text:p>
      <text:p text:style-name="P1">03/12/14 8:00:42 am: Shridhar: Lol</text:p>
      <text:p text:style-name="P1">03/12/14 8:00:50 am: Shridhar: But just tellin u Hun</text:p>
      <text:p text:style-name="P1">03/12/14 8:00:53 am: Ayu New: Than y do u suggest me exercises</text:p>
      <text:p text:style-name="P1">03/12/14 8:01:04 am: Ayu New: When u know i am betterat prescribing</text:p>
      <text:p text:style-name="P1">03/12/14 8:01:32 am: Shridhar: Su khadu?</text:p>
      <text:p text:style-name="P1">03/12/14 8:01:35 am: Shridhar: After workout</text:p>
      <text:p text:style-name="P1">03/12/14 8:02:01 am: Ayu New: Green beans and broccoli with wheat spaghetti and 2 spoons of olive oil</text:p>
      <text:p text:style-name="P1">03/12/14 8:02:23 am: Shridhar: Sounds healthy and nice</text:p>
      <text:p text:style-name="P1">03/12/14 8:02:52 am: Ayu New: I am a doctor i know what's healthy</text:p>
      <text:p text:style-name="P1">03/12/14 8:04:40 am: Shridhar: Yes I know tat</text:p>
      <text:p text:style-name="P1">03/12/14 8:06:45 am: Ayu New: When are u fixing an appointment with skin clinic</text:p>
      <text:p text:style-name="P1">03/12/14 8:07:14 am: Shridhar: I m not as of now because they are charging 15k</text:p>
      <text:p text:style-name="P1">03/12/14 8:07:30 am: Shridhar: I am getting that vlcc ni kit</text:p>
      <text:p text:style-name="P1">03/12/14 8:07:36 am: Ayu New: What kit</text:p>
      <text:p text:style-name="P1">03/12/14 8:07:47 am: Shridhar: For skin care and detaining</text:p>
      <text:p text:style-name="P1">03/12/14 8:07:57 am: Ayu New: Ur doing it urself</text:p>
      <text:p text:style-name="P1">03/12/14 8:07:59 am: Shridhar: I have to do massage and stuff once a week</text:p>
      <text:p text:style-name="P1">03/12/14 8:08:05 am: Ayu New: Rather get a detanning done in salon</text:p>
      <text:p text:style-name="P1">03/12/14 8:08:09 am: Shridhar: 4 creams are there</text:p>
      <text:p text:style-name="P1">03/12/14 8:08:28 am: Shridhar: Salon vara scrub and pelu karse bleach</text:p>
      <text:p text:style-name="P1">03/12/14 8:08:38 am: Shridhar: I will go ask in lakme if they do detaining</text:p>
      <text:p text:style-name="P1">03/12/14 8:08:45 am: Shridhar: Or jawed havin</text:p>
      <text:p text:style-name="P1">03/12/14 8:08:44 am: Ayu New: Yeah</text:p>
      <text:p text:style-name="P1">03/12/14 8:08:49 am: Ayu New: Okay</text:p>
      <text:p text:style-name="P1">03/12/14 8:10:20 am: Shridhar: &lt;image omitted&gt;</text:p>
      <text:p text:style-name="P1">03/12/14 8:10:27 am: Shridhar: Gna get this style done</text:p>
      <text:p text:style-name="P1">03/12/14 8:10:49 am: Shridhar: Niche shoes and knew thi Thoduk lambu</text:p>
      <text:p text:style-name="P1">03/12/14 8:12:40 am: Shridhar: &lt;image omitted&gt;</text:p>
      <text:p text:style-name="P1">03/12/14 8:13:43 am: Ayu New: Okay color i will tell u</text:p>
      <text:p text:style-name="P1">03/12/14 8:13:48 am: Ayu New: Upar nu beige</text:p>
      <text:p text:style-name="P1">03/12/14 8:13:59 am: Ayu New: And chudidar rust color</text:p>
      <text:p text:style-name="P1"><text:soft-page-break/>03/12/14 8:14:16 am: Shridhar: Beige and rust are u sure</text:p>
      <text:p text:style-name="P1">03/12/14 8:14:49 am: Shridhar: Dark beige ke light</text:p>
      <text:p text:style-name="P1">03/12/14 8:15:00 am: Ayu New: &lt;image omitted&gt;</text:p>
      <text:p text:style-name="P1">03/12/14 8:15:03 am: Ayu New: This color</text:p>
      <text:p text:style-name="P1">03/12/14 8:15:06 am: Ayu New: Yes i am</text:p>
      <text:p text:style-name="P1">03/12/14 8:15:19 am: Ayu New: And i mean rust and bot orange</text:p>
      <text:p text:style-name="P1">03/12/14 8:15:32 am: Ayu New: Exactly this color chirag jiju is wearing</text:p>
      <text:p text:style-name="P1">03/12/14 8:15:39 am: Ayu New: This will suit u</text:p>
      <text:p text:style-name="P1">03/12/14 8:18:20 am: Shridhar: K will give it over the weekend</text:p>
      <text:p text:style-name="P1">03/12/14 8:19:17 am: Shridhar: Ane I will order the kurta pyjama online bcoz I doubt that guy would have the simple</text:p>
      <text:p text:style-name="P1">Printed materials I m looking for</text:p>
      <text:p text:style-name="P1">03/12/14 8:19:22 am: Ayu New: Okay and tha leadlet kinda thing which is red in picture a bhi rust karav je</text:p>
      <text:p text:style-name="P1">03/12/14 8:19:31 am: Ayu New: Same chudidar na color nu</text:p>
      <text:p text:style-name="P1">03/12/14 8:20:00 am: Ayu New: Okay than i like kurta shaswat was wearing in a picture with roshni</text:p>
      <text:p text:style-name="P1">03/12/14 8:20:08 am: Shridhar: Yes I liked tat to</text:p>
      <text:p text:style-name="P1">03/12/14 8:20:20 am: Shridhar: I was taking about such kurta's only</text:p>
      <text:p text:style-name="P1">03/12/14 8:20:32 am: Shridhar: Kayu leadlet?</text:p>
      <text:p text:style-name="P1">03/12/14 8:20:35 am: Ayu New: Yeah i like it too..</text:p>
      <text:p text:style-name="P1">03/12/14 8:20:47 am: Ayu New: Picture the triangle thing in kurta which is red</text:p>
      <text:p text:style-name="P1">03/12/14 8:20:53 am: Ayu New: That leaflet</text:p>
      <text:p text:style-name="P1">03/12/14 8:21:00 am: Shridhar: Oh okay the leaflet</text:p>
      <text:p text:style-name="P1">03/12/14 8:21:15 am: Shridhar: Eh toh I will get it myself from outside</text:p>
      <text:p text:style-name="P1">03/12/14 8:21:24 am: Ayu New: and show me the beige material</text:p>
      <text:p text:style-name="P1">03/12/14 8:21:39 am: Shridhar: Ane color ma contrst kayo color?</text:p>
      <text:p text:style-name="P1">03/12/14 8:21:44 am: Ayu New: Before u give him for stitching</text:p>
      <text:p text:style-name="P1">03/12/14 8:21:49 am: Shridhar: Ya</text:p>
      <text:p text:style-name="P1">03/12/14 8:21:58 am: Ayu New: For the aamir khan style</text:p>
      <text:p text:style-name="P1">03/12/14 8:22:04 am: Shridhar: Yup</text:p>
      <text:p text:style-name="P1">03/12/14 8:22:07 am: Ayu New: Because i want to see the print</text:p>
      <text:p text:style-name="P1">03/12/14 8:22:43 am: Ayu New: And kurta pyjama like shaswat was wearing a sky blue color nu kurto and white color nu chudidar</text:p>
      <text:p text:style-name="P1">03/12/14 8:22:49 am: Ayu New: Karav je</text:p>
      <text:p text:style-name="P1">03/12/14 8:23:01 am: Ayu New: And i mean sky blue the really light skyblue</text:p>
      <text:p text:style-name="P1">03/12/14 8:23:07 am: Shridhar: Sky blue color nato it was off white</text:p>
      <text:p text:style-name="P1">03/12/14 8:23:11 am: Ayu New: U should wear light colors</text:p>
      <text:p text:style-name="P1">03/12/14 8:23:24 am: Ayu New: Offwhite ek vastu toh karave che</text:p>
      <text:p text:style-name="P1">03/12/14 8:23:31 am: Ayu New: How many more u want similar ones</text:p>
      <text:p text:style-name="P1">03/12/14 8:23:36 am: Ayu New: Get a skybkue kurta</text:p>
      <text:p text:style-name="P1">03/12/14 8:23:40 am: Ayu New: Stitch karai</text:p>
      <text:p text:style-name="P1">03/12/14 8:23:45 am: Shridhar: Oh okay so something like Shaswat but sky blue</text:p>
      <text:p text:style-name="P1">03/12/14 8:23:57 am: Ayu New: Get a printed skyblue material and get it stitched</text:p>
      <text:p text:style-name="P1">03/12/14 8:24:00 am: Shridhar: Ane color nu keh mane</text:p>
      <text:p text:style-name="P1">03/12/14 8:24:00 am: Ayu New: Yea</text:p>
      <text:p text:style-name="P1">03/12/14 8:24:09 am: Shridhar: Ane buttons</text:p>
      <text:p text:style-name="P1">03/12/14 8:24:20 am: Ayu New: Yeah same</text:p>
      <text:p text:style-name="P1">03/12/14 8:24:27 am: Ayu New: Like aamir khan and shaswat</text:p>
      <text:p text:style-name="P1">03/12/14 8:24:37 am: Ayu New: But fitting ma karavje</text:p>
      <text:p text:style-name="P1">03/12/14 8:24:47 am: Ayu New: Lukha ni jem labadtu na rakhis</text:p>
      <text:p text:style-name="P1">03/12/14 8:24:50 am: Shridhar: Alya I m asking which contrast color for Amir khan style</text:p>
      <text:p text:style-name="P1">03/12/14 8:24:57 am: Shridhar: For collor</text:p>
      <text:p text:style-name="P1">03/12/14 8:25:00 am: Shridhar: Collar</text:p>
      <text:p text:style-name="P1">03/12/14 8:25:25 am: Ayu New: Insaid beige kurta and rust chudidar how many times should i repeat</text:p>
      <text:p text:style-name="P1">03/12/14 8:25:54 am: Shridhar: I m asking the contrast of the kurta for buttons and collar</text:p>
      <text:p text:style-name="P1"><text:soft-page-break/>03/12/14 8:30:23 am: Ayu New: Wait</text:p>
      <text:p text:style-name="P1">03/12/14 8:31:05 am: Ayu New: So i am talking about this</text:p>
      <text:p text:style-name="P1">03/12/14 8:31:12 am: Ayu New: &lt;image omitted&gt;</text:p>
      <text:p text:style-name="P1">03/12/14 8:31:21 am: Ayu New: This print and this buttons</text:p>
      <text:p text:style-name="P1">03/12/14 8:31:27 am: Ayu New: And rust chudidar</text:p>
      <text:p text:style-name="P1">03/12/14 8:31:50 am: Ayu New: And the sangeet blue vadu will be like this color firosi blue and skyblue ni vache no</text:p>
      <text:p text:style-name="P1">03/12/14 8:31:55 am: Ayu New: &lt;image omitted&gt;</text:p>
      <text:p text:style-name="P1">03/12/14 8:32:11 am: Shridhar: Okay I m not sure to get the same print</text:p>
      <text:p text:style-name="P1">03/12/14 8:32:14 am: Ayu New: And eno chudidar same aa color no offwhite</text:p>
      <text:p text:style-name="P1">03/12/14 8:32:24 am: Shridhar: Ya offensive</text:p>
      <text:p text:style-name="P1">03/12/14 8:32:22 am: Ayu New: It's okay but u got the idea</text:p>
      <text:p text:style-name="P1">03/12/14 8:32:30 am: Ayu New: For color and button</text:p>
      <text:p text:style-name="P1">03/12/14 8:32:34 am: Shridhar: Ya</text:p>
      <text:p text:style-name="P1">03/12/14 8:32:34 am: Ayu New: What offensive</text:p>
      <text:p text:style-name="P1">03/12/14 8:32:59 am: Shridhar: Off white</text:p>
      <text:p text:style-name="P1">03/12/14 8:33:13 am: Shridhar: Got it</text:p>
      <text:p text:style-name="P1">03/12/14 8:33:14 am: Ayu New: Hmm but u got the color idea and style idea</text:p>
      <text:p text:style-name="P1">03/12/14 8:33:24 am: Shridhar: Yes</text:p>
      <text:p text:style-name="P1">03/12/14 8:33:23 am: Ayu New: Now u have to get me good prints</text:p>
      <text:p text:style-name="P1">03/12/14 8:33:26 am: Ayu New: Now get to work</text:p>
      <text:p text:style-name="P1">03/12/14 8:33:38 am: Shridhar: I m in office</text:p>
      <text:p text:style-name="P1">03/12/14 8:33:38 am: Ayu New: But take care of fitting</text:p>
      <text:p text:style-name="P1">03/12/14 8:33:44 am: Shridhar: Ya obv</text:p>
      <text:p text:style-name="P1">03/12/14 8:33:44 am: Ayu New: Avu straight fir avu joi a</text:p>
      <text:p text:style-name="P1">03/12/14 8:33:53 am: Ayu New: Unlike what u wear</text:p>
      <text:p text:style-name="P1">03/12/14 8:33:59 am: Ayu New: Lagar vagar lage loose kapda</text:p>
      <text:p text:style-name="P1">03/12/14 8:36:33 am: Ayu New: Hello</text:p>
      <text:p text:style-name="P1">03/12/14 8:36:46 am: Shridhar: Bolo</text:p>
      <text:p text:style-name="P1">03/12/14 8:38:11 am: Ayu New: Fitting sarkhu karavje nai toh maja nai ave</text:p>
      <text:p text:style-name="P1">03/12/14 8:38:25 am: Ayu New: And length vadhar padti lambi k vadhar padti nani na karai</text:p>
      <text:p text:style-name="P1">03/12/14 8:38:28 am: Ayu New: Karais</text:p>
      <text:p text:style-name="P1">03/12/14 8:38:37 am: Ayu New: Exact karavje nai toh maja nai ave</text:p>
      <text:p text:style-name="P1">03/12/14 8:39:51 am: Shridhar: Yes I will have the kurta 3 inches from knee for blue and pela ma 1 inch from knee</text:p>
      <text:p text:style-name="P1">03/12/14 8:40:23 am: Ayu New: Okay</text:p>
      <text:p text:style-name="P1">03/12/14 8:40:35 am: Ayu New: But i am talking about horizontal fitting</text:p>
      <text:p text:style-name="P1">03/12/14 8:40:41 am: Ayu New: Bau dhilu na karavto</text:p>
      <text:p text:style-name="P1">03/12/14 8:42:00 am: Shridhar: Yup</text:p>
      <text:p text:style-name="P1">03/12/14 8:42:25 am: Ayu New: And get good pair of heel vada moccasins</text:p>
      <text:p text:style-name="P1">03/12/14 8:42:28 am: Ayu New: They are in</text:p>
      <text:p text:style-name="P1">03/12/14 8:42:35 am: Ayu New: Looks great on everything</text:p>
      <text:p text:style-name="P1">03/12/14 8:42:40 am: Ayu New: But heel vada</text:p>
      <text:p text:style-name="P1">03/12/14 8:42:43 am: Shridhar: Hmm ya</text:p>
      <text:p text:style-name="P1">03/12/14 8:42:50 am: Shridhar: Eh sodhva padse</text:p>
      <text:p text:style-name="P1">03/12/14 8:42:57 am: Ayu New: U can wear the same mocassins for save the date picture</text:p>
      <text:p text:style-name="P1">03/12/14 8:43:02 am: Shridhar: Ya</text:p>
      <text:p text:style-name="P1">03/12/14 8:44:13 am: Ayu New: Show me everything before u buy</text:p>
      <text:p text:style-name="P1">03/12/14 8:44:33 am: Shridhar: Ya</text:p>
      <text:p text:style-name="P1">03/12/14 8:44:55 am: Ayu New: But beige color chirag jiju na kurta no che a leje</text:p>
      <text:p text:style-name="P1">03/12/14 8:45:17 am: Shridhar: Ya</text:p>
      <text:p text:style-name="P1">04/12/14 6:16:07 am: Ayu New: Babyyy</text:p>
      <text:p text:style-name="P1">04/12/14 6:27:58 am: Shridhar: Bol my sexy Hun</text:p>
      <text:p text:style-name="P1">04/12/14 6:30:33 am: Ayu New: 💋</text:p>
      <text:p text:style-name="P1">04/12/14 6:30:42 am: Shridhar: Mwaaah</text:p>
      <text:p text:style-name="P1">04/12/14 6:31:07 am: Shridhar: Wat u doin</text:p>
      <text:p text:style-name="P1">04/12/14 6:31:37 am: Ayu New: &lt;image omitted&gt;</text:p>
      <text:p text:style-name="P1"><text:soft-page-break/>04/12/14 6:31:49 am: Shridhar: Oh khai le toh</text:p>
      <text:p text:style-name="P1">04/12/14 6:52:08 am: Shridhar: Oh Hun...mwaaaah</text:p>
      <text:p text:style-name="P1">04/12/14 7:04:15 am: Shridhar: So how was work today</text:p>
      <text:p text:style-name="P1">04/12/14 7:04:57 am: Ayu New: Good</text:p>
      <text:p text:style-name="P1">04/12/14 7:05:16 am: Shridhar: Hmmm Mami had called to ask dad's name to write on kankotri</text:p>
      <text:p text:style-name="P1">04/12/14 7:05:41 am: Ayu New: So she invited the full family</text:p>
      <text:p text:style-name="P1">04/12/14 7:05:46 am: Shridhar: Yup</text:p>
      <text:p text:style-name="P1">04/12/14 7:06:13 am: Shridhar: She was like collect the kankotri from munni masi'a place</text:p>
      <text:p text:style-name="P1">04/12/14 7:06:25 am: Ayu New: Okay</text:p>
      <text:p text:style-name="P1">04/12/14 7:06:41 am: Shridhar: When is ba dada coming</text:p>
      <text:p text:style-name="P1">04/12/14 7:06:45 am: Ayu New: Do that than</text:p>
      <text:p text:style-name="P1">04/12/14 7:06:52 am: Ayu New: I don't remember</text:p>
      <text:p text:style-name="P1">04/12/14 7:06:59 am: Shridhar: Ya but she hasn't called yet</text:p>
      <text:p text:style-name="P1">04/12/14 7:07:04 am: Ayu New: Whi</text:p>
      <text:p text:style-name="P1">04/12/14 7:07:06 am: Ayu New: Who</text:p>
      <text:p text:style-name="P1">04/12/14 7:07:11 am: Shridhar: She will call toh I will go and collect</text:p>
      <text:p text:style-name="P1">04/12/14 7:07:16 am: Shridhar: Munni masi</text:p>
      <text:p text:style-name="P1">04/12/14 7:07:32 am: Ayu New: Did mami say munni masi will call u</text:p>
      <text:p text:style-name="P1">04/12/14 7:07:44 am: Shridhar: Ya she did</text:p>
      <text:p text:style-name="P1">04/12/14 7:07:47 am: Shridhar: Kem</text:p>
      <text:p text:style-name="P1">04/12/14 7:07:49 am: Ayu New: Okay</text:p>
      <text:p text:style-name="P1">04/12/14 7:08:04 am: Ayu New: No just asking like na kayu hoy toh get it from her house</text:p>
      <text:p text:style-name="P1">04/12/14 7:08:08 am: Ayu New: Karse call</text:p>
      <text:p text:style-name="P1">04/12/14 7:08:18 am: Ayu New: Na kare toh i ll ask mom what to do</text:p>
      <text:p text:style-name="P1">04/12/14 7:08:23 am: Shridhar: Yup</text:p>
      <text:p text:style-name="P1">04/12/14 7:08:48 am: Ayu New: But lagan na time ma bhulo thai jai etle bau magaj par nai levanu</text:p>
      <text:p text:style-name="P1">04/12/14 7:09:02 am: Shridhar: Ane if I m busy I tell her to take</text:p>
      <text:p text:style-name="P1">It over the weekend or ask her to give it to Roshni and she can give it to me</text:p>
      <text:p text:style-name="P1">04/12/14 7:09:19 am: Shridhar: Arey hu letoj nathi so chill</text:p>
      <text:p text:style-name="P1">04/12/14 7:09:52 am: Ayu New: How does she know roshni</text:p>
      <text:p text:style-name="P1">04/12/14 7:10:14 am: Shridhar: I guess masa ena kaik relation ma ave</text:p>
      <text:p text:style-name="P1">04/12/14 7:10:44 am: Shridhar: Tats y remember she was taking to her during the engagement</text:p>
      <text:p text:style-name="P1">04/12/14 7:16:15 am: Ayu New: Oh yeah munni masi said me ur friend shaswat is keyur masa's someone's son and i was like which friend and whi shaswat</text:p>
      <text:p text:style-name="P1">04/12/14 7:16:20 am: Ayu New: Now i know who</text:p>
      <text:p text:style-name="P1">04/12/14 7:16:48 am: Shridhar: Hmmmm okay</text:p>
      <text:p text:style-name="P1">04/12/14 7:17:07 am: Shridhar: Wats Keyur masa's factory name in gidc</text:p>
      <text:p text:style-name="P1">04/12/14 7:17:14 am: Ayu New: No idea</text:p>
      <text:p text:style-name="P1">04/12/14 7:17:23 am: Shridhar: Okay</text:p>
      <text:p text:style-name="P1">04/12/14 7:24:06 am: Shridhar: Check out</text:p>
      <text:p text:style-name="P1">04/12/14 7:24:31 am: Shridhar: Neel kamal,ambrai,1559AD and udai kothi</text:p>
      <text:p text:style-name="P1">04/12/14 7:24:33 am: Shridhar: Udaipur</text:p>
      <text:p text:style-name="P1">04/12/14 8:05:28 am: Shridhar: Oh love Kya gai</text:p>
      <text:p text:style-name="P1">04/12/14 8:05:56 am: Ayu New: I was trying out chaniya choli</text:p>
      <text:p text:style-name="P1">04/12/14 8:06:14 am: Shridhar: Snap mokal padyo hoi toh</text:p>
      <text:p text:style-name="P1">04/12/14 8:06:20 am: Ayu New: I feel blouse toght che and I don't know y i m exercising every single day</text:p>
      <text:p text:style-name="P1">04/12/14 8:06:29 am: Ayu New: I changed</text:p>
      <text:p text:style-name="P1">04/12/14 8:09:00 am: Shridhar: Oh okay</text:p>
      <text:p text:style-name="P1">04/12/14 8:15:46 am: Ayu New: Su snap engagement na perya hata</text:p>
      <text:p text:style-name="P1">04/12/14 8:16:20 am: Shridhar: Acha eh</text:p>
      <text:p text:style-name="P1">04/12/14 8:17:17 am: Ayu New: Yeah</text:p>
      <text:p text:style-name="P1">05/12/14 3:49:56 am: Ayu New: &lt;image omitted&gt;</text:p>
      <text:p text:style-name="P1">05/12/14 3:50:02 am: Ayu New: 20 days</text:p>
      <text:p text:style-name="P1"><text:soft-page-break/>05/12/14 5:08:43 am: Ayu New: &lt;image omitted&gt;</text:p>
      <text:p text:style-name="P1">05/12/14 5:08:48 am: Ayu New: Look</text:p>
      <text:p text:style-name="P1">05/12/14 5:09:01 am: Ayu New: People do have pool side dinner in madhubhan</text:p>
      <text:p text:style-name="P1">05/12/14 5:09:19 am: Ayu New: And don't do such cheap thingy for me heart shape na balloon faloon</text:p>
      <text:p text:style-name="P1">05/12/14 5:09:24 am: Ayu New: Just make it special</text:p>
      <text:p text:style-name="P1">05/12/14 5:09:28 am: Ayu New: That's it</text:p>
      <text:p text:style-name="P1">05/12/14 5:38:52 am: Ayu New: &lt;image omitted&gt;</text:p>
      <text:p text:style-name="P1">05/12/14 5:38:54 am: Ayu New: Mast banyu che aje</text:p>
      <text:p text:style-name="P1">05/12/14 6:00:57 am: Ayu New: So get rust buttons and piping done</text:p>
      <text:p text:style-name="P1">05/12/14 6:01:01 am: Ayu New: In beige kurta</text:p>
      <text:p text:style-name="P1">05/12/14 6:01:06 am: Ayu New: It would look great</text:p>
      <text:p text:style-name="P1">05/12/14 6:12:38 am: Shridhar: Eh toh karavanoj hato Hun</text:p>
      <text:p text:style-name="P1">05/12/14 6:12:48 am: Shridhar: I m not sure about piping though</text:p>
      <text:p text:style-name="P1">05/12/14 6:13:07 am: Ayu New: Arey normal piping em bhi avani</text:p>
      <text:p text:style-name="P1">05/12/14 6:13:21 am: Ayu New: Toh a piping like around the stand patti and buttons</text:p>
      <text:p text:style-name="P1">05/12/14 6:13:52 am: Shridhar: Ya eh toh Karis ane I m thinking collar ma full rust ke a little portion of</text:p>
      <text:p text:style-name="P1">Peeping</text:p>
      <text:p text:style-name="P1">05/12/14 6:14:09 am: Ayu New: Just the piping wait give me a minute</text:p>
      <text:p text:style-name="P1">05/12/14 6:17:01 am: Ayu New: &lt;image omitted&gt;</text:p>
      <text:p text:style-name="P1">05/12/14 6:17:09 am: Ayu New: Something like this</text:p>
      <text:p text:style-name="P1">05/12/14 6:18:24 am: Ayu New: &lt;image omitted&gt;</text:p>
      <text:p text:style-name="P1">05/12/14 6:18:40 am: Ayu New: And this print looks good too</text:p>
      <text:p text:style-name="P1">05/12/14 6:23:18 am: Ayu New: Shridhar avi style bhi sari lagse</text:p>
      <text:p text:style-name="P1">05/12/14 6:23:34 am: Ayu New: Buttons ni</text:p>
      <text:p text:style-name="P1">05/12/14 6:33:18 am: Shridhar: Ya I was just gna tell u tat</text:p>
      <text:p text:style-name="P1">05/12/14 6:33:40 am: Ayu New: Hmm</text:p>
      <text:p text:style-name="P1">05/12/14 6:34:01 am: Ayu New: Than don't get the leaflet done</text:p>
      <text:p text:style-name="P1">05/12/14 6:55:00 am: Shridhar: Oky</text:p>
      <text:p text:style-name="P1">05/12/14 7:02:34 am: Ayu New: See avo kurto light firozi blue color ma for sangeet</text:p>
      <text:p text:style-name="P1">05/12/14 7:02:41 am: Ayu New: &lt;image omitted&gt;</text:p>
      <text:p text:style-name="P1">05/12/14 7:02:49 am: Ayu New: This print is also good</text:p>
      <text:p text:style-name="P1">05/12/14 7:02:52 am: Ayu New: Avu kaik</text:p>
      <text:p text:style-name="P1">05/12/14 7:02:57 am: Ayu New: Sober lage samjyo</text:p>
      <text:p text:style-name="P1">05/12/14 7:02:58 am: Shridhar: Ya I gt it</text:p>
      <text:p text:style-name="P1">05/12/14 7:03:26 am: Ayu New: I am tensed about ur fitting because u really have 0 style sense since have started staying in anand</text:p>
      <text:p text:style-name="P1">05/12/14 7:03:48 am: Shridhar: Chill ave mast karayis</text:p>
      <text:p text:style-name="P1">05/12/14 7:04:09 am: Ayu New: Fitting mast karavje binu thik che</text:p>
      <text:p text:style-name="P1">05/12/14 7:04:20 am: Ayu New: Fitting vada kapda hoy toh j sara lage</text:p>
      <text:p text:style-name="P1">05/12/14 7:04:27 am: Shridhar: U liked the tux fitting?</text:p>
      <text:p text:style-name="P1">05/12/14 7:04:29 am: Ayu New: Gabda dhila dhala peri ne na ayis</text:p>
      <text:p text:style-name="P1">05/12/14 7:04:35 am: Ayu New: Lil not much</text:p>
      <text:p text:style-name="P1">05/12/14 7:05:02 am: Shridhar: Hmmm oky</text:p>
      <text:p text:style-name="P1">05/12/14 7:06:27 am: Ayu New: U saw the pictures right</text:p>
      <text:p text:style-name="P1">05/12/14 7:06:31 am: Shridhar: Check out 1559ad udaipur</text:p>
      <text:p text:style-name="P1">05/12/14 7:06:33 am: Shridhar: Yup</text:p>
      <text:p text:style-name="P1">05/12/14 7:06:34 am: Ayu New: Perfect fitting jaravje</text:p>
      <text:p text:style-name="P1">05/12/14 7:06:38 am: Ayu New: Same evu</text:p>
      <text:p text:style-name="P1">05/12/14 7:06:47 am: Ayu New: Fuck udaipur i am talking about ur fitting</text:p>
      <text:p text:style-name="P1">05/12/14 7:06:55 am: Shridhar: Yes I know I gt it</text:p>
      <text:p text:style-name="P1">05/12/14 7:06:56 am: Ayu New: Fitting nai hoy toh lagan ma na ayis</text:p>
      <text:p text:style-name="P1">05/12/14 7:15:53 am: Shridhar: Ok</text:p>
      <text:p text:style-name="P1">05/12/14 8:11:44 am: Ayu New: My guns are hurting</text:p>
      <text:p text:style-name="P1">05/12/14 8:11:48 am: Ayu New: I can't eat anything</text:p>
      <text:p text:style-name="P1">05/12/14 8:17:47 am: Ayu New: Gums*</text:p>
      <text:p text:style-name="P1">05/12/14 8:19:38 am: Shridhar: Su thayu</text:p>
      <text:p text:style-name="P1">05/12/14 8:19:49 am: Ayu New: Went to dentist</text:p>
      <text:p text:style-name="P1"><text:soft-page-break/>05/12/14 8:20:30 am: Shridhar: But su thayu</text:p>
      <text:p text:style-name="P1">05/12/14 8:20:50 am: Ayu New: For cavities but he took xrays and said my 4 teeth in the back are malaligned and need to be removed or 10 so much time later my mouth will not open</text:p>
      <text:p text:style-name="P1">05/12/14 8:21:10 am: Ayu New: So he will tell me the cost and everything bau thase toh next year lagan pachi india ma</text:p>
      <text:p text:style-name="P1">05/12/14 8:21:14 am: Shridhar: Toh India ma karava 6e</text:p>
      <text:p text:style-name="P1">05/12/14 8:21:21 am: Ayu New: Not now</text:p>
      <text:p text:style-name="P1">05/12/14 8:21:25 am: Shridhar: Okay</text:p>
      <text:p text:style-name="P1">05/12/14 8:21:28 am: Ayu New: I don't trust dentist in india</text:p>
      <text:p text:style-name="P1">05/12/14 8:21:36 am: Ayu New: Indian dentist na lidhe j avu che</text:p>
      <text:p text:style-name="P1">05/12/14 8:22:15 am: Shridhar: Kem</text:p>
      <text:p text:style-name="P1">05/12/14 8:22:15 am: Ayu New: But anyway</text:p>
      <text:p text:style-name="P1">05/12/14 8:22:53 am: Ayu New: So cleaned my teeth but it hurts my gums are sensitive and i am anemic so he had to take care bau bleeding na thai but it pained a lot</text:p>
      <text:p text:style-name="P1">05/12/14 8:23:09 am: Ayu New: And gave me an appointment in January for cavities</text:p>
      <text:p text:style-name="P1">05/12/14 8:23:25 am: Ayu New: I think i ll get braces done</text:p>
      <text:p text:style-name="P1">05/12/14 8:23:32 am: Ayu New: He said i need braces</text:p>
      <text:p text:style-name="P1">05/12/14 8:23:48 am: Shridhar: U don need braces I need them</text:p>
      <text:p text:style-name="P1">05/12/14 8:24:01 am: Ayu New: Are u a dentist?</text:p>
      <text:p text:style-name="P1">05/12/14 8:24:26 am: Shridhar: Arey em nai ave idiot u tell na my front teeth are popping out</text:p>
      <text:p text:style-name="P1">05/12/14 8:25:05 am: Ayu New: Yeah so go to a good dentist and get it done before wedding</text:p>
      <text:p text:style-name="P1">05/12/14 8:25:15 am: Ayu New: I am going to do that too</text:p>
      <text:p text:style-name="P1">05/12/14 8:25:24 am: Shridhar: I will first ask if I need it or not</text:p>
      <text:p text:style-name="P1">05/12/14 8:25:25 am: Ayu New: My teeth are malaligned</text:p>
      <text:p text:style-name="P1">05/12/14 8:25:35 am: Shridhar: Hmmm</text:p>
      <text:p text:style-name="P1">05/12/14 8:25:40 am: Ayu New: Go to a well experienced good dentist in baroda</text:p>
      <text:p text:style-name="P1">05/12/14 8:25:46 am: Ayu New: Anand ma badha paisa khau bharya</text:p>
      <text:p text:style-name="P1">05/12/14 8:25:48 am: Ayu New: Che</text:p>
      <text:p text:style-name="P1">05/12/14 8:25:58 am: Shridhar: Yup barodaj jais</text:p>
      <text:p text:style-name="P1">05/12/14 8:27:08 am: Ayu New: Well experiencedand well known dentist pase jaje because ahiya it's expensive</text:p>
      <text:p text:style-name="P1">05/12/14 8:27:28 am: Shridhar: Yes I know dental is very expensive there</text:p>
      <text:p text:style-name="P1">05/12/14 8:27:27 am: Ayu New: Toh sarkhu nai thai toh kayam no problem thase</text:p>
      <text:p text:style-name="P1">05/12/14 8:27:33 am: Shridhar: No insurance</text:p>
      <text:p text:style-name="P1">05/12/14 8:27:41 am: Ayu New: Who told no insurance</text:p>
      <text:p text:style-name="P1">05/12/14 8:27:54 am: Shridhar: Tats wat I heard</text:p>
      <text:p text:style-name="P1">05/12/14 8:28:04 am: Ayu New: There is insurance but orthodontist are expensive not the general dentist</text:p>
      <text:p text:style-name="P1">05/12/14 8:28:13 am: Shridhar: Oh okayp</text:p>
      <text:p text:style-name="P1">05/12/14 8:28:19 am: Ayu New: Yeah u have cousins who have store and not a professional job</text:p>
      <text:p text:style-name="P1">05/12/14 8:28:27 am: Ayu New: Ofcourse they would say that</text:p>
      <text:p text:style-name="P1">05/12/14 8:28:31 am: Shridhar: Hmmm</text:p>
      <text:p text:style-name="P1">05/12/14 8:28:52 am: Ayu New: U should ask someone who is updated unless people who work in store</text:p>
      <text:p text:style-name="P1">05/12/14 8:29:07 am: Ayu New: Being professional is a smart thing</text:p>
      <text:p text:style-name="P1">05/12/14 8:29:09 am: Shridhar: I din ask them they only tell it out</text:p>
      <text:p text:style-name="P1">05/12/14 8:29:14 am: Ayu New: Stores toh game te jare</text:p>
      <text:p text:style-name="P1">05/12/14 8:29:22 am: Ayu New: Yeah people bluff a lot</text:p>
      <text:p text:style-name="P1">05/12/14 8:29:32 am: Ayu New: Specially here</text:p>
      <text:p text:style-name="P1">05/12/14 8:29:52 am: Shridhar: Tats wat I wanna come there and see the life ahiya ayine they tell a lot of things</text:p>
      <text:p text:style-name="P1">05/12/14 8:29:55 am: Ayu New: So do ur research rather than blindly believing them</text:p>
      <text:p text:style-name="P1">05/12/14 8:30:19 am: Ayu New: And orthodontist bhi cover thai but depends on the insurance company ketlu cover kare che</text:p>
      <text:p text:style-name="P1"><text:soft-page-break/>05/12/14 8:30:31 am: Shridhar: Hmmm okay</text:p>
      <text:p text:style-name="P1">05/12/14 8:30:34 am: Ayu New: Usually dentally surgeries are expensive even wih insurance</text:p>
      <text:p text:style-name="P1">05/12/14 8:30:39 am: Ayu New: Dental*</text:p>
      <text:p text:style-name="P1">05/12/14 8:30:44 am: Shridhar: Hm</text:p>
      <text:p text:style-name="P1">05/12/14 8:32:26 am: Ayu New: so be smart because world doesn't wait for loosers and dumb people</text:p>
      <text:p text:style-name="P1">05/12/14 8:32:36 am: Ayu New: Get ur facts straight</text:p>
      <text:p text:style-name="P1">05/12/14 9:08:49 am: Ayu New: Sorry was talking to husband</text:p>
      <text:p text:style-name="P1">05/12/14 9:09:04 am: Shridhar: Blody I m ur finacee</text:p>
      <text:p text:style-name="P1">05/12/14 9:09:10 am: Shridhar: Whom were u taking to</text:p>
      <text:p text:style-name="P1">05/12/14 9:09:28 am: Ayu New: Typo</text:p>
      <text:p text:style-name="P1">05/12/14 9:09:36 am: Ayu New: I was talking to chinki</text:p>
      <text:p text:style-name="P1">05/12/14 9:09:45 am: Ayu New: See i was thinking about u</text:p>
      <text:p text:style-name="P1">05/12/14 9:10:30 am: Shridhar: Hmmm ya hun</text:p>
      <text:p text:style-name="P1">05/12/14 9:16:24 am: Ayu New: I am getting a dress like this for mehndi</text:p>
      <text:p text:style-name="P1">05/12/14 9:16:31 am: Ayu New: &lt;image omitted&gt;</text:p>
      <text:p text:style-name="P1">05/12/14 9:17:02 am: Ayu New: She is doing it for me</text:p>
      <text:p text:style-name="P1">05/12/14 9:17:24 am: Shridhar: It's nice</text:p>
      <text:p text:style-name="P1">05/12/14 9:17:43 am: Shridhar: When will it be ready</text:p>
      <text:p text:style-name="P1">05/12/14 9:18:07 am: Ayu New: Kal thi chalu karse a but mare ene color combination kevanu che</text:p>
      <text:p text:style-name="P1">05/12/14 9:18:46 am: Shridhar: Oh okay</text:p>
      <text:p text:style-name="P1">05/12/14 9:18:51 am: Shridhar: Ane how much?</text:p>
      <text:p text:style-name="P1">05/12/14 9:19:04 am: Ayu New: This one for 6000</text:p>
      <text:p text:style-name="P1">05/12/14 9:19:15 am: Ayu New: Chaniya choli for 15000</text:p>
      <text:p text:style-name="P1">05/12/14 9:19:16 am: Shridhar: Okay I will ask mom to pick it up</text:p>
      <text:p text:style-name="P1">05/12/14 9:19:24 am: Ayu New: Reception dress for 15000</text:p>
      <text:p text:style-name="P1">05/12/14 9:19:38 am: Ayu New: No needto pick up</text:p>
      <text:p text:style-name="P1">05/12/14 9:19:41 am: Shridhar: Then</text:p>
      <text:p text:style-name="P1">05/12/14 9:19:46 am: Ayu New: Take me there when i land</text:p>
      <text:p text:style-name="P1">05/12/14 9:19:54 am: Shridhar: Okay</text:p>
      <text:p text:style-name="P1">05/12/14 9:19:56 am: Ayu New: Fitting kariyapse sarkhu nai hoy toh</text:p>
      <text:p text:style-name="P1">05/12/14 9:20:01 am: Shridhar: Okay</text:p>
      <text:p text:style-name="P1">05/12/14 9:37:13 am: Ayu New: Dollar no rate su che</text:p>
      <text:p text:style-name="P1">05/12/14 9:40:22 am: Ayu New: &lt;image omitted&gt;</text:p>
      <text:p text:style-name="P1">05/12/14 9:40:25 am: Ayu New: I love my company</text:p>
      <text:p text:style-name="P1">05/12/14 9:40:25 am: Ayu New: &lt;image omitted&gt;</text:p>
      <text:p text:style-name="P1">05/12/14 9:40:37 am: Ayu New: Company is spoiling employees</text:p>
      <text:p text:style-name="P1">05/12/14 9:42:59 am: Ayu New: I am craving for this chocolates but can't because of my tooth pain</text:p>
      <text:p text:style-name="P1">05/12/14 10:41:58 am: Shridhar: Hmmm relax bau na khais u can have it once the pain reduces</text:p>
      <text:p text:style-name="P1">05/12/14 10:42:36 am: Shridhar: Dollar would be 60-61 when u come</text:p>
      <text:p text:style-name="P1">06/12/14 4:57:17 am: Ayu New: Don't go rakhdva maru kam karvanu che aje</text:p>
      <text:p text:style-name="P1">06/12/14 4:57:24 am: Ayu New: Choose me or rakhadvanu</text:p>
      <text:p text:style-name="P1">06/12/14 4:57:34 am: Ayu New: I have urgent kam don't go anywhere stay home</text:p>
      <text:p text:style-name="P1">06/12/14 6:30:40 am: Shridhar: Su Kaam 6e</text:p>
      <text:p text:style-name="P1">06/12/14 6:36:09 am: Shridhar: Hello</text:p>
      <text:p text:style-name="P1">06/12/14 6:48:30 am: Shridhar: Wher are u</text:p>
      <text:p text:style-name="P1">06/12/14 6:54:04 am: Shridhar: I m gng to gym</text:p>
      <text:p text:style-name="P1">06/12/14 6:54:17 am: Ayu New: Stay home kaam che</text:p>
      <text:p text:style-name="P1">06/12/14 6:54:19 am: Ayu New: Brb</text:p>
      <text:p text:style-name="P1">06/12/14 6:54:37 am: Ayu New: Gym jai ne sidho ghare jaje maru magaj na hatavto</text:p>
      <text:p text:style-name="P1">06/12/14 6:54:41 am: Ayu New: Kaam che</text:p>
      <text:p text:style-name="P1">06/12/14 6:55:59 am: Shridhar: Ya tare song mix karva 6ene I know</text:p>
      <text:p text:style-name="P1">06/12/14 7:01:16 am: Ayu New: Maru kam karya vagar rakhadva gayo toh joi leje</text:p>
      <text:p text:style-name="P1">06/12/14 7:02:22 am: Shridhar: Alya haji gym jav 6u will be back in 1.5 hours Tara Kaam mate</text:p>
      <text:p text:style-name="P1"><text:soft-page-break/>06/12/14 7:02:24 am: Shridhar: Chill</text:p>
      <text:p text:style-name="P1">06/12/14 7:02:59 am: Ayu New: Okay but jo kaam pataya vagar ralhadva gayo toh i ll have u sleep on sofa for 1 whole day </text:p>
      <text:p text:style-name="P1">06/12/14 8:27:06 am: Shridhar: Gng home now</text:p>
      <text:p text:style-name="P1">06/12/14 8:27:30 am: Ayu New: Atli badhi var lage</text:p>
      <text:p text:style-name="P1">06/12/14 8:27:54 am: Shridhar: 5mins</text:p>
      <text:p text:style-name="P1">06/12/14 8:38:27 am: Shridhar: Ok Bol su karvu 6e</text:p>
      <text:p text:style-name="P1">06/12/14 8:38:50 am: Ayu New: Facetime karu 5 min ma i need to pee</text:p>
      <text:p text:style-name="P1">06/12/14 11:14:01 am: Ayu New: So ur nevk was seducing me</text:p>
      <text:p text:style-name="P1">06/12/14 11:14:45 am: Ayu New: Neck*</text:p>
      <text:p text:style-name="P1">06/12/14 11:57:16 am: Ayu New: U saw my texts but u don't reply this is y i don't like facetiming because i look crappy and than u don't feel like talking to me</text:p>
      <text:p text:style-name="P1">06/12/14 12:04:25 pm: Shridhar: Arey I was driving when I saw the msg</text:p>
      <text:p text:style-name="P1">06/12/14 12:04:32 pm: Shridhar: Na ave idiot</text:p>
      <text:p text:style-name="P1">06/12/14 12:04:41 pm: Shridhar: I was out etle</text:p>
      <text:p text:style-name="P1">06/12/14 12:05:07 pm: Ayu New: And who texts u so much</text:p>
      <text:p text:style-name="P1">06/12/14 12:05:15 pm: Shridhar: No one</text:p>
      <text:p text:style-name="P1">06/12/14 12:05:27 pm: Shridhar: Arey see I have sync 4 mails accounts into the phone</text:p>
      <text:p text:style-name="P1">06/12/14 12:05:35 pm: Shridhar: Mine 2 urs and dad's etle</text:p>
      <text:p text:style-name="P1">06/12/14 12:05:49 pm: Ayu New: Ur phone was ringing all the time and u also told i ll not know if u lie</text:p>
      <text:p text:style-name="P1">06/12/14 12:06:03 pm: Shridhar: Arey eh toh Emaj kidhu tu ave</text:p>
      <text:p text:style-name="P1">06/12/14 12:06:36 pm: Shridhar: I swear Hun</text:p>
      <text:p text:style-name="P1">06/12/14 12:07:05 pm: Ayu New: Yea</text:p>
      <text:p text:style-name="P1">06/12/14 12:07:12 pm: Shridhar: U taked to chinki</text:p>
      <text:p text:style-name="P1">06/12/14 12:07:21 pm: Ayu New: Not yet</text:p>
      <text:p text:style-name="P1">06/12/14 12:07:28 pm: Ayu New: I ll do it tomorrow now</text:p>
      <text:p text:style-name="P1">06/12/14 12:07:38 pm: Shridhar: Hmmm to wat u doin?</text:p>
      <text:p text:style-name="P1">06/12/14 12:08:37 pm: Ayu New: I m watching movie</text:p>
      <text:p text:style-name="P1">06/12/14 12:08:45 pm: Shridhar: Oh okay</text:p>
      <text:p text:style-name="P1">06/12/14 12:08:48 pm: Shridhar: Continue</text:p>
      <text:p text:style-name="P1">06/12/14 12:08:58 pm: Shridhar: Hu Karu msg in sometime</text:p>
      <text:p text:style-name="P1">06/12/14 12:09:27 pm: Shridhar: Phone charge ma muku 6u in airplane mode</text:p>
      <text:p text:style-name="P1">06/12/14 12:09:35 pm: Ayu New: Anyway everybody else is more important for u</text:p>
      <text:p text:style-name="P1">06/12/14 12:09:41 pm: Shridhar: Arey ma baba</text:p>
      <text:p text:style-name="P1">06/12/14 12:09:54 pm: Shridhar: U r the most important</text:p>
      <text:p text:style-name="P1">06/12/14 12:10:09 pm: Ayu New: Let it be shridhar it's always been that way</text:p>
      <text:p text:style-name="P1">06/12/14 12:10:33 pm: Shridhar: &lt;image omitted&gt;</text:p>
      <text:p text:style-name="P1">06/12/14 12:10:39 pm: Shridhar: Joie le battery</text:p>
      <text:p text:style-name="P1">06/12/14 12:10:46 pm: Shridhar: Gimme sometime</text:p>
      <text:p text:style-name="P1">06/12/14 12:11:14 pm: Shridhar: Please baby</text:p>
      <text:p text:style-name="P1">06/12/14 12:24:09 pm: Ayu New: Can u ask hiren uncle to do my lenses , na thai toh mane keh i ll arrange it</text:p>
      <text:p text:style-name="P1">06/12/14 12:24:19 pm: Ayu New: In case ur busy and have no time for me</text:p>
      <text:p text:style-name="P1">06/12/14 12:46:51 pm: Shridhar: U up</text:p>
      <text:p text:style-name="P1">06/12/14 12:47:15 pm: Shridhar: Okay send me ur details</text:p>
      <text:p text:style-name="P1">06/12/14 6:41:28 pm: Shridhar: Tat one I will get a black done</text:p>
      <text:p text:style-name="P1">06/12/14 6:41:41 pm: Shridhar: Bija color karta black mast lagse</text:p>
      <text:p text:style-name="P1">06/12/14 6:41:55 pm: Shridhar: &lt;image omitted&gt;</text:p>
      <text:p text:style-name="P1">06/12/14 6:41:55 pm: Shridhar: &lt;image omitted&gt;</text:p>
      <text:p text:style-name="P1">06/12/14 6:41:56 pm: Shridhar: &lt;image omitted&gt;</text:p>
      <text:p text:style-name="P1">06/12/14 6:41:56 pm: Shridhar: &lt;image omitted&gt;</text:p>
      <text:p text:style-name="P1">06/12/14 6:41:57 pm: Shridhar: &lt;image omitted&gt;</text:p>
      <text:p text:style-name="P1">06/12/14 6:41:57 pm: Shridhar: &lt;image omitted&gt;</text:p>
      <text:p text:style-name="P1">06/12/14 6:41:58 pm: Shridhar: &lt;image omitted&gt;</text:p>
      <text:p text:style-name="P1">06/12/14 6:42:15 pm: Shridhar: &lt;image omitted&gt;</text:p>
      <text:p text:style-name="P1">06/12/14 6:45:45 pm: Ayu New: U woke me</text:p>
      <text:p text:style-name="P1">06/12/14 6:45:59 pm: Shridhar: Oops sorry</text:p>
      <text:p text:style-name="P1"><text:soft-page-break/>06/12/14 6:46:04 pm: Shridhar: Sui ja</text:p>
      <text:p text:style-name="P1">06/12/14 6:46:15 pm: Ayu New: Send everything now</text:p>
      <text:p text:style-name="P1">06/12/14 6:46:21 pm: Ayu New: Os i can decide</text:p>
      <text:p text:style-name="P1">06/12/14 6:46:30 pm: Ayu New: Bija koi material bhi</text:p>
      <text:p text:style-name="P1">06/12/14 6:46:35 pm: Ayu New: Kurta na</text:p>
      <text:p text:style-name="P1">06/12/14 6:46:37 pm: Ayu New: And all</text:p>
      <text:p text:style-name="P1">06/12/14 6:46:45 pm: Shridhar: Kurta na he has toh get it kale</text:p>
      <text:p text:style-name="P1">Avse</text:p>
      <text:p text:style-name="P1">06/12/14 6:46:52 pm: Shridhar: So pela ma black final</text:p>
      <text:p text:style-name="P1">06/12/14 6:47:11 pm: Ayu New: What black</text:p>
      <text:p text:style-name="P1">06/12/14 6:47:28 pm: Shridhar: Beige rust ni badle black and white</text:p>
      <text:p text:style-name="P1">06/12/14 6:47:41 pm: Ayu New: Na</text:p>
      <text:p text:style-name="P1">06/12/14 6:47:50 pm: Ayu New: I need time to think</text:p>
      <text:p text:style-name="P1">06/12/14 6:48:02 pm: Ayu New: And get something different black badha pere</text:p>
      <text:p text:style-name="P1">06/12/14 6:48:11 pm: Ayu New: And frankly black doesn't suit u</text:p>
      <text:p text:style-name="P1">06/12/14 6:48:11 pm: Shridhar: Ya but this style nai</text:p>
      <text:p text:style-name="P1">06/12/14 6:48:19 pm: Ayu New: Now let me sleep</text:p>
      <text:p text:style-name="P1">06/12/14 6:48:21 pm: Shridhar: Okay</text:p>
      <text:p text:style-name="P1">06/12/14 6:48:27 pm: Shridhar: Get up and msg</text:p>
      <text:p text:style-name="P1">06/12/14 6:48:36 pm: Ayu New: Send pictures don't finalize tilk i tell u</text:p>
      <text:p text:style-name="P1">06/12/14 9:14:38 pm: Ayu New: Where are the other pictures</text:p>
      <text:p text:style-name="P1">06/12/14 9:24:30 pm: Ayu New: &lt;image omitted&gt;</text:p>
      <text:p text:style-name="P1">06/12/14 9:52:06 pm: Shridhar: Good morning beautiful</text:p>
      <text:p text:style-name="P1">06/12/14 9:52:20 pm: Ayu New: I m ugly</text:p>
      <text:p text:style-name="P1">06/12/14 9:52:27 pm: Shridhar: No u are not</text:p>
      <text:p text:style-name="P1">06/12/14 9:52:54 pm: Ayu New: I wanted to go run in park today but it's raining</text:p>
      <text:p text:style-name="P1">06/12/14 9:53:22 pm: Ayu New: I finally found the airport parking</text:p>
      <text:p text:style-name="P1">06/12/14 9:53:31 pm: Ayu New: I ll reserve it in the evening</text:p>
      <text:p text:style-name="P1">06/12/14 9:53:38 pm: Ayu New: For 12 days</text:p>
      <text:p text:style-name="P1">06/12/14 9:55:08 pm: Shridhar: Hmmm okay</text:p>
      <text:p text:style-name="P1">06/12/14 9:55:34 pm: Shridhar: How come u up early?</text:p>
      <text:p text:style-name="P1">06/12/14 9:55:45 pm: Ayu New: U woke me</text:p>
      <text:p text:style-name="P1">06/12/14 9:55:56 pm: Shridhar: Tat was long time ago</text:p>
      <text:p text:style-name="P1">06/12/14 9:57:31 pm: Shridhar: U out of bed?</text:p>
      <text:p text:style-name="P1">06/12/14 9:58:13 pm: Ayu New: No</text:p>
      <text:p text:style-name="P1">06/12/14 9:58:26 pm: Shridhar: Still sleepy</text:p>
      <text:p text:style-name="P1">06/12/14 9:59:10 pm: Ayu New: No</text:p>
      <text:p text:style-name="P1">06/12/14 9:59:17 pm: Shridhar: Toh</text:p>
      <text:p text:style-name="P1">06/12/14 9:59:27 pm: Ayu New: Like u have never seen me</text:p>
      <text:p text:style-name="P1">06/12/14 9:59:33 pm: Ayu New: I lie down unnecessarily</text:p>
      <text:p text:style-name="P1">06/12/14 9:59:48 pm: Ayu New: Because i am lazy to get up and go to the bathroom</text:p>
      <text:p text:style-name="P1">06/12/14 10:00:06 pm: Ayu New: I wish they made daipers of my size</text:p>
      <text:p text:style-name="P1">06/12/14 10:01:06 pm: Shridhar: Pagal</text:p>
      <text:p text:style-name="P1">06/12/14 10:26:06 pm: Ayu New: Make a list of things i have to do on 27th</text:p>
      <text:p text:style-name="P1">06/12/14 10:28:27 pm: Ayu New: Shoes buy karvana che , dress try karvano fitting karavano , lunch karvanu , jewelry buy karvani <text:s/>, istry karavani kapda ne , salon ma jai ne hair styled karavana for mehndi , meet ur parents</text:p>
      <text:p text:style-name="P1">06/12/14 10:28:41 pm: Ayu New: So many things to do and i have to be in baroda by 4</text:p>
      <text:p text:style-name="P1">06/12/14 10:39:28 pm: Ayu New: Shridhu the zip thing is not opening</text:p>
      <text:p text:style-name="P1">06/12/14 10:47:44 pm: Shridhar: Right click kar</text:p>
      <text:p text:style-name="P1">06/12/14 10:48:00 pm: Shridhar: Ane pa6i option avse</text:p>
      <text:p text:style-name="P1">06/12/14 10:48:05 pm: Ayu New: Okay</text:p>
      <text:p text:style-name="P1">06/12/14 10:48:13 pm: Ayu New: Did u read the list</text:p>
      <text:p text:style-name="P1">06/12/14 10:48:24 pm: Shridhar: Ya I read</text:p>
      <text:p text:style-name="P1">06/12/14 10:50:53 pm: Ayu New: &lt;image omitted&gt;</text:p>
      <text:p text:style-name="P1">06/12/14 10:51:08 pm: Ayu New: Avi lights background ma bau raat nai and bau savar nai</text:p>
      <text:p text:style-name="P1">06/12/14 10:51:11 pm: Ayu New: Midway</text:p>
      <text:p text:style-name="P1">06/12/14 10:55:51 pm: Shridhar: Ya I gt it</text:p>
      <text:p text:style-name="P1"><text:soft-page-break/>06/12/14 10:56:57 pm: Shridhar: This uper 1559ad restaurant has this view</text:p>
      <text:p text:style-name="P1">06/12/14 10:57:21 pm: Ayu New: Iam talking about photos</text:p>
      <text:p text:style-name="P1">06/12/14 10:57:23 pm: Ayu New: Not food</text:p>
      <text:p text:style-name="P1">06/12/14 10:57:40 pm: Shridhar: Ya I am taking about view we can take there</text:p>
      <text:p text:style-name="P1">06/12/14 10:58:06 pm: Ayu New: A toh photographer par chodi devanu they know better views than us</text:p>
      <text:p text:style-name="P1">06/12/14 10:58:14 pm: Shridhar: Yup</text:p>
      <text:p text:style-name="P1">06/12/14 10:58:13 pm: Ayu New: Lhali kevanu su joi a che</text:p>
      <text:p text:style-name="P1">06/12/14 10:58:25 pm: Shridhar: Hmmm yup</text:p>
      <text:p text:style-name="P1">06/12/14 10:58:27 pm: Ayu New: So where did the search reach</text:p>
      <text:p text:style-name="P1">06/12/14 10:58:45 pm: Shridhar: Wat search ?photographer</text:p>
      <text:p text:style-name="P1">06/12/14 10:58:50 pm: Ayu New: Yea</text:p>
      <text:p text:style-name="P1">06/12/14 10:58:57 pm: Shridhar: Sumit is here Monday jase pa6o</text:p>
      <text:p text:style-name="P1">06/12/14 10:59:09 pm: Ayu New: Okay</text:p>
      <text:p text:style-name="P1">06/12/14 11:00:47 pm: Ayu New: Go to snapshot photography club ydaipur fb par</text:p>
      <text:p text:style-name="P1">06/12/14 11:01:03 pm: Ayu New: So many photos uploaded by different photographers</text:p>
      <text:p text:style-name="P1">06/12/14 11:01:15 pm: Ayu New: U can contact them</text:p>
      <text:p text:style-name="P1">06/12/14 11:01:20 pm: Ayu New: Gana students che ema thi</text:p>
      <text:p text:style-name="P1">06/12/14 11:02:22 pm: Ayu New: &lt;image omitted&gt;</text:p>
      <text:p text:style-name="P1">06/12/14 11:02:26 pm: Ayu New: Contact him</text:p>
      <text:p text:style-name="P1">06/12/14 11:02:29 pm: Ayu New: His work is good</text:p>
      <text:p text:style-name="P1">06/12/14 11:02:35 pm: Ayu New: It seems</text:p>
      <text:p text:style-name="P1">06/12/14 11:03:34 pm: Shridhar: Lemme see gng home</text:p>
      <text:p text:style-name="P1">06/12/14 11:03:37 pm: Shridhar: 5mon</text:p>
      <text:p text:style-name="P1">06/12/14 11:03:43 pm: Shridhar: Min</text:p>
      <text:p text:style-name="P1">06/12/14 11:03:55 pm: Ayu New: Sj's photography che ena page nu naam</text:p>
      <text:p text:style-name="P1">06/12/14 11:04:10 pm: Shridhar: K</text:p>
      <text:p text:style-name="P1">06/12/14 11:04:28 pm: Ayu New: Tell him ur husband like his work</text:p>
      <text:p text:style-name="P1">06/12/14 11:05:36 pm: Ayu New: Should i ask him or you want to do it</text:p>
      <text:p text:style-name="P1">06/12/14 11:07:15 pm: Ayu New: &lt;image omitted&gt;</text:p>
      <text:p text:style-name="P1">06/12/14 11:07:20 pm: Ayu New: His number</text:p>
      <text:p text:style-name="P1">06/12/14 11:12:31 pm: Shridhar: I'll do it</text:p>
      <text:p text:style-name="P1">06/12/14 11:12:53 pm: Ayu New: There's one more</text:p>
      <text:p text:style-name="P1">06/12/14 11:13:04 pm: Ayu New: Vikram dodiya vd photographer</text:p>
      <text:p text:style-name="P1">06/12/14 11:13:14 pm: Ayu New: He is immature photographer too but his work is good</text:p>
      <text:p text:style-name="P1">06/12/14 11:14:31 pm: Shridhar: Hmmm okay</text:p>
      <text:p text:style-name="P1">06/12/14 11:48:11 pm: Ayu New: Ur online ur fucking online</text:p>
      <text:p text:style-name="P1">06/12/14 11:48:27 pm: Shridhar: Yes</text:p>
      <text:p text:style-name="P1">06/12/14 11:48:28 pm: Ayu New: And ur not talking to me</text:p>
      <text:p text:style-name="P1">06/12/14 11:48:33 pm: Shridhar: Taking to dhamo</text:p>
      <text:p text:style-name="P1">06/12/14 11:48:44 pm: Shridhar: Alya u were last seen sometime back</text:p>
      <text:p text:style-name="P1">06/12/14 11:49:00 pm: Ayu New: But ur online</text:p>
      <text:p text:style-name="P1">06/12/14 11:49:21 pm: Shridhar: Ha toh kayu toh kharu taking to Dhamo</text:p>
      <text:p text:style-name="P1">06/12/14 11:50:28 pm: Shridhar: Ave Kya gai</text:p>
      <text:p text:style-name="P1">06/12/14 11:54:06 pm: Shridhar: Ayussiii</text:p>
      <text:p text:style-name="P1">07/12/14 12:08:55 am: Ayu New: Aa rai</text:p>
      <text:p text:style-name="P1">07/12/14 12:09:07 am: Shridhar: Wat u doin</text:p>
      <text:p text:style-name="P1">07/12/14 12:09:26 am: Ayu New: Watching tv</text:p>
      <text:p text:style-name="P1">07/12/14 12:09:34 am: Ayu New: Om jai jagdish movie jou chu</text:p>
      <text:p text:style-name="P1">07/12/14 12:09:48 am: Ayu New: I like it khabar nai kem flop thayu</text:p>
      <text:p text:style-name="P1">07/12/14 12:10:02 am: Shridhar: Hmmm ya it's a</text:p>
      <text:p text:style-name="P1">Nice movie</text:p>
      <text:p text:style-name="P1">07/12/14 12:10:34 am: Shridhar: Even lakskya was a nice movie but it wasn't a hit though</text:p>
      <text:p text:style-name="P1">07/12/14 12:10:34 am: Ayu New: &lt;image omitted&gt;</text:p>
      <text:p text:style-name="P1">07/12/14 12:10:40 am: Ayu New: Getting this for mehndi</text:p>
      <text:p text:style-name="P1">07/12/14 12:10:49 am: Shridhar: Hmmm oky</text:p>
      <text:p text:style-name="P1">07/12/14 12:10:53 am: Ayu New: But different color</text:p>
      <text:p text:style-name="P1">07/12/14 12:11:00 am: Shridhar: Wic color</text:p>
      <text:p text:style-name="P1"><text:soft-page-break/>07/12/14 12:11:21 am: Ayu New: Aqua blue and pink</text:p>
      <text:p text:style-name="P1">07/12/14 12:11:27 am: Ayu New: &lt;image omitted&gt;</text:p>
      <text:p text:style-name="P1">07/12/14 12:11:29 am: Shridhar: Hmmm nice</text:p>
      <text:p text:style-name="P1">07/12/14 12:11:30 am: Ayu New: This color</text:p>
      <text:p text:style-name="P1">07/12/14 12:12:56 am: Shridhar: Did u think about black</text:p>
      <text:p text:style-name="P1">07/12/14 12:13:22 am: Ayu New: I have lot of black dresses and i am getting black and maroon for reception</text:p>
      <text:p text:style-name="P1">07/12/14 12:13:33 am: Shridhar: Arey for me idiot</text:p>
      <text:p text:style-name="P1">07/12/14 12:13:34 am: Ayu New: Than wearing pink silk ni sari for vidhi</text:p>
      <text:p text:style-name="P1">07/12/14 12:13:47 am: Shridhar: Hmmm baby pink also will</text:p>
      <text:p text:style-name="P1">Look good</text:p>
      <text:p text:style-name="P1">07/12/14 12:14:03 am: Ayu New: &lt;image omitted&gt;</text:p>
      <text:p text:style-name="P1">07/12/14 12:14:08 am: Ayu New: Than this color for sangeet</text:p>
      <text:p text:style-name="P1">07/12/14 12:14:14 am: Shridhar: Hmmm okay</text:p>
      <text:p text:style-name="P1">07/12/14 12:14:18 am: Ayu New: And wedding mate my engagement wear</text:p>
      <text:p text:style-name="P1">07/12/14 12:14:24 am: Shridhar: Okay</text:p>
      <text:p text:style-name="P1">07/12/14 12:14:26 am: Ayu New: And reception ma u know now</text:p>
      <text:p text:style-name="P1">07/12/14 12:14:31 am: Shridhar: Yup</text:p>
      <text:p text:style-name="P1">07/12/14 12:14:38 am: Ayu New: Yeah ur dark dark people ne dark colors ganda lage</text:p>
      <text:p text:style-name="P1">07/12/14 12:14:44 am: Ayu New: So black nai</text:p>
      <text:p text:style-name="P1">07/12/14 12:15:04 am: Shridhar: Toh did u like tat jute color I send</text:p>
      <text:p text:style-name="P1">07/12/14 12:15:17 am: Shridhar: &lt;image omitted&gt;</text:p>
      <text:p text:style-name="P1">07/12/14 12:15:18 am: Ayu New: I need time to think</text:p>
      <text:p text:style-name="P1">07/12/14 12:15:22 am: Shridhar: Oky</text:p>
      <text:p text:style-name="P1">07/12/14 12:15:23 am: Ayu New: Biji koi prints nati</text:p>
      <text:p text:style-name="P1">07/12/14 12:15:33 am: Shridhar: Jute ma Avij plane hoi</text:p>
      <text:p text:style-name="P1">07/12/14 12:15:48 am: Ayu New: But jute karavu necessary thodi che</text:p>
      <text:p text:style-name="P1">07/12/14 12:15:54 am: Shridhar: Ane have u seen anyone wearing jute</text:p>
      <text:p text:style-name="P1">07/12/14 12:15:56 am: Ayu New: Go for silk</text:p>
      <text:p text:style-name="P1">07/12/14 12:16:00 am: Ayu New: Raw silk</text:p>
      <text:p text:style-name="P1">07/12/14 12:16:04 am: Ayu New: Tussar silk</text:p>
      <text:p text:style-name="P1">07/12/14 12:16:06 am: Shridhar: Bcoz it's simple ane looks sober</text:p>
      <text:p text:style-name="P1">07/12/14 12:16:40 am: Ayu New: So the silk i told look sober too it all depends on the print</text:p>
      <text:p text:style-name="P1">07/12/14 12:16:54 am: Shridhar: Yes I know</text:p>
      <text:p text:style-name="P1">07/12/14 12:17:04 am: Ayu New: Get me more prints</text:p>
      <text:p text:style-name="P1">07/12/14 12:17:11 am: Ayu New: I don't like this all much</text:p>
      <text:p text:style-name="P1">07/12/14 12:17:32 am: Shridhar: Even I din like them much ane avi style ma simple saru lage not with prints on it</text:p>
      <text:p text:style-name="P1">07/12/14 12:17:55 am: Ayu New: Sheidhar u have 0 style sense just like other men</text:p>
      <text:p text:style-name="P1">07/12/14 12:17:59 am: Ayu New: Leave it on me</text:p>
      <text:p text:style-name="P1">07/12/14 12:18:12 am: Ayu New: U get me more embossed print designs</text:p>
      <text:p text:style-name="P1">07/12/14 12:19:42 am: Ayu New: Avi simple bhi sari lage</text:p>
      <text:p text:style-name="P1">07/12/14 12:19:48 am: Ayu New: &lt;image omitted&gt;</text:p>
      <text:p text:style-name="P1">07/12/14 12:20:07 am: Shridhar: Tat is wat I m telling</text:p>
      <text:p text:style-name="P1">07/12/14 12:20:12 am: Shridhar: I only send u this</text:p>
      <text:p text:style-name="P1">07/12/14 12:20:17 am: Ayu New: No</text:p>
      <text:p text:style-name="P1">07/12/14 12:20:22 am: Shridhar: Yes</text:p>
      <text:p text:style-name="P1">07/12/14 12:20:28 am: Ayu New: U sent me black and beige mix</text:p>
      <text:p text:style-name="P1">07/12/14 12:20:38 am: Shridhar: I m taking about before</text:p>
      <text:p text:style-name="P1">07/12/14 12:21:00 am: Ayu New: &lt;image omitted&gt;</text:p>
      <text:p text:style-name="P1">07/12/14 12:21:01 am: Ayu New: This one</text:p>
      <text:p text:style-name="P1">07/12/14 12:21:07 am: Ayu New: But the beige is too dark</text:p>
      <text:p text:style-name="P1">07/12/14 12:21:20 am: Ayu New: Print is fine but get this color</text:p>
      <text:p text:style-name="P1">07/12/14 12:21:27 am: Shridhar: There was a litter one to</text:p>
      <text:p text:style-name="P1">07/12/14 12:21:29 am: Ayu New: &lt;image omitted&gt;</text:p>
      <text:p text:style-name="P1">07/12/14 12:21:37 am: Ayu New: U mean lighter!</text:p>
      <text:p text:style-name="P1">07/12/14 12:21:44 am: Shridhar: Ya typo</text:p>
      <text:p text:style-name="P1">07/12/14 12:21:53 am: Ayu New: Whatever</text:p>
      <text:p text:style-name="P1"><text:soft-page-break/>07/12/14 12:22:05 am: Ayu New: Yeah so get me that lighter color first</text:p>
      <text:p text:style-name="P1">07/12/14 12:22:12 am: Shridhar: Ya</text:p>
      <text:p text:style-name="P1">07/12/14 12:22:13 am: Ayu New: Than get me some more designs</text:p>
      <text:p text:style-name="P1">07/12/14 12:22:29 am: Ayu New: Do they have a light pista green color</text:p>
      <text:p text:style-name="P1">07/12/14 12:22:38 am: Shridhar: Ase</text:p>
      <text:p text:style-name="P1">07/12/14 12:22:45 am: Ayu New: Light pista green color and niche offhite chudi mast lage tara par</text:p>
      <text:p text:style-name="P1">07/12/14 12:22:55 am: Shridhar: Hmmm oky</text:p>
      <text:p text:style-name="P1">07/12/14 12:23:09 am: Ayu New: So get me some light colors na</text:p>
      <text:p text:style-name="P1">07/12/14 12:23:17 am: Ayu New: Also the kurta color</text:p>
      <text:p text:style-name="P1">07/12/14 12:23:21 am: Shridhar: Ya okay</text:p>
      <text:p text:style-name="P1">07/12/14 12:24:52 am: Ayu New: Firozi blue</text:p>
      <text:p text:style-name="P1">07/12/14 12:25:56 am: Shridhar: Yup</text:p>
      <text:p text:style-name="P1">07/12/14 12:27:25 am: Ayu New: &lt;image omitted&gt;</text:p>
      <text:p text:style-name="P1">07/12/14 12:27:41 am: Ayu New: Color chart for men goes like this</text:p>
      <text:p text:style-name="P1">07/12/14 12:30:01 am: Shridhar: Hmmm</text:p>
      <text:p text:style-name="P1">07/12/14 12:30:07 am: Shridhar: Okay Chal I m gna sleep</text:p>
      <text:p text:style-name="P1">07/12/14 12:30:10 am: Shridhar: Gd8</text:p>
      <text:p text:style-name="P1">07/12/14 12:30:11 am: Shridhar: Mwaah</text:p>
      <text:p text:style-name="P1">07/12/14 12:30:21 am: Ayu New: Get me those colors tomorrow</text:p>
      <text:p text:style-name="P1">07/12/14 3:04:57 am: Ayu New: And pachu ratre facetime kariye</text:p>
      <text:p text:style-name="P1">07/12/14 3:05:05 am: Ayu New: We hve to change chammak challo</text:p>
      <text:p text:style-name="P1">07/12/14 3:05:35 am: Ayu New: Biju song nakhvanunche eni jagya a and veerye di wedding london thumakda pehla rakhvanunche</text:p>
      <text:p text:style-name="P1">07/12/14 8:16:05 am: Shridhar: Ya okay but I m still at nadiad it will take time chalse be</text:p>
      <text:p text:style-name="P1">07/12/14 8:16:16 am: Shridhar: Ane wic extra songs</text:p>
      <text:p text:style-name="P1">07/12/14 8:27:10 am: Ayu New: Can i ask u for something</text:p>
      <text:p text:style-name="P1">07/12/14 8:27:54 am: Shridhar: Bolne Hun</text:p>
      <text:p text:style-name="P1">07/12/14 8:28:04 am: Shridhar: Su thayu</text:p>
      <text:p text:style-name="P1">07/12/14 8:28:22 am: Ayu New: Promise me first u will not say no</text:p>
      <text:p text:style-name="P1">07/12/14 8:28:45 am: Shridhar: Pela keh</text:p>
      <text:p text:style-name="P1">07/12/14 8:29:01 am: Ayu New: Promise me first</text:p>
      <text:p text:style-name="P1">07/12/14 8:29:15 am: Shridhar: Ya but wat</text:p>
      <text:p text:style-name="P1">07/12/14 8:30:11 am: Ayu New: Will u dance with me for sangeet</text:p>
      <text:p text:style-name="P1">07/12/14 8:31:34 am: Shridhar: Sorry babes I will make a fool out of ourselves</text:p>
      <text:p text:style-name="P1">07/12/14 8:31:41 am: Ayu New: Please</text:p>
      <text:p text:style-name="P1">07/12/14 8:34:38 am: Ayu New: Okay what if chirag jiju dances, than u will right</text:p>
      <text:p text:style-name="P1">07/12/14 8:41:26 am: Shridhar: U relle wanna make a fool</text:p>
      <text:p text:style-name="P1">Of ourselves</text:p>
      <text:p text:style-name="P1">07/12/14 8:43:04 am: Ayu New: No shenan is going to talk <text:s/>to jiju and that is y i am talking to u</text:p>
      <text:p text:style-name="P1">07/12/14 8:43:14 am: Ayu New: U dance na i have seen u dancing</text:p>
      <text:p text:style-name="P1">07/12/14 8:57:11 am: Shridhar: Well I and jiju will decide</text:p>
      <text:p text:style-name="P1">07/12/14 8:57:17 am: Shridhar: Please u know I don dance</text:p>
      <text:p text:style-name="P1">07/12/14 9:10:04 am: Ayu New: Thodok just for one song</text:p>
      <text:p text:style-name="P1">07/12/14 9:10:15 am: Ayu New: Even salman khan cannot dance</text:p>
      <text:p text:style-name="P1">07/12/14 9:10:25 am: Ayu New: But he still does na</text:p>
      <text:p text:style-name="P1">07/12/14 9:20:36 am: Shridhar: Ya oky</text:p>
      <text:p text:style-name="P1">07/12/14 9:20:51 am: Shridhar: But tell me the new songs u wanna put</text:p>
      <text:p text:style-name="P1">07/12/14 9:20:49 am: Ayu New: Ya!! Was that a yes</text:p>
      <text:p text:style-name="P1">07/12/14 9:21:08 am: Ayu New: First tell me was that a yes</text:p>
      <text:p text:style-name="P1">07/12/14 9:22:08 am: Shridhar: Yes</text:p>
      <text:p text:style-name="P1">07/12/14 9:22:22 am: Ayu New: Yayy</text:p>
      <text:p text:style-name="P1">07/12/14 9:22:50 am: Ayu New: Will confirm and tell u tomorrow</text:p>
      <text:p text:style-name="P1">07/12/14 9:23:01 am: Ayu New: U have to dance only if jiju is ready</text:p>
      <text:p text:style-name="P1">07/12/14 9:23:13 am: Shridhar: Obviously</text:p>
      <text:p text:style-name="P1">07/12/14 9:24:15 am: Ayu New: Iski uski from 2 states</text:p>
      <text:p text:style-name="P1">07/12/14 9:24:32 am: Ayu New: But only if u all are dancing</text:p>
      <text:p text:style-name="P1"><text:soft-page-break/>07/12/14 9:24:39 am: Ayu New: Ok chuck that</text:p>
      <text:p text:style-name="P1">08/12/14 6:16:10 am: Shridhar: Gm</text:p>
      <text:p text:style-name="P1">08/12/14 6:16:33 am: Ayu New: &lt;image omitted&gt;</text:p>
      <text:p text:style-name="P1">08/12/14 6:16:34 am: Ayu New: &lt;image omitted&gt;</text:p>
      <text:p text:style-name="P1">08/12/14 6:16:34 am: Ayu New: &lt;image omitted&gt;</text:p>
      <text:p text:style-name="P1">08/12/14 6:16:41 am: Ayu New: My dress for save the date</text:p>
      <text:p text:style-name="P1">08/12/14 6:17:06 am: Shridhar: I liked it</text:p>
      <text:p text:style-name="P1">08/12/14 6:17:12 am: Shridhar: It's nice</text:p>
      <text:p text:style-name="P1">08/12/14 6:17:54 am: Shridhar: Ane get ur black one to incase we wanna go on 31st</text:p>
      <text:p text:style-name="P1">08/12/14 6:18:04 am: Ayu New: Y black than</text:p>
      <text:p text:style-name="P1">08/12/14 6:18:13 am: Ayu New: I have lot of other dresses</text:p>
      <text:p text:style-name="P1">08/12/14 6:18:14 am: Shridhar: Toh wic ever u like</text:p>
      <text:p text:style-name="P1">08/12/14 6:18:19 am: Ayu New: And skirts</text:p>
      <text:p text:style-name="P1">08/12/14 6:18:34 am: Shridhar: Na get dress skirt nai</text:p>
      <text:p text:style-name="P1">08/12/14 6:18:49 am: Ayu New: What's ur problem</text:p>
      <text:p text:style-name="P1">08/12/14 6:19:02 am: Shridhar: Did u think on the colour</text:p>
      <text:p text:style-name="P1">08/12/14 6:19:09 am: Shridhar: For me</text:p>
      <text:p text:style-name="P1">08/12/14 6:19:33 am: Ayu New: I told u already</text:p>
      <text:p text:style-name="P1">08/12/14 6:19:42 am: Ayu New: Beige blazer u have</text:p>
      <text:p text:style-name="P1">08/12/14 6:19:53 am: Ayu New: Sky blue slim fit shirt</text:p>
      <text:p text:style-name="P1">08/12/14 6:19:57 am: Shridhar: Arey wedding nu</text:p>
      <text:p text:style-name="P1">08/12/14 6:20:09 am: Ayu New: U have to get me materials</text:p>
      <text:p text:style-name="P1">08/12/14 6:29:53 am: Ayu New: U sure u want me too look outrageously sexy when i come to India, will you be able to handle the crowd??</text:p>
      <text:p text:style-name="P1">08/12/14 6:30:33 am: Shridhar: Obviously</text:p>
      <text:p text:style-name="P1">08/12/14 6:30:59 am: Ayu New: U haven't seen me dress up for a party yet so</text:p>
      <text:p text:style-name="P1">08/12/14 6:31:19 am: Shridhar: Well I will see it this time na</text:p>
      <text:p text:style-name="P1">08/12/14 6:31:32 am: Ayu New: It's india not america</text:p>
      <text:p text:style-name="P1">08/12/14 6:34:10 am: Shridhar: Yup I know</text:p>
      <text:p text:style-name="P1">08/12/14 6:34:21 am: Ayu New: Okay</text:p>
      <text:p text:style-name="P1">08/12/14 6:47:17 am: Shridhar: U gt the dress today</text:p>
      <text:p text:style-name="P1">08/12/14 6:47:32 am: Ayu New: Yeah</text:p>
      <text:p text:style-name="P1">08/12/14 6:48:34 am: Ayu New: Was going to get this first</text:p>
      <text:p text:style-name="P1">08/12/14 6:48:40 am: Ayu New: &lt;image omitted&gt;</text:p>
      <text:p text:style-name="P1">08/12/14 6:49:31 am: Shridhar: It's nice but tat one is better</text:p>
      <text:p text:style-name="P1">08/12/14 6:49:41 am: Ayu New: That is y i got that one</text:p>
      <text:p text:style-name="P1">08/12/14 6:49:52 am: Shridhar: Hmmm ya</text:p>
      <text:p text:style-name="P1">08/12/14 6:49:55 am: Ayu New: &lt;image omitted&gt;</text:p>
      <text:p text:style-name="P1">08/12/14 6:49:58 am: Ayu New: &lt;image omitted&gt;</text:p>
      <text:p text:style-name="P1">08/12/14 6:50:55 am: Shridhar: Na I din like this</text:p>
      <text:p text:style-name="P1">08/12/14 6:52:53 am: Ayu New: Hmm</text:p>
      <text:p text:style-name="P1">08/12/14 7:31:26 am: Ayu New: &lt;image omitted&gt;</text:p>
      <text:p text:style-name="P1">08/12/14 7:31:29 am: Ayu New: &lt;image omitted&gt;</text:p>
      <text:p text:style-name="P1">08/12/14 7:31:34 am: Ayu New: &lt;image omitted&gt;</text:p>
      <text:p text:style-name="P1">08/12/14 7:34:00 am: Shridhar: Wait call u back</text:p>
      <text:p text:style-name="P1">08/12/14 7:37:08 am: Shridhar: I like the earrings</text:p>
      <text:p text:style-name="P1">08/12/14 7:37:17 am: Ayu New: U don't like me</text:p>
      <text:p text:style-name="P1">08/12/14 7:37:25 am: Ayu New: It's okay i ll sleep early today</text:p>
      <text:p text:style-name="P1">08/12/14 7:37:38 am: Shridhar: Na gimme like 20mins</text:p>
      <text:p text:style-name="P1">08/12/14 7:37:49 am: Shridhar: It's still 8:30 na</text:p>
      <text:p text:style-name="P1">08/12/14 7:37:57 am: Ayu New: 9:10</text:p>
      <text:p text:style-name="P1">08/12/14 7:38:13 am: Shridhar: Ya so u can sleep at 10 na</text:p>
      <text:p text:style-name="P1">08/12/14 7:38:20 am: Shridhar: Almost there</text:p>
      <text:p text:style-name="P1">08/12/14 7:38:27 am: Ayu New: I have to talk to chinki</text:p>
      <text:p text:style-name="P1">08/12/14 7:38:40 am: Shridhar: In baroda just have to reach office ya tak to her now if she is up</text:p>
      <text:p text:style-name="P1">08/12/14 7:46:46 am: Ayu New: Can u get my lenses done</text:p>
      <text:p text:style-name="P1">08/12/14 7:47:00 am: Ayu New: From hiren uncle's store</text:p>
      <text:p text:style-name="P1">08/12/14 7:54:34 am: Shridhar: Pan Tara eyes na number ni details to mokal</text:p>
      <text:p text:style-name="P1"><text:soft-page-break/>08/12/14 7:54:36 am: Ayu New: &lt;image omitted&gt;</text:p>
      <text:p text:style-name="P1">08/12/14 7:54:46 am: Shridhar: Or does he have it</text:p>
      <text:p text:style-name="P1">08/12/14 7:55:06 am: Ayu New: He should from last time</text:p>
      <text:p text:style-name="P1">08/12/14 7:55:21 am: Shridhar: Ok will ask him</text:p>
      <text:p text:style-name="P1">08/12/14 7:55:30 am: Ayu New: April 2014 nu kadhav j ne list</text:p>
      <text:p text:style-name="P1">08/12/14 7:55:36 am: Ayu New: I don't have details with me</text:p>
      <text:p text:style-name="P1">08/12/14 7:55:47 am: Shridhar: Yup</text:p>
      <text:p text:style-name="P1">08/12/14 7:55:52 am: Shridhar: Taked to chinki</text:p>
      <text:p text:style-name="P1">08/12/14 7:56:03 am: Ayu New: She asked me to call at 10</text:p>
      <text:p text:style-name="P1">08/12/14 7:56:29 am: Shridhar: Oh oky</text:p>
      <text:p text:style-name="P1">08/12/14 7:56:50 am: Ayu New: U didn't say how i look</text:p>
      <text:p text:style-name="P1">08/12/14 7:57:48 am: Shridhar: Obviously beauiful</text:p>
      <text:p text:style-name="P1">08/12/14 7:58:01 am: Shridhar: New make up?</text:p>
      <text:p text:style-name="P1">08/12/14 7:58:15 am: Ayu New: &lt;image omitted&gt;</text:p>
      <text:p text:style-name="P1">08/12/14 7:58:18 am: Ayu New: &lt;image omitted&gt;</text:p>
      <text:p text:style-name="P1">08/12/14 7:58:20 am: Ayu New: No</text:p>
      <text:p text:style-name="P1">08/12/14 7:58:22 am: Ayu New: Same</text:p>
      <text:p text:style-name="P1">08/12/14 7:58:29 am: Ayu New: Went shopping na</text:p>
      <text:p text:style-name="P1">08/12/14 7:59:05 am: Ayu New: Which is ur favorite picture</text:p>
      <text:p text:style-name="P1">08/12/14 8:06:37 am: Ayu New: &lt;image omitted&gt;</text:p>
      <text:p text:style-name="P1">08/12/14 8:07:17 am: Ayu New: &lt;image omitted&gt;</text:p>
      <text:p text:style-name="P1">08/12/14 8:07:21 am: Ayu New: Hello</text:p>
      <text:p text:style-name="P1">08/12/14 8:15:54 am: Shridhar: The 2nd one gorgeous</text:p>
      <text:p text:style-name="P1">08/12/14 8:18:36 am: Ayu New: Which 2nd one i sent u so many</text:p>
      <text:p text:style-name="P1">08/12/14 8:19:10 am: Shridhar: The one wic is ur dp</text:p>
      <text:p text:style-name="P1">08/12/14 8:19:47 am: Ayu New: There's a reason i was telling you don't make me wear black dress in india</text:p>
      <text:p text:style-name="P1">08/12/14 8:20:58 am: Shridhar: Wat</text:p>
      <text:p text:style-name="P1">08/12/14 8:21:51 am: Ayu New: I don't believe this are you this dumb or u don't know english at all</text:p>
      <text:p text:style-name="P1">08/12/14 8:21:51 am: Shridhar: Tara toes ne su thayu y is there a bandage on both the foot</text:p>
      <text:p text:style-name="P1">08/12/14 8:22:06 am: Ayu New: Because of bew shoes</text:p>
      <text:p text:style-name="P1">08/12/14 8:22:14 am: Ayu New: It hurts while walking</text:p>
      <text:p text:style-name="P1">08/12/14 8:22:20 am: Shridhar: Hmmm okay</text:p>
      <text:p text:style-name="P1">08/12/14 8:51:10 am: Ayu New: Don't call me</text:p>
      <text:p text:style-name="P1">08/12/14 8:51:19 am: Shridhar: Wat the hell man</text:p>
      <text:p text:style-name="P1">08/12/14 8:51:20 am: Ayu New: I have important things to do</text:p>
      <text:p text:style-name="P1">08/12/14 8:51:27 am: Ayu New: Yes what the hell</text:p>
      <text:p text:style-name="P1">08/12/14 8:51:32 am: Ayu New: Exactly my point</text:p>
      <text:p text:style-name="P1">08/12/14 8:51:38 am: Shridhar: Okay he won't come fine</text:p>
      <text:p text:style-name="P1">09/12/14 6:20:47 am: Ayu New: Picture</text:p>
      <text:p text:style-name="P1">09/12/14 6:21:15 am: Shridhar: &lt;image omitted&gt;</text:p>
      <text:p text:style-name="P1">09/12/14 6:21:15 am: Shridhar: &lt;image omitted&gt;</text:p>
      <text:p text:style-name="P1">09/12/14 6:21:16 am: Shridhar: &lt;image omitted&gt;</text:p>
      <text:p text:style-name="P1">09/12/14 6:21:16 am: Shridhar: &lt;image omitted&gt;</text:p>
      <text:p text:style-name="P1">09/12/14 6:21:40 am: Ayu New: Wait talking to mom</text:p>
      <text:p text:style-name="P1">09/12/14 6:21:45 am: Shridhar: K</text:p>
      <text:p text:style-name="P1">09/12/14 6:28:39 am: Ayu New: Can u get the lightest blue</text:p>
      <text:p text:style-name="P1">09/12/14 6:28:47 am: Ayu New: Sky blue</text:p>
      <text:p text:style-name="P1">09/12/14 6:28:51 am: Ayu New: But the lightest one</text:p>
      <text:p text:style-name="P1">09/12/14 6:29:02 am: Ayu New: May be a shade or 2 shades lighter than this</text:p>
      <text:p text:style-name="P1">09/12/14 6:37:54 am: Shridhar: So this one lightest blue ane ave kurto I will get a offwhite like shaswat</text:p>
      <text:p text:style-name="P1">09/12/14 6:40:50 am: Shridhar: Ane Ana karta Thoduk lambu rakhis the length</text:p>
      <text:p text:style-name="P1">09/12/14 6:44:26 am: Ayu New: Wait what</text:p>
      <text:p text:style-name="P1">09/12/14 6:44:32 am: Ayu New: I am saying sky blue kurta</text:p>
      <text:p text:style-name="P1">09/12/14 6:44:46 am: Ayu New: And offwhitechudi</text:p>
      <text:p text:style-name="P1">09/12/14 6:45:00 am: Ayu New: Pachi sangeet nu badhu beige karavje</text:p>
      <text:p text:style-name="P1"><text:soft-page-break/>09/12/14 6:45:12 am: Shridhar: Ya ej Kau 6u</text:p>
      <text:p text:style-name="P1">09/12/14 6:45:18 am: Shridhar: U don taking to mom</text:p>
      <text:p text:style-name="P1">09/12/14 6:45:28 am: Ayu New: She is on fb texting me</text:p>
      <text:p text:style-name="P1">09/12/14 6:45:33 am: Shridhar: Oh okay</text:p>
      <text:p text:style-name="P1">09/12/14 6:45:39 am: Ayu New: Navu navu tab ayu che toh timepass kare che</text:p>
      <text:p text:style-name="P1">09/12/14 6:45:41 am: Shridhar: Kona account thi malu na</text:p>
      <text:p text:style-name="P1">09/12/14 6:45:45 am: Shridhar: Wah</text:p>
      <text:p text:style-name="P1">09/12/14 6:45:54 am: Ayu New: Malu signed her on fb so that we can send each other pictures</text:p>
      <text:p text:style-name="P1">09/12/14 6:51:37 am: Shridhar: &lt;image omitted&gt;</text:p>
      <text:p text:style-name="P1">09/12/14 6:53:35 am: Ayu New: &lt;image omitted&gt;</text:p>
      <text:p text:style-name="P1">09/12/14 6:53:39 am: Ayu New: &lt;image omitted&gt;</text:p>
      <text:p text:style-name="P1">09/12/14 7:14:28 am: Shridhar: I saw this</text:p>
      <text:p text:style-name="P1">09/12/14 7:14:35 am: Shridhar: U sharing all the pics</text:p>
      <text:p text:style-name="P1">09/12/14 7:14:42 am: Shridhar: Ask mom to send me a request</text:p>
      <text:p text:style-name="P1">09/12/14 7:43:18 am: Ayu New: She sent u a request</text:p>
      <text:p text:style-name="P1">09/12/14 7:46:03 am: Ayu New: So anju aunty called</text:p>
      <text:p text:style-name="P1">09/12/14 7:46:18 am: Ayu New: I need to talk to u it's urgent</text:p>
      <text:p text:style-name="P1">09/12/14 7:56:00 am: Shridhar: Bolo</text:p>
      <text:p text:style-name="P1">09/12/14 7:56:07 am: Shridhar: Ya I accepted it already</text:p>
      <text:p text:style-name="P1">09/12/14 7:56:11 am: Ayu New: So she wants me to visit her</text:p>
      <text:p text:style-name="P1">09/12/14 7:56:15 am: Ayu New: Before i go to india</text:p>
      <text:p text:style-name="P1">09/12/14 7:56:20 am: Shridhar: Kem</text:p>
      <text:p text:style-name="P1">09/12/14 7:56:28 am: Ayu New: And shreya isnt there</text:p>
      <text:p text:style-name="P1">09/12/14 7:56:32 am: Ayu New: This weekend</text:p>
      <text:p text:style-name="P1">09/12/14 7:56:38 am: Ayu New: Because dharti is here and shit</text:p>
      <text:p text:style-name="P1">09/12/14 7:56:46 am: Shridhar: Hmmm</text:p>
      <text:p text:style-name="P1">09/12/14 7:56:47 am: Ayu New: I don't mind going</text:p>
      <text:p text:style-name="P1">09/12/14 7:56:49 am: Ayu New: I like them</text:p>
      <text:p text:style-name="P1">09/12/14 7:56:52 am: Shridhar: But varsha</text:p>
      <text:p text:style-name="P1">09/12/14 7:56:57 am: Shridhar: Yes I know</text:p>
      <text:p text:style-name="P1">09/12/14 7:56:59 am: Ayu New: But varsha foi will create ruckus</text:p>
      <text:p text:style-name="P1">09/12/14 7:57:10 am: Ayu New: If I don't stay at her place</text:p>
      <text:p text:style-name="P1">09/12/14 7:57:17 am: Shridhar: Ya I know</text:p>
      <text:p text:style-name="P1">09/12/14 7:57:22 am: Ayu New: And shreya isn't there so what will i do there</text:p>
      <text:p text:style-name="P1">09/12/14 7:57:27 am: Shridhar: True</text:p>
      <text:p text:style-name="P1">09/12/14 7:57:54 am: Ayu New: And if I visit anju aunty i have to visit ur foi because ba is ther which I don't mind but I don't want to stay</text:p>
      <text:p text:style-name="P1">09/12/14 7:57:55 am: Shridhar: Go to anju aunty's place stay there only ane I will ask d and Dharti not to tell anyone as Shreya is also here and so is Fuva</text:p>
      <text:p text:style-name="P1">09/12/14 7:58:06 am: Ayu New: No</text:p>
      <text:p text:style-name="P1">09/12/14 7:58:09 am: Ayu New: Evu na karai</text:p>
      <text:p text:style-name="P1">09/12/14 7:58:21 am: Ayu New: Ur 27 now understand relationships</text:p>
      <text:p text:style-name="P1">09/12/14 7:58:32 am: Shridhar: Well if u visit them toh tare tyaj revu padse</text:p>
      <text:p text:style-name="P1">09/12/14 7:58:32 am: Ayu New: So anju aunty was like ask ur mom</text:p>
      <text:p text:style-name="P1">09/12/14 7:58:38 am: Ayu New: And than do whatever she says</text:p>
      <text:p text:style-name="P1">09/12/14 7:58:40 am: Shridhar: Ask my mom</text:p>
      <text:p text:style-name="P1">09/12/14 7:59:08 am: Ayu New: Thank you for solving it</text:p>
      <text:p text:style-name="P1">09/12/14 7:59:20 am: Ayu New: !!</text:p>
      <text:p text:style-name="P1">09/12/14 8:00:15 am: Shridhar: Okay u can stay at anju aunty's place I wil tak to min</text:p>
      <text:p text:style-name="P1">09/12/14 8:00:18 am: Shridhar: Mom</text:p>
      <text:p text:style-name="P1">09/12/14 8:00:42 am: Ayu New: Mare toh javu j nathi</text:p>
      <text:p text:style-name="P1">09/12/14 8:00:57 am: Shridhar: Hmmm so wat did u tell anju Aunty</text:p>
      <text:p text:style-name="P1">09/12/14 8:01:14 am: Ayu New: I said i ll tlak to ur mom but this is too social man</text:p>
      <text:p text:style-name="P1">09/12/14 8:01:21 am: Ayu New: Atyar nai javu marr</text:p>
      <text:p text:style-name="P1">09/12/14 8:01:26 am: Shridhar: Yes I know</text:p>
      <text:p text:style-name="P1">09/12/14 8:01:36 am: Ayu New: I have other things to take care of aa mahina kharcho bhi bau thayo che</text:p>
      <text:p text:style-name="P1"><text:soft-page-break/>09/12/14 8:01:59 am: Shridhar: Okay I will tak to mom don go</text:p>
      <text:p text:style-name="P1">09/12/14 8:03:33 am: Shridhar: Chill relax don go</text:p>
      <text:p text:style-name="P1">09/12/14 8:03:38 am: Shridhar: Is mom still online</text:p>
      <text:p text:style-name="P1">09/12/14 8:04:08 am: Ayu New: I mean i have lot of expenses to take care of this month , airport parking money , clothes , makeup , shoes , bills</text:p>
      <text:p text:style-name="P1">09/12/14 8:04:21 am: Ayu New: And india lai javana money</text:p>
      <text:p text:style-name="P1">09/12/14 8:04:48 am: Shridhar: Okay chill na jais I will explain mom to tell anju Aunty</text:p>
      <text:p text:style-name="P1">09/12/14 8:05:54 am: Ayu New: Yeah but tu evu na kais k mein kayu che just tell ur mom k shreya ai jai pachi javanu keh so that varsha foi doesn't get upset k rokai nai</text:p>
      <text:p text:style-name="P1">09/12/14 8:06:01 am: Ayu New: Diplomatic ban thodok</text:p>
      <text:p text:style-name="P1">09/12/14 8:07:00 am: Shridhar: Okay toh India thi pa6i ayine jaje np</text:p>
      <text:p text:style-name="P1">10/12/14 8:25:33 am: Ayu New: What all did u happen tot alk to ur mom</text:p>
      <text:p text:style-name="P1">10/12/14 8:27:01 am: Shridhar: Nthin I told anju Aunty called for u to come there so mom told ke tell her not to go as Shreya is also not ther ane u can go after u return np</text:p>
      <text:p text:style-name="P1">10/12/14 8:27:18 am: Ayu New: Okay</text:p>
      <text:p text:style-name="P1">10/12/14 8:27:32 am: Shridhar: Kem</text:p>
      <text:p text:style-name="P1">10/12/14 8:27:31 am: Ayu New: Biji kai vat nai thai right varshafoi ni</text:p>
      <text:p text:style-name="P1">10/12/14 8:27:36 am: Shridhar: Nope</text:p>
      <text:p text:style-name="P1">10/12/14 8:27:40 am: Ayu New: Ok</text:p>
      <text:p text:style-name="P1">10/12/14 8:27:58 am: Ayu New: Just confirming before calling</text:p>
      <text:p text:style-name="P1">10/12/14 8:28:03 am: Shridhar: Oky</text:p>
      <text:p text:style-name="P1">10/12/14 10:01:17 am: Shridhar: Su kidhu mom eh?</text:p>
      <text:p text:style-name="P1">10/12/14 10:02:58 am: Ayu New: Didn't call i m sleeping was very tired and feet were aching</text:p>
      <text:p text:style-name="P1">10/12/14 10:03:12 am: Shridhar: Oh okay</text:p>
      <text:p text:style-name="P1">10/12/14 10:03:15 am: Shridhar: Sui ja</text:p>
      <text:p text:style-name="P1">10/12/14 10:03:27 am: Ayu New: I lift people with 130 lbs of weight every day</text:p>
      <text:p text:style-name="P1">10/12/14 10:03:36 am: Shridhar: Ya I understand</text:p>
      <text:p text:style-name="P1">10/12/14 10:03:49 am: Ayu New: I get physically exhausted by the end of the day after gym too</text:p>
      <text:p text:style-name="P1">10/12/14 10:04:08 am: Shridhar: Hmmm I will give u mast massage when u come</text:p>
      <text:p text:style-name="P1">10/12/14 10:04:44 am: Ayu New: Yeah so when u come here don't expect sex every day</text:p>
      <text:p text:style-name="P1">10/12/14 10:05:07 am: Shridhar: I m not giving u massage for sex idiot</text:p>
      <text:p text:style-name="P1">10/12/14 10:05:28 am: Shridhar: Even I won't feel like having it everyday we will be tired idiot</text:p>
      <text:p text:style-name="P1">10/12/14 10:06:28 am: Ayu New: I will be more , for u it will be a stressbuster .. But I literally transfer people weighing 130 lbs and more everyday every 30 min</text:p>
      <text:p text:style-name="P1">10/12/14 10:06:45 am: Shridhar: Yup I know</text:p>
      <text:p text:style-name="P1">11/12/14 6:28:32 am: Shridhar: Gm</text:p>
      <text:p text:style-name="P1">11/12/14 6:29:28 am: Ayu New: Yeah while working with <text:s/>a patient i was thinkinng about u and forgot to strap him and he could have fell and would hve sued me</text:p>
      <text:p text:style-name="P1">11/12/14 6:29:46 am: Ayu New: U would have costed my license</text:p>
      <text:p text:style-name="P1">11/12/14 6:29:52 am: Shridhar: Wat were u thinking</text:p>
      <text:p text:style-name="P1">11/12/14 6:29:53 am: Shridhar: Lol</text:p>
      <text:p text:style-name="P1">11/12/14 6:38:17 am: Shridhar: Kya gai</text:p>
      <text:p text:style-name="P1">11/12/14 6:38:26 am: Shridhar: Wat were u thinkin eh toh keh</text:p>
      <text:p text:style-name="P1">11/12/14 6:40:00 am: Ayu New: Nowhere one of my friend occupational therapist at my nursing home i work just had a baby so i was talking to her</text:p>
      <text:p text:style-name="P1">11/12/14 6:40:40 am: Shridhar: Oh okay</text:p>
      <text:p text:style-name="P1">11/12/14 6:41:53 am: Ayu New: Nothing i was imagining u naked</text:p>
      <text:p text:style-name="P1">11/12/14 6:42:05 am: Shridhar: Wah</text:p>
      <text:p text:style-name="P1">11/12/14 6:42:06 am: Shridhar: And</text:p>
      <text:p text:style-name="P1">11/12/14 6:43:03 am: Ayu New: Wah su ema</text:p>
      <text:p text:style-name="P1">11/12/14 6:43:14 am: Ayu New: It would have costed me pelo padyo hot toh</text:p>
      <text:p text:style-name="P1">11/12/14 6:43:24 am: Ayu New: I would be liable</text:p>
      <text:p text:style-name="P1">11/12/14 6:43:37 am: Ayu New: Alleged carelessness</text:p>
      <text:p text:style-name="P1"><text:soft-page-break/>11/12/14 6:43:44 am: Shridhar: Ya eh toh 6e</text:p>
      <text:p text:style-name="P1">11/12/14 6:44:09 am: Shridhar: Chill Hun it's just 15 more days</text:p>
      <text:p text:style-name="P1">11/12/14 6:44:31 am: Shridhar: Just concentrate on work Hun khotu liable thavanu</text:p>
      <text:p text:style-name="P1">11/12/14 6:46:41 am: Ayu New: So pinku jode vaat thai she wanted some body mists</text:p>
      <text:p text:style-name="P1">11/12/14 6:47:05 am: Shridhar: Hmmm Is it costly</text:p>
      <text:p text:style-name="P1">11/12/14 6:47:07 am: Ayu New: She was confused between VS and BBW , I don't really like VS mist</text:p>
      <text:p text:style-name="P1">11/12/14 6:47:34 am: Ayu New: She said she will pay but i was like na i ll get it don't pay than she insisted on paying and I didn't say anything</text:p>
      <text:p text:style-name="P1">11/12/14 6:47:50 am: Shridhar: Hmmm Ketla nu 6e pan</text:p>
      <text:p text:style-name="P1">11/12/14 6:48:08 am: Ayu New: It's buy 3 get 3 free right now</text:p>
      <text:p text:style-name="P1">11/12/14 6:48:26 am: Shridhar: Oh okay toh Lai levanu wic ever u like</text:p>
      <text:p text:style-name="P1">11/12/14 6:49:27 am: Ayu New: I know</text:p>
      <text:p text:style-name="P1">11/12/14 6:49:40 am: Shridhar: Biji su vaat kari</text:p>
      <text:p text:style-name="P1">11/12/14 6:50:12 am: Ayu New: Kasu nai</text:p>
      <text:p text:style-name="P1">11/12/14 6:50:17 am: Ayu New: Aa badhi faltu</text:p>
      <text:p text:style-name="P1">11/12/14 6:50:34 am: Shridhar: Hmmm</text:p>
      <text:p text:style-name="P1">11/12/14 6:50:48 am: Shridhar: She was telling tari bairi Jode bau vaat kari</text:p>
      <text:p text:style-name="P1">11/12/14 6:51:00 am: Shridhar: So I asked her su</text:p>
      <text:p text:style-name="P1">11/12/14 6:51:26 am: Shridhar: So she was like u were asking wat did ur mom wat while she was pregnant beacuse she is cute</text:p>
      <text:p text:style-name="P1">11/12/14 6:51:45 am: Ayu New: Oh that</text:p>
      <text:p text:style-name="P1">11/12/14 6:51:47 am: Ayu New: She is</text:p>
      <text:p text:style-name="P1">11/12/14 6:52:02 am: Ayu New: I normally don't find females cute and nice unless theybreally are</text:p>
      <text:p text:style-name="P1">11/12/14 6:52:08 am: Ayu New: Really *</text:p>
      <text:p text:style-name="P1">11/12/14 6:52:29 am: Shridhar: Ya she is nice I know</text:p>
      <text:p text:style-name="P1">11/12/14 6:53:11 am: Ayu New: mein ene kidhu tu atushi roshni ne puchi joje if they need something because they all like body mists it seems so she is like na koi na mate na lais khali mara mate j lai</text:p>
      <text:p text:style-name="P1">11/12/14 6:53:20 am: Ayu New: So i said her ur too cute</text:p>
      <text:p text:style-name="P1">11/12/14 6:53:29 am: Ayu New: And she said by birth avi j chu</text:p>
      <text:p text:style-name="P1">11/12/14 6:53:38 am: Shridhar: Lol</text:p>
      <text:p text:style-name="P1">11/12/14 6:53:40 am: Ayu New: I am like yeah tari mummy a su khadhu tu</text:p>
      <text:p text:style-name="P1">11/12/14 6:53:47 am: Ayu New: Note che</text:p>
      <text:p text:style-name="P1">11/12/14 6:53:55 am: Ayu New: I bet rushabh loves her to death</text:p>
      <text:p text:style-name="P1">11/12/14 6:54:11 am: Ayu New: It's easy to fall in love with her</text:p>
      <text:p text:style-name="P1">11/12/14 6:56:46 am: Shridhar: Ya tat he does</text:p>
      <text:p text:style-name="P1">11/12/14 6:56:52 am: Shridhar: Ane Manasi doesn like her</text:p>
      <text:p text:style-name="P1">11/12/14 6:56:55 am: Shridhar: Don know y</text:p>
      <text:p text:style-name="P1">11/12/14 6:57:24 am: Ayu New: How can someone not like her</text:p>
      <text:p text:style-name="P1">11/12/14 6:57:54 am: Ayu New: Well i can believe if someone doesn't like me but pinku is too naive to be disliked</text:p>
      <text:p text:style-name="P1">11/12/14 6:58:24 am: Shridhar: She thinks Gunjan is to close her</text:p>
      <text:p text:style-name="P1">11/12/14 6:59:30 am: Ayu New: A toh tu bhi chu ema su thai gayu everyone has a close friend i have my dicky hardik too</text:p>
      <text:p text:style-name="P1">11/12/14 7:00:24 am: Shridhar: But she should understand na</text:p>
      <text:p text:style-name="P1">11/12/14 7:00:35 am: Shridhar: I mean she is jealous of pinku</text:p>
      <text:p text:style-name="P1">11/12/14 7:01:39 am: Ayu New: Hmm whatever</text:p>
      <text:p text:style-name="P1">11/12/14 7:07:12 am: Ayu New: &lt;image omitted&gt;</text:p>
      <text:p text:style-name="P1">11/12/14 7:07:55 am: Ayu New: Kiersten's baby</text:p>
      <text:p text:style-name="P1">11/12/14 7:08:06 am: Shridhar: Oh okay</text:p>
      <text:p text:style-name="P1">11/12/14 7:08:14 am: Shridhar: Gave birth today</text:p>
      <text:p text:style-name="P1">11/12/14 7:08:10 am: Ayu New: Both her sons are just like her</text:p>
      <text:p text:style-name="P1">11/12/14 7:08:44 am: Ayu New: Hour ago</text:p>
      <text:p text:style-name="P1">11/12/14 7:08:52 am: Shridhar: Oh tats nice</text:p>
      <text:p text:style-name="P1">11/12/14 7:11:37 am: Shridhar: Do u want something from sephora I have a card of $15</text:p>
      <text:p text:style-name="P1">11/12/14 7:11:56 am: Ayu New: How do u have a card of 15$</text:p>
      <text:p text:style-name="P1"><text:soft-page-break/>11/12/14 7:12:11 am: Shridhar: Mein taru order natu karyu remember</text:p>
      <text:p text:style-name="P1">11/12/14 7:13:14 am: Ayu New: Yeah send me picture</text:p>
      <text:p text:style-name="P1">11/12/14 7:13:57 am: Ayu New: If u have email than send email</text:p>
      <text:p text:style-name="P1">11/12/14 7:14:05 am: Shridhar: &lt;image omitted&gt;</text:p>
      <text:p text:style-name="P1">11/12/14 7:14:14 am: Shridhar: I have forwarded also</text:p>
      <text:p text:style-name="P1">11/12/14 7:14:29 am: Ayu New: Yeah i ll buy lipstick</text:p>
      <text:p text:style-name="P1">11/12/14 7:15:01 am: Ayu New: No i will buy the foundation i ned and 15$ minus thai jase</text:p>
      <text:p text:style-name="P1">11/12/14 7:15:13 am: Shridhar: Ya but minimum $50 joise</text:p>
      <text:p text:style-name="P1">11/12/14 7:15:21 am: Shridhar: Foundation Ketla nu ave,</text:p>
      <text:p text:style-name="P1">11/12/14 7:15:29 am: Ayu New: 45$</text:p>
      <text:p text:style-name="P1">11/12/14 7:15:48 am: Ayu New: Bonchodo</text:p>
      <text:p text:style-name="P1">11/12/14 7:15:57 am: Shridhar: Hahahaha</text:p>
      <text:p text:style-name="P1">11/12/14 7:16:09 am: Ayu New: Y r u laughing</text:p>
      <text:p text:style-name="P1">11/12/14 7:16:14 am: Shridhar: So take a lipstick as well</text:p>
      <text:p text:style-name="P1">11/12/14 7:16:22 am: Shridhar: Ane pa6i 15 off Thai jase</text:p>
      <text:p text:style-name="P1">11/12/14 7:16:38 am: Shridhar: U told bonchodo etle</text:p>
      <text:p text:style-name="P1">11/12/14 7:17:08 am: Ayu New: Yeah i ll return the lipstick i got last weekend and buy the same lipstick and foundation so injust have to pay for foundation</text:p>
      <text:p text:style-name="P1">11/12/14 7:17:21 am: Shridhar: Hmmm ya</text:p>
      <text:p text:style-name="P1">11/12/14 7:18:16 am: Ayu New: &lt;image omitted&gt;</text:p>
      <text:p text:style-name="P1">11/12/14 7:18:30 am: Shridhar: Oh so cute</text:p>
      <text:p text:style-name="P1">11/12/14 7:18:27 am: Ayu New: So this is kiersten and her first born abel</text:p>
      <text:p text:style-name="P1">11/12/14 7:19:26 am: Ayu New: When her husband babysits he does different hairstyles for abel the other dat he got her to work place cuz he had to give something to kiersten and he did spikes for him can u believe it</text:p>
      <text:p text:style-name="P1">11/12/14 7:19:30 am: Ayu New: He is 1</text:p>
      <text:p text:style-name="P1">11/12/14 7:19:49 am: Ayu New: And he has long hair 5 inch uchi spikes kareli</text:p>
      <text:p text:style-name="P1">11/12/14 7:20:41 am: Ayu New: &lt;image omitted&gt;</text:p>
      <text:p text:style-name="P1">11/12/14 7:21:01 am: Ayu New: Her husband does this with abel all the time gadi ma steading par besadse bike par besadse</text:p>
      <text:p text:style-name="P1">11/12/14 7:21:27 am: Shridhar: Oh tats so cute</text:p>
      <text:p text:style-name="P1">11/12/14 7:21:30 am: Shridhar: Oh gk</text:p>
      <text:p text:style-name="P1">11/12/14 7:21:31 am: Shridhar: Him</text:p>
      <text:p text:style-name="P1">11/12/14 7:21:35 am: Ayu New: &lt;image omitted&gt;</text:p>
      <text:p text:style-name="P1">11/12/14 7:21:50 am: Ayu New: See he is helping his dad</text:p>
      <text:p text:style-name="P1">11/12/14 7:21:54 am: Ayu New: Fix the car</text:p>
      <text:p text:style-name="P1">11/12/14 7:22:28 am: Ayu New: &lt;image omitted&gt;</text:p>
      <text:p text:style-name="P1">11/12/14 7:22:35 am: Ayu New: Look at this gaffur in pool</text:p>
      <text:p text:style-name="P1">11/12/14 7:23:10 am: Shridhar: Lol</text:p>
      <text:p text:style-name="P1">11/12/14 7:23:12 am: Ayu New: &lt;image omitted&gt;</text:p>
      <text:p text:style-name="P1">11/12/14 7:30:31 am: Shridhar: Hase 6e toh Jo</text:p>
      <text:p text:style-name="P1">11/12/14 7:31:02 am: Ayu New: He is too cute whenever i see him i always tell her i feel like biting his cheeks</text:p>
      <text:p text:style-name="P1">11/12/14 7:31:20 am: Shridhar: Haha</text:p>
      <text:p text:style-name="P1">11/12/14 7:31:45 am: Ayu New: Ane biju bhi avu j ayu che both of them they look like kiersten</text:p>
      <text:p text:style-name="P1">11/12/14 7:31:50 am: Ayu New: U know a sex theory</text:p>
      <text:p text:style-name="P1">11/12/14 7:32:07 am: Shridhar: Wat</text:p>
      <text:p text:style-name="P1">11/12/14 7:32:21 am: Ayu New: Pregnant thai j vakhat na sex na lifhe ema j partner vadhare dominant hoy kids ena par jai</text:p>
      <text:p text:style-name="P1">11/12/14 7:32:26 am: Ayu New: I read it online</text:p>
      <text:p text:style-name="P1">11/12/14 7:51:25 am: Shridhar: Hmmm okay</text:p>
      <text:p text:style-name="P1">11/12/14 7:51:39 am: Shridhar: Ane I read somewhere ke morning sex is the best</text:p>
      <text:p text:style-name="P1">11/12/14 7:52:00 am: Ayu New: For what baby</text:p>
      <text:p text:style-name="P1">11/12/14 7:52:12 am: Shridhar: Na generally</text:p>
      <text:p text:style-name="P1">11/12/14 7:52:33 am: Shridhar: Ane is it true ke if someone has migrane problem doctor suggests sex?</text:p>
      <text:p text:style-name="P1">11/12/14 7:52:43 am: Ayu New: No idea</text:p>
      <text:p text:style-name="P1"><text:soft-page-break/>11/12/14 7:53:09 am: Shridhar: Hmmm bcoz a friend was telling ki a doctor suggested sex to one of his friend having a migrane problem</text:p>
      <text:p text:style-name="P1">11/12/14 7:53:28 am: Ayu New: Hmm</text:p>
      <text:p text:style-name="P1">11/12/14 7:53:36 am: Ayu New: Sex keeps u healthy</text:p>
      <text:p text:style-name="P1">11/12/14 7:53:51 am: Shridhar: Ya tat I read as well</text:p>
      <text:p text:style-name="P1">11/12/14 7:54:09 am: Shridhar: Ya the morning sex was for health only</text:p>
      <text:p text:style-name="P1">11/12/14 7:54:09 am: Ayu New: This is y m telling u no on 27th because we don't have much te</text:p>
      <text:p text:style-name="P1">11/12/14 7:54:16 am: Ayu New: N sex needs time</text:p>
      <text:p text:style-name="P1">11/12/14 7:54:29 am: Shridhar: Ya I know tat</text:p>
      <text:p text:style-name="P1">11/12/14 7:59:08 am: Ayu New: &lt;image omitted&gt;</text:p>
      <text:p text:style-name="P1">11/12/14 7:59:23 am: Ayu New: Do u like this picture</text:p>
      <text:p text:style-name="P1">11/12/14 7:59:50 am: Shridhar: Yup it's nice</text:p>
      <text:p text:style-name="P1">11/12/14 6:00:44 pm: Ayu New: I want to have *** with u now</text:p>
      <text:p text:style-name="P1">11/12/14 6:01:37 pm: Shridhar: Have a little patience Hun</text:p>
      <text:p text:style-name="P1">11/12/14 6:01:44 pm: Ayu New: No</text:p>
      <text:p text:style-name="P1">11/12/14 6:02:00 pm: Shridhar: Toh su karye Bol</text:p>
      <text:p text:style-name="P1">11/12/14 6:02:09 pm: Shridhar: U at work or home still</text:p>
      <text:p text:style-name="P1">11/12/14 6:02:27 pm: Ayu New: No i m going for shower</text:p>
      <text:p text:style-name="P1">11/12/14 6:02:41 pm: Shridhar: Oh inay</text:p>
      <text:p text:style-name="P1">11/12/14 6:02:43 pm: Shridhar: Okay</text:p>
      <text:p text:style-name="P1">11/12/14 6:02:55 pm: Shridhar: Just have a little patience</text:p>
      <text:p text:style-name="P1">11/12/14 6:04:09 pm: Ayu New: Hmm</text:p>
      <text:p text:style-name="P1">11/12/14 11:14:07 pm: Ayu New: I want to have *** again</text:p>
      <text:p text:style-name="P1">11/12/14 11:14:15 pm: Ayu New: With u nobody else but u</text:p>
      <text:p text:style-name="P1">11/12/14 11:27:40 pm: Shridhar: Yes Hun even I wanna have only with u</text:p>
      <text:p text:style-name="P1">11/12/14 11:43:12 pm: Ayu New: Tomorrow don't go anywhere i ll facetime because we have to get that song fixed and u don't have to dance anymore</text:p>
      <text:p text:style-name="P1">11/12/14 11:43:27 pm: Ayu New: So get the video camera ready</text:p>
      <text:p text:style-name="P1">11/12/14 11:44:33 pm: Shridhar: Kale I have to go to pick Shreya ane Lalo nu Lagan pan 6ene</text:p>
      <text:p text:style-name="P1">11/12/14 11:44:59 pm: Ayu New: Lalo is the one in whose engagement we went</text:p>
      <text:p text:style-name="P1">11/12/14 11:45:10 pm: Shridhar: Yup</text:p>
      <text:p text:style-name="P1">11/12/14 11:45:30 pm: Shridhar: Ya tari Friday ratre chale</text:p>
      <text:p text:style-name="P1">11/12/14 11:45:46 pm: Ayu New: Okay</text:p>
      <text:p text:style-name="P1">11/12/14 11:46:02 pm: Ayu New: But mane bahana na apto because i need to do it asap</text:p>
      <text:p text:style-name="P1">11/12/14 11:47:57 pm: Shridhar: Yup</text:p>
      <text:p text:style-name="P1">11/12/14 11:47:59 pm: Shridhar: Okay</text:p>
      <text:p text:style-name="P1">11/12/14 11:48:04 pm: Shridhar: Chal I m gna sleep</text:p>
      <text:p text:style-name="P1">11/12/14 11:48:07 pm: Shridhar: Mwaaah</text:p>
      <text:p text:style-name="P1">11/12/14 11:48:11 pm: Ayu New: Don't without me</text:p>
      <text:p text:style-name="P1">11/12/14 11:48:53 pm: Shridhar: U also wanna sleep with me</text:p>
      <text:p text:style-name="P1">12/12/14 4:21:53 am: Ayu New: I still want to have sex with u</text:p>
      <text:p text:style-name="P1">12/12/14 4:22:18 am: Ayu New: Ur the hottest man i have ever seen hot in bed hot in whatever u do</text:p>
      <text:p text:style-name="P1">12/12/14 5:24:41 am: Ayu New: &lt;image omitted&gt;</text:p>
      <text:p text:style-name="P1">12/12/14 5:24:46 am: Ayu New: &lt;image omitted&gt;</text:p>
      <text:p text:style-name="P1">12/12/14 5:26:44 am: Shridhar: &lt;image omitted&gt;</text:p>
      <text:p text:style-name="P1">12/12/14 5:27:07 am: Ayu New: Look at that hotness</text:p>
      <text:p text:style-name="P1">12/12/14 5:27:22 am: Shridhar: Look at the sexiness above it</text:p>
      <text:p text:style-name="P1">12/12/14 5:27:35 am: Shridhar: I m feeling hot in this winter</text:p>
      <text:p text:style-name="P1">12/12/14 5:27:44 am: Ayu New: Than strip</text:p>
      <text:p text:style-name="P1">12/12/14 5:27:55 am: Shridhar: I d</text:p>
      <text:p text:style-name="P1">12/12/14 5:27:59 am: Shridhar: Don mind at all</text:p>
      <text:p text:style-name="P1">12/12/14 5:28:10 am: Ayu New: Is ur mom up</text:p>
      <text:p text:style-name="P1">12/12/14 5:28:15 am: Shridhar: Yip</text:p>
      <text:p text:style-name="P1">12/12/14 5:28:20 am: Ayu New: I ll call</text:p>
      <text:p text:style-name="P1">12/12/14 5:28:27 am: Shridhar: Yup</text:p>
      <text:p text:style-name="P1">12/12/14 5:28:35 am: Shridhar: Call home I m leaving for work</text:p>
      <text:p text:style-name="P1"><text:soft-page-break/>12/12/14 5:28:38 am: Shridhar: Calling now</text:p>
      <text:p text:style-name="P1">12/12/14 5:28:55 am: Ayu New: Yea anju aunty called twice i needtotalk to her before that</text:p>
      <text:p text:style-name="P1">12/12/14 5:29:02 am: Shridhar: Yup</text:p>
      <text:p text:style-name="P1">12/12/14 5:30:44 am: Ayu New: Ur mom was sleeping</text:p>
      <text:p text:style-name="P1">12/12/14 5:30:51 am: Ayu New: I ll call her later</text:p>
      <text:p text:style-name="P1">12/12/14 5:30:53 am: Shridhar: Na ave</text:p>
      <text:p text:style-name="P1">12/12/14 5:30:58 am: Ayu New: She told that</text:p>
      <text:p text:style-name="P1">12/12/14 5:31:01 am: Shridhar: But she is sleepy</text:p>
      <text:p text:style-name="P1">12/12/14 5:31:09 am: Shridhar: I was here only when she told</text:p>
      <text:p text:style-name="P1">12/12/14 5:31:09 am: Ayu New: Olay</text:p>
      <text:p text:style-name="P1">12/12/14 5:31:17 am: Shridhar: Ane dad picked up ne</text:p>
      <text:p text:style-name="P1">12/12/14 5:31:34 am: Ayu New: &lt;image omitted&gt;</text:p>
      <text:p text:style-name="P1">12/12/14 5:31:35 am: Shridhar: I wa gna msg u ke call after sometime ane te karyo lol</text:p>
      <text:p text:style-name="P1">12/12/14 5:31:43 am: Ayu New: Did u like this</text:p>
      <text:p text:style-name="P1">12/12/14 5:31:50 am: Shridhar: Hawtbess</text:p>
      <text:p text:style-name="P1">12/12/14 5:31:58 am: Shridhar: Yup</text:p>
      <text:p text:style-name="P1">12/12/14 5:32:07 am: Ayu New: Do inlook jadi</text:p>
      <text:p text:style-name="P1">12/12/14 5:32:17 am: Shridhar: But not as the other one</text:p>
      <text:p text:style-name="P1">12/12/14 5:32:33 am: Ayu New: &lt;image omitted&gt;</text:p>
      <text:p text:style-name="P1">12/12/14 5:33:28 am: Ayu New: &lt;image omitted&gt;</text:p>
      <text:p text:style-name="P1">12/12/14 5:33:29 am: Shridhar: Yup</text:p>
      <text:p text:style-name="P1">12/12/14 5:33:28 am: Ayu New: &lt;image omitted&gt;</text:p>
      <text:p text:style-name="P1">12/12/14 6:13:47 am: Shridhar: Hawtness su Kare 6e</text:p>
      <text:p text:style-name="P1">12/12/14 7:15:41 am: Ayu New: Do u like the size i am in right now because i am really craving for chinese food right now</text:p>
      <text:p text:style-name="P1">12/12/14 7:24:32 am: Shridhar: Yup</text:p>
      <text:p text:style-name="P1">12/12/14 7:24:33 am: Shridhar: Kem</text:p>
      <text:p text:style-name="P1">12/12/14 7:26:52 am: Shridhar: Hey sexy</text:p>
      <text:p text:style-name="P1">12/12/14 7:26:55 am: Shridhar: Su Kare 6e</text:p>
      <text:p text:style-name="P1">12/12/14 7:27:10 am: Ayu New: Going to get chinese food</text:p>
      <text:p text:style-name="P1">12/12/14 7:27:35 am: Shridhar: Oh okay ketli vaar lagse I wanna do a FaceTime</text:p>
      <text:p text:style-name="P1">12/12/14 7:27:39 am: Shridhar: For sometime</text:p>
      <text:p text:style-name="P1">12/12/14 7:28:02 am: Ayu New: Not today i am very tored kale karisu khai ne sui jais</text:p>
      <text:p text:style-name="P1">12/12/14 7:28:17 am: Shridhar: Kale nai Thai Shreya ghare ase and all tat</text:p>
      <text:p text:style-name="P1">12/12/14 7:28:22 am: Shridhar: Only for sometime Hun</text:p>
      <text:p text:style-name="P1">12/12/14 7:29:51 am: Ayu New: Let me order</text:p>
      <text:p text:style-name="P1">12/12/14 7:30:01 am: Shridhar: Yup</text:p>
      <text:p text:style-name="P1">12/12/14 8:09:57 am: Shridhar: Hey sexy done with food</text:p>
      <text:p text:style-name="P1">12/12/14 8:10:25 am: Ayu New: &lt;image omitted&gt;</text:p>
      <text:p text:style-name="P1">12/12/14 8:10:46 am: Ayu New: What will u say when i am dieing ur last words to me</text:p>
      <text:p text:style-name="P1">12/12/14 8:11:15 am: Shridhar: I would coming soon to be with you</text:p>
      <text:p text:style-name="P1">12/12/14 8:11:35 am: Ayu New: Yeah right yamraj tara friend thai ne</text:p>
      <text:p text:style-name="P1">12/12/14 8:11:44 am: Shridhar: Has toh</text:p>
      <text:p text:style-name="P1">12/12/14 8:12:00 am: Shridhar: Tu jati rav pa6i I will be waiting to join u</text:p>
      <text:p text:style-name="P1">12/12/14 8:12:07 am: Shridhar: But I think I will go before u</text:p>
      <text:p text:style-name="P1">12/12/14 8:12:38 am: Ayu New: Yea right a month u ll mourn for me than u ll get married again ur man after all</text:p>
      <text:p text:style-name="P1">12/12/14 8:12:55 am: Shridhar: Ya rite I will get married vari</text:p>
      <text:p text:style-name="P1">12/12/14 8:13:22 am: Ayu New: It's true ur man u need sex after u get a habit</text:p>
      <text:p text:style-name="P1">12/12/14 8:13:41 am: Shridhar: I won't get married</text:p>
      <text:p text:style-name="P1">12/12/14 8:13:45 am: Shridhar: Ane u done with good</text:p>
      <text:p text:style-name="P1">12/12/14 8:13:48 am: Ayu New: I am 100% sure u ll get married tara parents painai dese and than i ll just be a past</text:p>
      <text:p text:style-name="P1">12/12/14 8:14:01 am: Shridhar: Nai painave</text:p>
      <text:p text:style-name="P1">12/12/14 8:14:23 am: Shridhar: Khai lidhu</text:p>
      <text:p text:style-name="P1">12/12/14 8:14:33 am: Ayu New: Painai dese she is mom</text:p>
      <text:p text:style-name="P1"><text:soft-page-break/>12/12/14 8:14:51 am: Ayu New: Sodhi kadse koi divorce , 1 chokra ni maa</text:p>
      <text:p text:style-name="P1">12/12/14 8:15:01 am: Shridhar: Nope</text:p>
      <text:p text:style-name="P1">12/12/14 8:15:11 am: Shridhar: U done with food</text:p>
      <text:p text:style-name="P1">12/12/14 8:15:16 am: Ayu New: No</text:p>
      <text:p text:style-name="P1">12/12/14 8:15:31 am: Shridhar: Ketli vaar</text:p>
      <text:p text:style-name="P1">12/12/14 8:16:15 am: Ayu New: What's ur problem let me eat don't irritate me</text:p>
      <text:p text:style-name="P1">12/12/14 8:29:45 am: Ayu New: Kale baby i am very tired</text:p>
      <text:p text:style-name="P1">12/12/14 8:30:16 am: Shridhar: Once please I will be thinking of it while day pleae</text:p>
      <text:p text:style-name="P1">12/12/14 8:30:30 am: Ayu New: Than think like i dif</text:p>
      <text:p text:style-name="P1">12/12/14 8:30:34 am: Ayu New: Did*</text:p>
      <text:p text:style-name="P1">12/12/14 8:30:46 am: Shridhar: Oh common man now I can't</text:p>
      <text:p text:style-name="P1">12/12/14 8:30:55 am: Shridhar: Pleae once</text:p>
      <text:p text:style-name="P1">12/12/14 8:31:25 am: Shridhar: Please</text:p>
      <text:p text:style-name="P1">12/12/14 8:31:27 am: Shridhar: Please</text:p>
      <text:p text:style-name="P1">12/12/14 8:31:28 am: Shridhar: Please</text:p>
      <text:p text:style-name="P1">12/12/14 8:32:07 am: Shridhar: Avu nai ave</text:p>
      <text:p text:style-name="P1">12/12/14 8:32:11 am: Shridhar: Idiot</text:p>
      <text:p text:style-name="P1">12/12/14 8:32:19 am: Ayu New: Pati gayu</text:p>
      <text:p text:style-name="P1">12/12/14 8:32:25 am: Shridhar: Oh man</text:p>
      <text:p text:style-name="P1">12/12/14 8:32:34 am: Shridhar: Can't wait</text:p>
      <text:p text:style-name="P1">12/12/14 8:33:06 am: Ayu New: Can't wait fir my boobs</text:p>
      <text:p text:style-name="P1">12/12/14 8:33:11 am: Ayu New: For*</text:p>
      <text:p text:style-name="P1">12/12/14 8:33:17 am: Shridhar: Tu akhij</text:p>
      <text:p text:style-name="P1">12/12/14 8:33:34 am: Ayu New: are they that tempting</text:p>
      <text:p text:style-name="P1">12/12/14 8:33:44 am: Shridhar: Oh yes thy are</text:p>
      <text:p text:style-name="P1">12/12/14 8:34:07 am: Ayu New: Shridhar y do men love women with bog boobs abd bigger butt</text:p>
      <text:p text:style-name="P1">12/12/14 8:34:36 am: Shridhar: Because it's fun having sex with them like thodu flesh hoi etle</text:p>
      <text:p text:style-name="P1">12/12/14 8:35:01 am: Ayu New: I thought men like skinny women</text:p>
      <text:p text:style-name="P1">12/12/14 8:35:08 am: Shridhar: Na</text:p>
      <text:p text:style-name="P1">12/12/14 8:35:47 am: Shridhar: They like with big boobs and not very big ass but regular ane vadhare padta mota pan nai</text:p>
      <text:p text:style-name="P1">12/12/14 8:36:00 am: Ayu New: How's mine</text:p>
      <text:p text:style-name="P1">12/12/14 8:36:14 am: Shridhar: It's perfect</text:p>
      <text:p text:style-name="P1">12/12/14 8:36:18 am: Shridhar: Like how I want</text:p>
      <text:p text:style-name="P1">12/12/14 8:36:33 am: Ayu New: Ur just saying because u have too</text:p>
      <text:p text:style-name="P1">12/12/14 8:36:41 am: Shridhar: No I mean it</text:p>
      <text:p text:style-name="P1">12/12/14 8:39:14 am: Ayu New: 💋</text:p>
      <text:p text:style-name="P1">12/12/14 8:39:21 am: Shridhar: Mwaaah</text:p>
      <text:p text:style-name="P1">12/12/14 9:27:53 am: Ayu New: Talked to your mom</text:p>
      <text:p text:style-name="P1">12/12/14 9:27:59 am: Ayu New: She said don't go</text:p>
      <text:p text:style-name="P1">12/12/14 9:28:09 am: Ayu New: Go after shreya returns</text:p>
      <text:p text:style-name="P1">12/12/14 9:28:23 am: Shridhar: Yup okay</text:p>
      <text:p text:style-name="P1">12/12/14 9:28:26 am: Shridhar: I told u</text:p>
      <text:p text:style-name="P1">12/12/14 9:29:15 am: Ayu New: &lt;image omitted&gt;</text:p>
      <text:p text:style-name="P1">12/12/14 9:29:17 am: Shridhar: Su vaat kari biju</text:p>
      <text:p text:style-name="P1">12/12/14 9:29:22 am: Ayu New: Learn this</text:p>
      <text:p text:style-name="P1">12/12/14 9:29:45 am: Shridhar: Lol</text:p>
      <text:p text:style-name="P1">12/12/14 9:30:12 am: Ayu New: No lol i m serious</text:p>
      <text:p text:style-name="P1">12/12/14 9:30:23 am: Ayu New: This is what is diplomacy</text:p>
      <text:p text:style-name="P1">12/12/14 9:30:29 am: Shridhar: I know</text:p>
      <text:p text:style-name="P1">12/12/14 9:33:58 am: Ayu New: &lt;image omitted&gt;</text:p>
      <text:p text:style-name="P1">12/12/14 9:34:07 am: Ayu New: Bhul thi ai gayu</text:p>
      <text:p text:style-name="P1">13/12/14 2:32:10 am: Shridhar: Su Kare?</text:p>
      <text:p text:style-name="P1">13/12/14 2:56:14 am: Ayu New: U awake</text:p>
      <text:p text:style-name="P1">13/12/14 2:56:26 am: Ayu New: Just got done with work wait i ll call u</text:p>
      <text:p text:style-name="P1">13/12/14 2:56:30 am: Shridhar: Ya Shreya ne leva ayo 6une</text:p>
      <text:p text:style-name="P1">13/12/14 2:56:32 am: Shridhar: Okay</text:p>
      <text:p text:style-name="P1"><text:soft-page-break/>13/12/14 2:56:45 am: Ayu New: I need to go to garage</text:p>
      <text:p text:style-name="P1">13/12/14 2:56:58 am: Shridhar: Su thayu gadi ne</text:p>
      <text:p text:style-name="P1">13/12/14 2:57:36 am: Ayu New: Engine check sogn is popping daignostic tool said exhaust or filter hs a problem</text:p>
      <text:p text:style-name="P1">13/12/14 2:57:51 am: Shridhar: Hmmm okay</text:p>
      <text:p text:style-name="P1">13/12/14 3:48:17 am: Ayu New: Sorry i was tored and u were irritating me even more</text:p>
      <text:p text:style-name="P1">13/12/14 3:48:39 am: Shridhar: Ya it's okay</text:p>
      <text:p text:style-name="P1">13/12/14 3:50:35 am: Ayu New: Did they come</text:p>
      <text:p text:style-name="P1">13/12/14 3:51:01 am: Shridhar: Flight landed but they are not out yet</text:p>
      <text:p text:style-name="P1">13/12/14 3:51:08 am: Shridhar: Khushangi Mali</text:p>
      <text:p text:style-name="P1">13/12/14 3:51:17 am: Ayu New: Oh okay</text:p>
      <text:p text:style-name="P1">13/12/14 3:51:36 am: Shridhar: U back home</text:p>
      <text:p text:style-name="P1">13/12/14 3:54:49 am: Ayu New: Yeah</text:p>
      <text:p text:style-name="P1">13/12/14 3:55:09 am: Shridhar: Su issue hatu car ma?</text:p>
      <text:p text:style-name="P1">13/12/14 3:55:22 am: Ayu New: O2 sensors replace karvana che</text:p>
      <text:p text:style-name="P1">13/12/14 3:55:29 am: Shridhar: Oh okay</text:p>
      <text:p text:style-name="P1">13/12/14 3:56:10 am: Ayu New: This garage is saying 270$ but jd was like he got it done in 100$</text:p>
      <text:p text:style-name="P1">13/12/14 3:56:24 am: Shridhar: Toh tya karai deje</text:p>
      <text:p text:style-name="P1">13/12/14 3:57:41 am: Shridhar: U gng to JD's</text:p>
      <text:p text:style-name="P1">13/12/14 4:23:14 am: Ayu New: No we are going next weekend now</text:p>
      <text:p text:style-name="P1">13/12/14 4:23:24 am: Ayu New: I am too tired and have to clean house</text:p>
      <text:p text:style-name="P1">13/12/14 4:23:30 am: Ayu New: Ai gaya</text:p>
      <text:p text:style-name="P1">13/12/14 4:23:32 am: Ayu New: Badha</text:p>
      <text:p text:style-name="P1">13/12/14 4:48:05 am: Ayu New: &lt;image omitted&gt;</text:p>
      <text:p text:style-name="P1">13/12/14 4:48:09 am: Ayu New: &lt;image omitted&gt;</text:p>
      <text:p text:style-name="P1">13/12/14 4:48:11 am: Ayu New: I am going for dinner</text:p>
      <text:p text:style-name="P1">13/12/14 4:48:13 am: Ayu New: &lt;image omitted&gt;</text:p>
      <text:p text:style-name="P1">13/12/14 4:48:42 am: Shridhar: Eklu</text:p>
      <text:p text:style-name="P1">13/12/14 4:49:02 am: Ayu New: &lt;image omitted&gt;</text:p>
      <text:p text:style-name="P1">13/12/14 4:49:06 am: Ayu New: &lt;image omitted&gt;</text:p>
      <text:p text:style-name="P1">13/12/14 4:50:25 am: Ayu New: Jd jode la</text:p>
      <text:p text:style-name="P1">13/12/14 4:50:32 am: Ayu New: M going harrisonburg</text:p>
      <text:p text:style-name="P1">13/12/14 4:50:34 am: Shridhar: Oh okay</text:p>
      <text:p text:style-name="P1">13/12/14 4:50:37 am: Shridhar: Enjoy</text:p>
      <text:p text:style-name="P1">13/12/14 4:50:40 am: Ayu New: How do i look</text:p>
      <text:p text:style-name="P1">13/12/14 4:50:58 am: Shridhar: U lookin nice</text:p>
      <text:p text:style-name="P1">13/12/14 4:51:13 am: Ayu New: Nice !! That's it</text:p>
      <text:p text:style-name="P1">13/12/14 4:52:08 am: Shridhar: Wr u guys gng for food</text:p>
      <text:p text:style-name="P1">13/12/14 4:52:30 am: Shridhar: Because u wearing casual</text:p>
      <text:p text:style-name="P1">13/12/14 4:52:50 am: Ayu New: It's a casual pizzeria</text:p>
      <text:p text:style-name="P1">13/12/14 4:52:58 am: Ayu New: It's our fav place</text:p>
      <text:p text:style-name="P1">13/12/14 4:53:11 am: Shridhar: Oh okay with beer and stuff</text:p>
      <text:p text:style-name="P1">13/12/14 4:53:13 am: Ayu New: I am calling u in sometime</text:p>
      <text:p text:style-name="P1">13/12/14 4:53:17 am: Ayu New: I am not drinking</text:p>
      <text:p text:style-name="P1">13/12/14 4:53:22 am: Shridhar: Oh kem</text:p>
      <text:p text:style-name="P1">13/12/14 4:53:23 am: Ayu New: Yeah with those stuff</text:p>
      <text:p text:style-name="P1">13/12/14 4:53:38 am: Ayu New: But i am not drinking because i want to look slim for the wedding</text:p>
      <text:p text:style-name="P1">13/12/14 4:53:39 am: Shridhar: Bcoz u driving etle</text:p>
      <text:p text:style-name="P1">13/12/14 4:53:47 am: Shridhar: Oh okay</text:p>
      <text:p text:style-name="P1">13/12/14 4:53:46 am: Ayu New: Ah no</text:p>
      <text:p text:style-name="P1">13/12/14 4:54:06 am: Shridhar: Then tari nanad Jode vaat karva</text:p>
      <text:p text:style-name="P1">13/12/14 5:43:44 am: Shridhar: &lt;image omitted&gt;</text:p>
      <text:p text:style-name="P1">13/12/14 5:50:06 am: Ayu New: Tell shreya varshafoi is not answering my call</text:p>
      <text:p text:style-name="P1">13/12/14 5:50:09 am: Ayu New: Tried twice</text:p>
      <text:p text:style-name="P1">13/12/14 5:50:26 am: Shridhar: Yup no problem</text:p>
      <text:p text:style-name="P1">13/12/14 5:50:34 am: Shridhar: I will call directly</text:p>
      <text:p text:style-name="P1">13/12/14 5:50:40 am: Shridhar: Chalse u continue</text:p>
      <text:p text:style-name="P1"><text:soft-page-break/>13/12/14 5:52:03 am: Ayu New: Tell her though</text:p>
      <text:p text:style-name="P1">13/12/14 5:52:30 am: Shridhar: Yup</text:p>
      <text:p text:style-name="P1">13/12/14 5:52:33 am: Shridhar: Told</text:p>
      <text:p text:style-name="P1">13/12/14 11:26:15 am: Shridhar: Sorry Hun I just gt up</text:p>
      <text:p text:style-name="P1">13/12/14 7:44:04 am: Ayu New: What u doing</text:p>
      <text:p text:style-name="P1">13/12/14 8:12:18 am: Ayu New: &lt;audio omitted&gt;</text:p>
      <text:p text:style-name="P1">13/12/14 10:43:01 am: Ayu New: So nikhil got this grafted for rashmi for their 3rd anniversary, he booked a surprise trip to vegas and booked a presidential suite and took her to the best celebrity chef restaurant in vegas!! How lucky</text:p>
      <text:p text:style-name="P1">13/12/14 10:43:10 am: Ayu New: &lt;image omitted&gt;</text:p>
      <text:p text:style-name="P1">13/12/14 11:17:18 am: Ayu New: If possible thodo time kadje mara mate i need those songs done asap</text:p>
      <text:p text:style-name="P1">13/12/14 11:17:23 am: Ayu New: Understand the urgency</text:p>
      <text:p text:style-name="P1">13/12/14 11:26:29 am: Ayu New: Whatever</text:p>
      <text:p text:style-name="P1">13/12/14 11:26:34 am: Ayu New: Just told</text:p>
      <text:p text:style-name="P1">13/12/14 11:27:17 am: Ayu New: U want to understand/not understand is all upto u because I can't tell same thing again n again</text:p>
      <text:p text:style-name="P1">13/12/14 11:48:52 am: Shridhar: Yes I know about the songs</text:p>
      <text:p text:style-name="P1">13/12/14 11:49:35 am: Ayu New: R u this dumb or u just don't care about me and my feelings</text:p>
      <text:p text:style-name="P1">13/12/14 11:49:49 am: Ayu New: Anyway y i am even expecting this from u</text:p>
      <text:p text:style-name="P1">13/12/14 11:50:04 am: Shridhar: Wat the hell man</text:p>
      <text:p text:style-name="P1">13/12/14 11:50:03 am: Ayu New: U have never understood and done anything what u ll do now</text:p>
      <text:p text:style-name="P1">13/12/14 11:50:13 am: Shridhar: I was sleeping hadn't slept from 26 hours</text:p>
      <text:p text:style-name="P1">13/12/14 11:50:18 am: Ayu New: I should be telling this and not u shridhar</text:p>
      <text:p text:style-name="P1">13/12/14 11:50:32 am: Ayu New: U still think it's about ur sleeping</text:p>
      <text:p text:style-name="P1">13/12/14 11:50:43 am: Shridhar: Toh su</text:p>
      <text:p text:style-name="P1">13/12/14 11:51:11 am: Shridhar: U taking about the dinner</text:p>
      <text:p text:style-name="P1">13/12/14 11:42:57 pm: Shridhar: &lt;image omitted&gt;</text:p>
      <text:p text:style-name="P1">13/12/14 11:42:58 pm: Shridhar: &lt;image omitted&gt;</text:p>
      <text:p text:style-name="P1">14/12/14 12:17:38 am: Ayu New: No</text:p>
      <text:p text:style-name="P1">14/12/14 12:17:42 am: Ayu New: Looked crappy</text:p>
      <text:p text:style-name="P1">14/12/14 12:17:59 am: Ayu New: Something that a driver would wear</text:p>
      <text:p text:style-name="P1">14/12/14 12:18:17 am: Ayu New: Do u understand the word CLASSY or ur dyslexic</text:p>
      <text:p text:style-name="P1">14/12/14 12:19:29 am: Ayu New: Please don't come to wedding if u can't get good clothes</text:p>
      <text:p text:style-name="P1">14/12/14 7:07:09 am: Shridhar: Ya oky</text:p>
      <text:p text:style-name="P1">14/12/14 7:33:09 am: Ayu New: So do u have time to fix my song audio today or u don't as usual and just because i told this u don't have to do , do it if u think it's important</text:p>
      <text:p text:style-name="P1">14/12/14 7:47:36 am: Shridhar: Yes I will do it today chill</text:p>
      <text:p text:style-name="P1">14/12/14 7:48:23 am: Shridhar: Tat blue purva did it for 16k</text:p>
      <text:p text:style-name="P1">14/12/14 7:48:47 am: Ayu New: It was just as crappy as her other stuff</text:p>
      <text:p text:style-name="P1">14/12/14 7:49:03 am: Ayu New: No style no class</text:p>
      <text:p text:style-name="P1">14/12/14 7:49:11 am: Shridhar: Ane mohan matching ma same material ane same color is 500 rs per meter and tat would need max 2 meter ane stiching 2000</text:p>
      <text:p text:style-name="P1">14/12/14 7:49:28 am: Shridhar: 4000 ma ready Thai ane she takes four times</text:p>
      <text:p text:style-name="P1">14/12/14 7:49:53 am: Shridhar: U know vadhi designers takes the clothes from there ane pa6i badha ne 4 times karine ape</text:p>
      <text:p text:style-name="P1">14/12/14 7:49:53 am: Ayu New: I dislike atushi n khyati's clothes</text:p>
      <text:p text:style-name="P1">14/12/14 7:50:04 am: Ayu New: They get it done by purva</text:p>
      <text:p text:style-name="P1">14/12/14 7:50:11 am: Shridhar: Khyati eh su peryu tu</text:p>
      <text:p text:style-name="P1">14/12/14 7:50:11 am: Ayu New: Ofcourse</text:p>
      <text:p text:style-name="P1">14/12/14 7:50:13 am: Shridhar: Yup</text:p>
      <text:p text:style-name="P1">14/12/14 7:50:42 am: Ayu New: U hang out more with them ur supposed to know and she is so shameless she ignores me and than she prders stuff</text:p>
      <text:p text:style-name="P1">14/12/14 7:50:43 am: Shridhar: Would u get time to design clothes toh apde chalu kariye</text:p>
      <text:p text:style-name="P1"><text:soft-page-break/>14/12/14 7:50:53 am: Ayu New: Ena mate thank you nai kasu nai</text:p>
      <text:p text:style-name="P1">14/12/14 7:51:09 am: Shridhar: Ya I know harsh pan evo 6e</text:p>
      <text:p text:style-name="P1">14/12/14 7:51:20 am: Ayu New: Dress design toh kari shaku but u need experienced karigars</text:p>
      <text:p text:style-name="P1">14/12/14 7:51:34 am: Shridhar: Ya eh I can find here</text:p>
      <text:p text:style-name="P1">14/12/14 7:51:43 am: Ayu New: I mean eni sagi nanand ave che eni pase mangai ne doctor che saru kamai che</text:p>
      <text:p text:style-name="P1">14/12/14 7:52:34 am: Ayu New: U can't j style na kapda mane game che ena mate u need perfect karigar jenu finishing saru hoy and i like kundan, gota , pita and tar work jenate u need skilled karigar</text:p>
      <text:p text:style-name="P1">14/12/14 7:53:00 am: Ayu New: And I don't have time for this i rather get it made the way i want from a designer</text:p>
      <text:p text:style-name="P1">14/12/14 7:53:21 am: Shridhar: Hmmm ya eh toh 6e</text:p>
      <text:p text:style-name="P1">14/12/14 7:53:59 am: Shridhar: Chalne I will find out bout the karigars</text:p>
      <text:p text:style-name="P1">14/12/14 7:54:01 am: Ayu New: I mean atushi and roshni ne pan puchyu tu but they didn't want anything , i woul have got it but it was just a curtesy because priyanka is big mouth</text:p>
      <text:p text:style-name="P1">14/12/14 7:54:07 am: Ayu New: No</text:p>
      <text:p text:style-name="P1">14/12/14 7:54:13 am: Ayu New: I don't want thosethings</text:p>
      <text:p text:style-name="P1">14/12/14 7:54:20 am: Shridhar: Ya oky</text:p>
      <text:p text:style-name="P1">14/12/14 7:54:32 am: Shridhar: Atushi ane Roshni em pan na magave</text:p>
      <text:p text:style-name="P1">14/12/14 7:54:39 am: Shridhar: They are not like Khyati</text:p>
      <text:p text:style-name="P1">14/12/14 7:54:52 am: Shridhar: They are courteous</text:p>
      <text:p text:style-name="P1">14/12/14 7:55:00 am: Ayu New: Arey mangave toh vandho nato they talk to me but this female bluntly ignored me and she is ordering stuff</text:p>
      <text:p text:style-name="P1">14/12/14 7:55:17 am: Shridhar: Hmmm ya</text:p>
      <text:p text:style-name="P1">14/12/14 7:55:22 am: Ayu New: U hang out with a mannerless crew</text:p>
      <text:p text:style-name="P1">14/12/14 7:55:34 am: Ayu New: Some classyness is necessary</text:p>
      <text:p text:style-name="P1">14/12/14 7:56:31 am: Shridhar: Ya but those gals come only in night so I don care</text:p>
      <text:p text:style-name="P1">14/12/14 7:57:31 am: Shridhar: Ane Khyati nowadays she comes with me in train while returning bcoz where she use to sit she was like ppl were taking about picking up her and stuff</text:p>
      <text:p text:style-name="P1">14/12/14 7:57:30 am: Ayu New: And priyanka gazebo tji message kare che that she wants pink now i mean she knew that i already got victoria secret for her , and for that i had to go to harrisonburg</text:p>
      <text:p text:style-name="P1">14/12/14 7:57:48 am: Ayu New: What picking up her</text:p>
      <text:p text:style-name="P1">14/12/14 7:57:51 am: Shridhar: Na lais</text:p>
      <text:p text:style-name="P1">14/12/14 7:58:02 am: Shridhar: Means harrasing</text:p>
      <text:p text:style-name="P1">14/12/14 7:58:07 am: Ayu New: I told her i already got it</text:p>
      <text:p text:style-name="P1">14/12/14 7:58:17 am: Ayu New: Ena ma che su heran karva jevu</text:p>
      <text:p text:style-name="P1">14/12/14 7:58:38 am: Shridhar: Ya so tell her ki u gt her already ane time malse toj Lais</text:p>
      <text:p text:style-name="P1">14/12/14 7:58:45 am: Shridhar: Ane ave Lais</text:p>
      <text:p text:style-name="P1">14/12/14 7:58:59 am: Shridhar: Ya true ena ma Kai 6ej nai harassing karva mate</text:p>
      <text:p text:style-name="P1">14/12/14 7:59:13 am: Shridhar: I was thinking the same in my mind ke Tara ma 6e su</text:p>
      <text:p text:style-name="P1">14/12/14 7:59:25 am: Shridhar: Na Lais</text:p>
      <text:p text:style-name="P1">14/12/14 7:59:34 am: Ayu New: I told her i got it i have no plans to go to harrisonburg what do people in india think , i am not free to burn gas everyday and i work 8 hours everyday it gets tough</text:p>
      <text:p text:style-name="P1">14/12/14 7:59:57 am: Ayu New: I still asked fo u want me to get pink</text:p>
      <text:p text:style-name="P1">14/12/14 8:00:06 am: Shridhar: Ya hu tane na toh padu 6u</text:p>
      <text:p text:style-name="P1">14/12/14 8:00:29 am: Shridhar: Je layi 6u eh api deje finish</text:p>
      <text:p text:style-name="P1">14/12/14 8:01:24 am: Ayu New: El baju shewants cheaper biji baju pink mange che pink is expensive right now pachi ratre text karyo leggings lave than after 4 hours she texted khyati nu bhi lavje than after 18 hours she texted socks lavje ankle length khyati na bhi lavje ... Are you trying to say u don't get leggings and socks in india</text:p>
      <text:p text:style-name="P1">14/12/14 8:03:22 am: Shridhar: Aa Loko ne jetlu apu nu etlu ochu pade</text:p>
      <text:p text:style-name="P1">14/12/14 8:03:58 am: Ayu New: U always pick friends like them</text:p>
      <text:p text:style-name="P1"><text:soft-page-break/>14/12/14 8:04:04 am: Ayu New: It's nothing new</text:p>
      <text:p text:style-name="P1">14/12/14 8:04:33 am: Shridhar: They are dependent</text:p>
      <text:p text:style-name="P1">14/12/14 8:05:08 am: Shridhar: She was like hiral is to independent ane she is like I don like tat</text:p>
      <text:p text:style-name="P1">14/12/14 8:05:31 am: Ayu New: What does she mean by that</text:p>
      <text:p text:style-name="P1">14/12/14 8:05:42 am: Ayu New: Y wiuld u not like someone being independent</text:p>
      <text:p text:style-name="P1">14/12/14 8:05:50 am: Shridhar: So I was like ayu is same to ane I love tat</text:p>
      <text:p text:style-name="P1">14/12/14 8:06:05 am: Ayu New: I hate her more she doesn't like my best friend</text:p>
      <text:p text:style-name="P1">14/12/14 8:06:19 am: Shridhar: Toh she shut her mouth</text:p>
      <text:p text:style-name="P1">14/12/14 8:06:41 am: Ayu New: Why would she not like her being independent</text:p>
      <text:p text:style-name="P1">14/12/14 8:06:45 am: Ayu New: I don't understand</text:p>
      <text:p text:style-name="P1">14/12/14 8:06:52 am: Ayu New: What is her state of mind</text:p>
      <text:p text:style-name="P1">14/12/14 8:07:07 am: Shridhar: They don like working etle</text:p>
      <text:p text:style-name="P1">14/12/14 8:07:19 am: Ayu New: But she works doesn't she</text:p>
      <text:p text:style-name="P1">14/12/14 8:07:34 am: Shridhar: Wat she earns 6-7k</text:p>
      <text:p text:style-name="P1">14/12/14 8:07:53 am: Ayu New: Listen u never speak against hiral because i love her to death and taru hiral jode relation pehla che</text:p>
      <text:p text:style-name="P1">14/12/14 8:07:59 am: Shridhar: Ane kapda 20-25 na perva hoi</text:p>
      <text:p text:style-name="P1">14/12/14 8:08:35 am: Shridhar: I din speak against hiral</text:p>
      <text:p text:style-name="P1">14/12/14 8:08:37 am: Ayu New: That also ganda pere che..</text:p>
      <text:p text:style-name="P1">14/12/14 8:08:46 am: Ayu New: I am just saying u will never do that</text:p>
      <text:p text:style-name="P1">14/12/14 8:08:58 am: Ayu New: Because u stay more with harsh bhai and that bimbett</text:p>
      <text:p text:style-name="P1">14/12/14 8:09:02 am: Ayu New: What a blonde man</text:p>
      <text:p text:style-name="P1">14/12/14 8:14:32 am: Shridhar: Last week eni bday hati toh harsh eh baroda cake order kari ti toh he was like kale car laine jaje ne cake lavani 6e</text:p>
      <text:p text:style-name="P1">14/12/14 8:14:58 am: Ayu New: Tell him no</text:p>
      <text:p text:style-name="P1">14/12/14 8:15:03 am: Ayu New: No need to go</text:p>
      <text:p text:style-name="P1">14/12/14 8:15:06 am: Shridhar: Eni potani bairi ne gadi avde 6e ane ghare gadi pan 6e toh na moklai</text:p>
      <text:p text:style-name="P1">14/12/14 8:15:13 am: Shridhar: Na last week hatu</text:p>
      <text:p text:style-name="P1">14/12/14 8:15:12 am: Ayu New: Don't go</text:p>
      <text:p text:style-name="P1">14/12/14 8:15:22 am: Ayu New: And u would have gone</text:p>
      <text:p text:style-name="P1">14/12/14 8:15:35 am: Ayu New: How does it feel being a driver</text:p>
      <text:p text:style-name="P1">14/12/14 8:16:08 am: Shridhar: Ane yesterday Atushi ordered for y so mein same thi msg karyo toh if lavani hoi toh she was like na mein Mara dad ne kidhu 6e he will come and give</text:p>
      <text:p text:style-name="P1">14/12/14 8:16:35 am: Shridhar: She was like she doesn feel</text:p>
      <text:p text:style-name="P1">Nice to send me</text:p>
      <text:p text:style-name="P1">14/12/14 8:17:05 am: Ayu New: Jo i know how gopi aunty was nanpan thi jou chu she is expert in doing that loko ne use kare pote na kare</text:p>
      <text:p text:style-name="P1">14/12/14 8:17:29 am: Shridhar: Ane harsh evoj 6e</text:p>
      <text:p text:style-name="P1">14/12/14 8:17:46 am: Shridhar: I guess ane hiral is like uncle independent</text:p>
      <text:p text:style-name="P1">14/12/14 8:18:01 am: Ayu New: Hiral is like pankaj uncle but thodi che gopi aunty jevi but i m glad she is in germany and out of this craziness</text:p>
      <text:p text:style-name="P1">14/12/14 8:18:18 am: Shridhar: Hmmm oky</text:p>
      <text:p text:style-name="P1">14/12/14 8:19:40 am: Ayu New: But still me and hiral we have shared crucial moments of life togethor, birth of my siblings and my insecurities, forst time when we got our periods , first time a guy hit on us , and maths nu result which i will ask her not to tell my mom</text:p>
      <text:p text:style-name="P1">14/12/14 8:19:56 am: Shridhar: lol</text:p>
      <text:p text:style-name="P1">14/12/14 8:19:59 am: Shridhar: Maths nu result</text:p>
      <text:p text:style-name="P1">14/12/14 8:20:05 am: Ayu New: Yeah</text:p>
      <text:p text:style-name="P1">14/12/14 8:20:13 am: Shridhar: I still remember dad had come in Kv</text:p>
      <text:p text:style-name="P1">14/12/14 8:20:46 am: Ayu New: Not that every year mare tph maths na lafda hata but anyway point is we have seen each other's childhood</text:p>
      <text:p text:style-name="P1">14/12/14 8:21:24 am: Ayu New: Adolescence</text:p>
      <text:p text:style-name="P1">14/12/14 8:21:27 am: Ayu New: And youth</text:p>
      <text:p text:style-name="P1">14/12/14 8:23:01 am: Shridhar: Hmmm ya</text:p>
      <text:p text:style-name="P1">14/12/14 8:23:24 am: Shridhar: I wish I had someone like u had hiral</text:p>
      <text:p text:style-name="P1"><text:soft-page-break/>14/12/14 8:23:37 am: Shridhar: I had no best buddy till 12th</text:p>
      <text:p text:style-name="P1">14/12/14 8:24:25 am: Ayu New: Well u were in boarding u were supposed to have better friends than mine</text:p>
      <text:p text:style-name="P1">14/12/14 8:25:28 am: Shridhar: Na boarding ma u have ppl with full of ego</text:p>
      <text:p text:style-name="P1">14/12/14 8:26:03 am: Ayu New: Well hmm whatever</text:p>
      <text:p text:style-name="P1">14/12/14 8:26:15 am: Ayu New: U should be less of ego to make best friends</text:p>
      <text:p text:style-name="P1">14/12/14 8:26:48 am: Shridhar: Ha toh even I had u know tat in 12th ane u were the one who let my ego go</text:p>
      <text:p text:style-name="P1">15/12/14 12:43:04 am: Ayu New: Can we talk on call</text:p>
      <text:p text:style-name="P1">15/12/14 12:43:41 am: Ayu New: I m getting hyper and very insecured </text:p>
      <text:p text:style-name="P1">16/12/14 12:00:02 am: Ayu New: And did u atleast rearrange the songs</text:p>
      <text:p text:style-name="P1">16/12/14 3:43:32 am: Ayu New: So after coming to states first thing u ll do after u get a job is give me 900$</text:p>
      <text:p text:style-name="P1">16/12/14 3:44:21 am: Ayu New: Laser hair removal for bikini line.. I can't get it waxed it's very fucking painful , i took an appointment for that next momday just for u</text:p>
      <text:p text:style-name="P1">16/12/14 5:45:54 am: Shridhar: Yea okay</text:p>
      <text:p text:style-name="P1">16/12/14 5:49:19 am: Ayu New: Imagine someone waxing ur hair on the balls</text:p>
      <text:p text:style-name="P1">16/12/14 6:22:43 am: Shridhar: Lol</text:p>
      <text:p text:style-name="P1">16/12/14 6:23:08 am: Shridhar: Sari na cover na single ke wat</text:p>
      <text:p text:style-name="P1">16/12/14 6:23:33 am: Ayu New: What is that</text:p>
      <text:p text:style-name="P1">16/12/14 6:23:51 am: Shridhar: Mom is like u come see hers and she will get it</text:p>
      <text:p text:style-name="P1">16/12/14 6:23:59 am: Ayu New: Ok</text:p>
      <text:p text:style-name="P1">16/12/14 6:24:34 am: Ayu New: U want shredded mozzarella and taco cheese</text:p>
      <text:p text:style-name="P1">16/12/14 6:24:47 am: Shridhar: Ane dosa mate she gt here from ther so she was like ahiya thi na uchki jais</text:p>
      <text:p text:style-name="P1">16/12/14 6:25:03 am: Shridhar: Na Lais chalse</text:p>
      <text:p text:style-name="P1">16/12/14 6:25:06 am: Ayu New: Ohkay</text:p>
      <text:p text:style-name="P1">16/12/14 6:25:08 am: Ayu New: Y</text:p>
      <text:p text:style-name="P1">16/12/14 6:25:29 am: Ayu New: I ll get it grocery store is next to my apartment</text:p>
      <text:p text:style-name="P1">16/12/14 6:25:37 am: Ayu New: I don't have to walk half a mile</text:p>
      <text:p text:style-name="P1">16/12/14 6:25:53 am: Shridhar: Hmmm oky</text:p>
      <text:p text:style-name="P1">16/12/14 6:36:34 am: Shridhar: Tari lodhi Lai avse</text:p>
      <text:p text:style-name="P1">16/12/14 6:36:44 am: Shridhar: Ane cover after u come</text:p>
      <text:p text:style-name="P1">16/12/14 6:36:51 am: Ayu New: Okay</text:p>
      <text:p text:style-name="P1">16/12/14 6:38:13 am: Shridhar: Pan non stick she is like get from there or when u go to anju Aunty next time ask her to show the place to but she gt 3 non stick no set for 20</text:p>
      <text:p text:style-name="P1">16/12/14 6:39:05 am: Ayu New: Oh those are available here i know but i want lokhand ni lodhi for bhakri</text:p>
      <text:p text:style-name="P1">16/12/14 6:41:48 am: Shridhar: Eh toh Lai avse I m taking about dosa mate</text:p>
      <text:p text:style-name="P1">16/12/14 6:44:03 am: Ayu New: &lt;image omitted&gt;</text:p>
      <text:p text:style-name="P1">16/12/14 6:44:08 am: Ayu New: This one for dosa</text:p>
      <text:p text:style-name="P1">16/12/14 6:45:33 am: Shridhar: Ya this one only she is telling to</text:p>
      <text:p text:style-name="P1">16/12/14 6:46:03 am: Shridhar: Oh wait u want that in lodhi cum dosa mate</text:p>
      <text:p text:style-name="P1">16/12/14 6:46:08 am: Shridhar: This I have to show here</text:p>
      <text:p text:style-name="P1">16/12/14 6:47:34 am: Ayu New: <text:span text:style-name="T1">wait let me call u and tak to mom</text:span></text:p>
      <text:p text:style-name="P1">17/12/14 2:06:16 am: Ayu New: &lt;image omitted&gt;</text:p>
      <text:p text:style-name="P1">17/12/14 5:44:52 am: Ayu New: &lt;image omitted&gt;</text:p>
      <text:p text:style-name="P1">17/12/14 5:44:53 am: Ayu New: &lt;image omitted&gt;</text:p>
      <text:p text:style-name="P1">17/12/14 6:18:38 am: Shridhar: Kya gai ti?</text:p>
      <text:p text:style-name="P1">17/12/14 7:10:19 am: Ayu New: Harrisonburg to get ur coffee</text:p>
      <text:p text:style-name="P1">17/12/14 7:10:24 am: Ayu New: So came across this</text:p>
      <text:p text:style-name="P1">17/12/14 7:17:41 am: Shridhar: Oh okay</text:p>
      <text:p text:style-name="P1">17/12/14 7:17:43 am: Shridhar: Gt back</text:p>
      <text:p text:style-name="P1">17/12/14 7:17:53 am: Ayu New: Yeah</text:p>
      <text:p text:style-name="P1">17/12/14 7:19:23 am: Ayu New: U know what happeend with myprada , i could not go recieve it due to wearher and car problems and they sent it back , I couldn't get it and now they are offering me for original price so i was like chuck it and i got <text:soft-page-break/>burberry for 79$ in clearance</text:p>
      <text:p text:style-name="P1">17/12/14 7:19:51 am: Shridhar: Su pan?</text:p>
      <text:p text:style-name="P1">17/12/14 7:19:55 am: Shridhar: Bag?</text:p>
      <text:p text:style-name="P1">17/12/14 7:20:00 am: Ayu New: Sunglasses</text:p>
      <text:p text:style-name="P1">17/12/14 7:20:05 am: Shridhar: Oh okay</text:p>
      <text:p text:style-name="P1">17/12/14 7:20:25 am: Ayu New: Who will give me burberry bag for 79$</text:p>
      <text:p text:style-name="P1">17/12/14 7:35:19 am: Ayu New: &lt;image omitted&gt;</text:p>
      <text:p text:style-name="P1">17/12/14 7:35:22 am: Ayu New: &lt;image omitted&gt;</text:p>
      <text:p text:style-name="P1">17/12/14 7:35:25 am: Ayu New: &lt;image omitted&gt;</text:p>
      <text:p text:style-name="P1">17/12/14 7:35:29 am: Ayu New: &lt;image omitted&gt;</text:p>
      <text:p text:style-name="P1">17/12/14 7:35:32 am: Ayu New: &lt;image omitted&gt;</text:p>
      <text:p text:style-name="P1">17/12/14 7:49:10 am: Shridhar: Nice sexy</text:p>
      <text:p text:style-name="P1">17/12/14 8:13:33 am: Ayu New: So what are u doing</text:p>
      <text:p text:style-name="P1">17/12/14 8:13:49 am: Shridhar: At office bolo ne</text:p>
      <text:p text:style-name="P1">17/12/14 8:13:54 am: Shridhar: Wanna FaceTime</text:p>
      <text:p text:style-name="P1">17/12/14 8:13:55 am: Shridhar: ?</text:p>
      <text:p text:style-name="P1">17/12/14 8:14:01 am: Ayu New: No</text:p>
      <text:p text:style-name="P1">17/12/14 8:14:08 am: Ayu New: I ll sleep early</text:p>
      <text:p text:style-name="P1">17/12/14 8:15:17 am: Shridhar: Oh okay</text:p>
      <text:p text:style-name="P1">17/12/14 8:15:24 am: Shridhar: Just a week left</text:p>
      <text:p text:style-name="P1">17/12/14 8:15:43 am: Ayu New: Yeah</text:p>
      <text:p text:style-name="P1">17/12/14 8:15:49 am: Ayu New: I know</text:p>
      <text:p text:style-name="P1">17/12/14 8:16:19 am: Ayu New: Ur coffee</text:p>
      <text:p text:style-name="P1">17/12/14 8:16:19 am: Ayu New: &lt;image omitted&gt;</text:p>
      <text:p text:style-name="P1">17/12/14 8:16:29 am: Shridhar: Thank you</text:p>
      <text:p text:style-name="P1">17/12/14 8:17:43 am: Shridhar: U in bed?</text:p>
      <text:p text:style-name="P1">17/12/14 8:19:47 am: Ayu New: So jd drinks this andhesaidu ll like it as this is the strongest</text:p>
      <text:p text:style-name="P1">17/12/14 8:21:16 am: Shridhar: Andhesaidu</text:p>
      <text:p text:style-name="P1">17/12/14 8:21:20 am: Shridhar: Wats it whisky?</text:p>
      <text:p text:style-name="P1">17/12/14 8:21:32 am: Ayu New: It's coffee</text:p>
      <text:p text:style-name="P1">17/12/14 8:21:45 am: Ayu New: Are u dyslexic, can't you read on the pack</text:p>
      <text:p text:style-name="P1">17/12/14 8:22:07 am: Shridhar: We is andhesaidu written?</text:p>
      <text:p text:style-name="P1">17/12/14 8:22:28 am: Ayu New: What the hell are u talking about</text:p>
      <text:p text:style-name="P1">17/12/14 8:22:53 am: Shridhar: Huh Nthin</text:p>
      <text:p text:style-name="P1">17/12/14 8:23:05 am: Shridhar: It was written together so read it as one</text:p>
      <text:p text:style-name="P1">17/12/14 8:23:39 am: Ayu New: What!!</text:p>
      <text:p text:style-name="P1">17/12/14 8:23:43 am: Ayu New: Ur so dumb</text:p>
      <text:p text:style-name="P1">17/12/14 8:23:51 am: Shridhar: Watever</text:p>
      <text:p text:style-name="P1">17/12/14 8:23:52 am: Ayu New: U can zoomit if u know</text:p>
      <text:p text:style-name="P1">17/12/14 10:03:24 am: Shridhar: Atushi told u thank you,as u had asked pinku to ask all of them if they wanted anything</text:p>
      <text:p text:style-name="P1">17/12/14 6:39:10 pm: Ayu New: It's okay</text:p>
      <text:p text:style-name="P1">17/12/14 6:39:27 pm: Shridhar: Su it's okay</text:p>
      <text:p text:style-name="P1">17/12/14 6:39:40 pm: Ayu New: She said thank you so i said it's okay</text:p>
      <text:p text:style-name="P1">17/12/14 6:39:47 pm: Shridhar: Oh oky</text:p>
      <text:p text:style-name="P1">17/12/14 6:39:51 pm: Shridhar: Ready</text:p>
      <text:p text:style-name="P1">17/12/14 6:39:59 pm: Ayu New: I am waiting for the cab</text:p>
      <text:p text:style-name="P1">17/12/14 6:40:11 pm: Ayu New: I gave my car for repairing</text:p>
      <text:p text:style-name="P1">17/12/14 6:40:17 pm: Shridhar: Kem can no in is cmin to pick up</text:p>
      <text:p text:style-name="P1">17/12/14 6:40:39 pm: Ayu New: No people work early at 7 and this garage opens at 8</text:p>
      <text:p text:style-name="P1">17/12/14 6:41:00 pm: Shridhar: Na re u told na someone from work will come to pick up em</text:p>
      <text:p text:style-name="P1">17/12/14 6:41:26 pm: Ayu New: Yeah this is what happened</text:p>
      <text:p text:style-name="P1">18/12/14 6:23:33 am: Shridhar: Hey sexy</text:p>
      <text:p text:style-name="P1">18/12/14 6:54:26 am: Ayu New: Did u get my stuff</text:p>
      <text:p text:style-name="P1">18/12/14 7:11:56 am: Shridhar: Pinku wasn't free</text:p>
      <text:p text:style-name="P1">18/12/14 7:24:40 am: Ayu New: &lt;image omitted&gt;</text:p>
      <text:p text:style-name="P1">18/12/14 7:24:46 am: Ayu New: Do u still want to marry me</text:p>
      <text:p text:style-name="P1"><text:soft-page-break/>18/12/14 7:24:50 am: Ayu New: I look ugly</text:p>
      <text:p text:style-name="P1">18/12/14 7:26:08 am: Shridhar: No u don't</text:p>
      <text:p text:style-name="P1">18/12/14 7:31:52 am: Ayu New: What u wearing today</text:p>
      <text:p text:style-name="P1">18/12/14 7:32:17 am: Shridhar: Same stuff formals and that hoodie kem</text:p>
      <text:p text:style-name="P1">18/12/14 7:32:37 am: Ayu New: Take off the hoodie and send me a picture like this</text:p>
      <text:p text:style-name="P1">18/12/14 7:32:44 am: Ayu New: &lt;image omitted&gt;</text:p>
      <text:p text:style-name="P1">18/12/14 7:32:48 am: Ayu New: U look smart here</text:p>
      <text:p text:style-name="P1">18/12/14 7:33:12 am: Shridhar: Shirt is not good but</text:p>
      <text:p text:style-name="P1">18/12/14 7:33:30 am: Ayu New: Tane akho levano kon keh che</text:p>
      <text:p text:style-name="P1">18/12/14 7:33:45 am: Ayu New: Just half like this one</text:p>
      <text:p text:style-name="P1">18/12/14 7:33:58 am: Ayu New: I really love this picture but excessive light che</text:p>
      <text:p text:style-name="P1">18/12/14 7:34:02 am: Shridhar: Ya lemme reach office still in train</text:p>
      <text:p text:style-name="P1">18/12/14 7:34:08 am: Ayu New: Okay</text:p>
      <text:p text:style-name="P1">18/12/14 7:47:34 am: Ayu New: And send some engagement pictures from ur laptop to my fb inbox so i can save</text:p>
      <text:p text:style-name="P1">18/12/14 8:04:16 am: Shridhar: &lt;image omitted&gt;</text:p>
      <text:p text:style-name="P1">18/12/14 8:04:16 am: Shridhar: &lt;image omitted&gt;</text:p>
      <text:p text:style-name="P1">18/12/14 8:08:29 am: Shridhar: Kya gain</text:p>
      <text:p text:style-name="P1">18/12/14 8:08:31 am: Shridhar: Gai</text:p>
      <text:p text:style-name="P1">18/12/14 8:12:29 am: Ayu New: No</text:p>
      <text:p text:style-name="P1">18/12/14 8:12:32 am: Ayu New: Not good</text:p>
      <text:p text:style-name="P1">18/12/14 8:12:38 am: Shridhar: I told u</text:p>
      <text:p text:style-name="P1">18/12/14 8:13:04 am: Ayu New: &lt;image omitted&gt;</text:p>
      <text:p text:style-name="P1">18/12/14 8:13:12 am: Ayu New: By mistake</text:p>
      <text:p text:style-name="P1">18/12/14 8:13:21 am: Shridhar: Whom u sending to</text:p>
      <text:p text:style-name="P1">18/12/14 8:14:33 am: Ayu New: Noone</text:p>
      <text:p text:style-name="P1">18/12/14 8:14:39 am: Ayu New: Just bhul thi thayu</text:p>
      <text:p text:style-name="P1">18/12/14 8:15:24 am: Shridhar: Hmmm done with bath and food</text:p>
      <text:p text:style-name="P1">18/12/14 8:25:02 am: Shridhar: Kya gai</text:p>
      <text:p text:style-name="P1">18/12/14 8:25:25 am: Ayu New: Tv</text:p>
      <text:p text:style-name="P1">18/12/14 8:25:33 am: Shridhar: Hmmm</text:p>
      <text:p text:style-name="P1">18/12/14 8:25:41 am: Shridhar: Wat u had</text:p>
      <text:p text:style-name="P1">18/12/14 8:26:13 am: Ayu New: Chicken with garlic sauce</text:p>
      <text:p text:style-name="P1">18/12/14 8:26:26 am: Shridhar: Hmmm</text:p>
      <text:p text:style-name="P1">18/12/14 10:10:30 pm: Shridhar: Lunch time msg karje if u nt free</text:p>
      <text:p text:style-name="P1">18/12/14 10:10:59 pm: Ayu New: Yeah</text:p>
      <text:p text:style-name="P1">18/12/14 10:11:03 pm: Ayu New: 20 minutes</text:p>
      <text:p text:style-name="P1">18/12/14 10:41:52 pm: Ayu New: Okay</text:p>
      <text:p text:style-name="P1">18/12/14 10:42:01 pm: Shridhar: Bolo</text:p>
      <text:p text:style-name="P1">18/12/14 10:41:59 pm: Ayu New: Text me now</text:p>
      <text:p text:style-name="P1">18/12/14 10:42:36 pm: Shridhar: Ya this is all she has colors Thai jase tats wat she told</text:p>
      <text:p text:style-name="P1">18/12/14 10:43:48 pm: Ayu New: Okay how much</text:p>
      <text:p text:style-name="P1">18/12/14 10:43:51 pm: Ayu New: Cost</text:p>
      <text:p text:style-name="P1">18/12/14 10:44:07 pm: Shridhar: 400-500 nu a ase</text:p>
      <text:p text:style-name="P1">18/12/14 10:45:44 pm: Ayu New: Okay that's fine</text:p>
      <text:p text:style-name="P1">18/12/14 10:45:56 pm: Ayu New: So cylinder shape ma natu</text:p>
      <text:p text:style-name="P1">18/12/14 10:46:18 pm: Shridhar: Ya pelu 1st hatu ne evu</text:p>
      <text:p text:style-name="P1">18/12/14 10:46:20 pm: Ayu New: I want the pink on but ema j bhlue color ni line che a mint green joiache</text:p>
      <text:p text:style-name="P1">18/12/14 10:46:33 pm: Ayu New: Ur understanding what m saying</text:p>
      <text:p text:style-name="P1">18/12/14 10:46:44 pm: Shridhar: Ya</text:p>
      <text:p text:style-name="P1">18/12/14 10:47:51 pm: Ayu New: &lt;image omitted&gt;</text:p>
      <text:p text:style-name="P1">18/12/14 10:47:57 pm: Ayu New: See ama niche blue che a mint green joi a che</text:p>
      <text:p text:style-name="P1">18/12/14 10:48:19 pm: Ayu New: &lt;image omitted&gt;</text:p>
      <text:p text:style-name="P1">18/12/14 10:48:19 pm: Ayu New: This green</text:p>
      <text:p text:style-name="P1">18/12/14 10:48:36 pm: Shridhar: Ya I gt it</text:p>
      <text:p text:style-name="P1">18/12/14 10:48:40 pm: Ayu New: And yellow ni jagya a peach color</text:p>
      <text:p text:style-name="P1">18/12/14 10:49:14 pm: Ayu New: Get it</text:p>
      <text:p text:style-name="P1"><text:soft-page-break/>18/12/14 10:49:29 pm: Ayu New: Pink peach and mint green na combination ma</text:p>
      <text:p text:style-name="P1">18/12/14 10:49:41 pm: Shridhar: Ya okay</text:p>
      <text:p text:style-name="P1">18/12/14 10:49:49 pm: Shridhar: Will tell pinku to tell her</text:p>
      <text:p text:style-name="P1">18/12/14 10:49:56 pm: Shridhar: Ek ej ke 2v</text:p>
      <text:p text:style-name="P1">18/12/14 10:49:58 pm: Ayu New: And biju kai nathi eni pase</text:p>
      <text:p text:style-name="P1">18/12/14 10:52:53 pm: Ayu New: Alright listen</text:p>
      <text:p text:style-name="P1">18/12/14 10:52:53 pm: Ayu New: Hello</text:p>
      <text:p text:style-name="P1">18/12/14 10:53:17 pm: Ayu New: Biji potli na hoy toh pelu blue j mukloyu a red ma karai de j</text:p>
      <text:p text:style-name="P1">18/12/14 10:53:31 pm: Ayu New: Actually maroon ma</text:p>
      <text:p text:style-name="P1">18/12/14 11:03:17 pm: Shridhar: Oky</text:p>
      <text:p text:style-name="P1">18/12/14 11:04:26 pm: Ayu New: Maroon okay notred</text:p>
      <text:p text:style-name="P1">18/12/14 11:04:29 pm: Ayu New: No red</text:p>
      <text:p text:style-name="P1">18/12/14 11:04:32 pm: Ayu New: Maroon</text:p>
      <text:p text:style-name="P1">18/12/14 11:04:46 pm: Ayu New: Andpotli pink mint green andpeach combination</text:p>
      <text:p text:style-name="P1">18/12/14 11:04:47 pm: Ayu New: Ma</text:p>
      <text:p text:style-name="P1">18/12/14 11:04:49 pm: Ayu New: J</text:p>
      <text:p text:style-name="P1">18/12/14 11:04:53 pm: Ayu New: Don't ruine it</text:p>
      <text:p text:style-name="P1">18/12/14 11:05:26 pm: Shridhar: Ya ave</text:p>
      <text:p text:style-name="P1">19/12/14 6:34:40 am: Shridhar: Gm</text:p>
      <text:p text:style-name="P1">19/12/14 8:14:02 am: Shridhar: Wat u doinV</text:p>
      <text:p text:style-name="P1">19/12/14 8:20:06 am: Ayu New: Nothing i look fat</text:p>
      <text:p text:style-name="P1">19/12/14 8:20:17 am: Ayu New: &lt;video omitted&gt;</text:p>
      <text:p text:style-name="P1">19/12/14 8:20:26 am: Ayu New: So i recorded this video for shenan</text:p>
      <text:p text:style-name="P1">19/12/14 8:20:30 am: Ayu New: Look i look fat</text:p>
      <text:p text:style-name="P1">19/12/14 8:20:40 am: Shridhar: No u don't</text:p>
      <text:p text:style-name="P1">19/12/14 8:20:49 am: Ayu New: Did u watch it</text:p>
      <text:p text:style-name="P1">19/12/14 8:41:49 am: Ayu New: Don't wear that sky blue jodhpuri</text:p>
      <text:p text:style-name="P1">19/12/14 8:41:57 am: Ayu New: Looks bad</text:p>
      <text:p text:style-name="P1">19/12/14 8:42:10 am: Shridhar: No it doesn ave</text:p>
      <text:p text:style-name="P1">19/12/14 8:42:15 am: Ayu New: I told u to get off white piping done</text:p>
      <text:p text:style-name="P1">19/12/14 8:42:22 am: Ayu New: I told u n number of times</text:p>
      <text:p text:style-name="P1">19/12/14 8:42:28 am: Shridhar: Ave na sari lage off white piping</text:p>
      <text:p text:style-name="P1">19/12/14 8:42:34 am: Shridhar: U told black please</text:p>
      <text:p text:style-name="P1">19/12/14 8:42:41 am: Ayu New: We never talked about black piping</text:p>
      <text:p text:style-name="P1">19/12/14 8:42:45 am: Shridhar: U just told off white for niche nu</text:p>
      <text:p text:style-name="P1">19/12/14 8:42:48 am: Shridhar: We did</text:p>
      <text:p text:style-name="P1">19/12/14 8:42:58 am: Ayu New: Ani niche black chudidhar will look even more gross</text:p>
      <text:p text:style-name="P1">19/12/14 8:43:51 am: Ayu New: No I didn't this is what irritates me , u do blunders even after telling u so much have kurto khabar nai kevo karavse i told u go to a skin clinic for detanning but u had to irder that fucking kit</text:p>
      <text:p text:style-name="P1">19/12/14 8:47:56 am: Ayu New: And kurta is a lil too long</text:p>
      <text:p text:style-name="P1">19/12/14 8:48:10 am: Ayu New: &lt;image omitted&gt;</text:p>
      <text:p text:style-name="P1">19/12/14 8:48:17 am: Ayu New: Now this same color for sangeet wear</text:p>
      <text:p text:style-name="P1">19/12/14 8:48:35 am: Ayu New: It's a 2 tone color if ur stupid tailor doesn't understand and for u specifically</text:p>
      <text:p text:style-name="P1">19/12/14 8:48:46 am: Ayu New: U need to be told seceral times</text:p>
      <text:p text:style-name="P1">19/12/14 9:01:45 am: Shridhar: I m taking tat ready made the kurto when u come</text:p>
      <text:p text:style-name="P1">19/12/14 9:02:12 am: Shridhar: From baroda bcoz the print wic. Shaswat gt is from ahmedabd</text:p>
      <text:p text:style-name="P1">19/12/14 9:23:55 am: Ayu New: Ok</text:p>
      <text:p text:style-name="P1">19/12/14 9:34:17 am: Shridhar: Blue na badle mint green ane yellow ma badle peach right</text:p>
      <text:p text:style-name="P1">19/12/14 9:35:02 am: Ayu New: Yes</text:p>
      <text:p text:style-name="P1">19/12/14 9:35:13 am: Shridhar: Ok</text:p>
      <text:p text:style-name="P1">19/12/14 9:35:19 am: Shridhar: Ane pelu marron</text:p>
      <text:p text:style-name="P1">19/12/14 9:35:24 am: Ayu New: And ek akhu pink ma</text:p>
      <text:p text:style-name="P1">19/12/14 9:35:33 am: Ayu New: Yeah pelu maroon</text:p>
      <text:p text:style-name="P1">19/12/14 9:35:48 am: Shridhar: &lt;image omitted&gt;</text:p>
      <text:p text:style-name="P1"><text:soft-page-break/>19/12/14 9:35:47 am: Ayu New: 2 potlis</text:p>
      <text:p text:style-name="P1">19/12/14 9:35:55 am: Shridhar: Avuj akhu pink</text:p>
      <text:p text:style-name="P1">19/12/14 9:36:05 am: Ayu New: Wait</text:p>
      <text:p text:style-name="P1">19/12/14 9:36:16 am: Ayu New: Does she have something else</text:p>
      <text:p text:style-name="P1">19/12/14 9:36:29 am: Shridhar: Nope vadhare nati</text:p>
      <text:p text:style-name="P1">19/12/14 9:36:38 am: Shridhar: It all got sold out</text:p>
      <text:p text:style-name="P1">19/12/14 9:37:10 am: Ayu New: Can she make a different one</text:p>
      <text:p text:style-name="P1">19/12/14 9:37:20 am: Shridhar: Ya she can</text:p>
      <text:p text:style-name="P1">19/12/14 9:37:21 am: Ayu New: Now was this in karsad</text:p>
      <text:p text:style-name="P1">19/12/14 9:37:27 am: Shridhar: Yup</text:p>
      <text:p text:style-name="P1">19/12/14 9:37:29 am: Shridhar: Pinku</text:p>
      <text:p text:style-name="P1">19/12/14 9:37:33 am: Shridhar: Pinki</text:p>
      <text:p text:style-name="P1">19/12/14 9:37:40 am: Shridhar: I guess u know her</text:p>
      <text:p text:style-name="P1">19/12/14 9:38:14 am: Ayu New: Yeah now go to one that's near chinki'shouse</text:p>
      <text:p text:style-name="P1">19/12/14 9:38:16 am: Ayu New: She told me</text:p>
      <text:p text:style-name="P1">19/12/14 9:38:26 am: Shridhar: Kya?</text:p>
      <text:p text:style-name="P1">19/12/14 9:38:28 am: Ayu New: Tell pinku to call chinki</text:p>
      <text:p text:style-name="P1">19/12/14 9:38:34 am: Shridhar: Oky</text:p>
      <text:p text:style-name="P1">19/12/14 9:38:53 am: Ayu New: Chinki told she will give the address to pinku</text:p>
      <text:p text:style-name="P1">19/12/14 9:40:00 am: Ayu New: Listen i ll go to huren uncle to get lenses done on 27th morning can i get the lenses on 28th afternoon when u come to baroda</text:p>
      <text:p text:style-name="P1">19/12/14 9:43:12 am: Shridhar: I will ask him</text:p>
      <text:p text:style-name="P1">19/12/14 9:43:29 am: Shridhar: Bcoz he told bija divase Mali jase I will make sure once again</text:p>
      <text:p text:style-name="P1">19/12/14 9:43:36 am: Ayu New: U told ek divas ma thai jai</text:p>
      <text:p text:style-name="P1">19/12/14 9:44:16 am: Shridhar: Pan Tara number Kya 6e eh Bol</text:p>
      <text:p text:style-name="P1">19/12/14 9:44:57 am: Ayu New: I don't have it which language do i talk to u</text:p>
      <text:p text:style-name="P1">19/12/14 9:50:53 am: Shridhar: Ej toh Kau 6u y don't u have it</text:p>
      <text:p text:style-name="P1">19/12/14 9:51:38 am: Ayu New: It's been a while now. I moved n i lost it what's the big deal</text:p>
      <text:p text:style-name="P1">19/12/14 9:51:44 am: Ayu New: Common sende</text:p>
      <text:p text:style-name="P1">19/12/14 9:52:22 am: Ayu New: U have vision insurance here which means it's not a walk in u need to get an appointment which u have to take a month ago , the time when i was busiest</text:p>
      <text:p text:style-name="P1">19/12/14 9:52:27 am: Shridhar: Ek minute tu 1 year vara karai ne nati gai</text:p>
      <text:p text:style-name="P1">19/12/14 9:53:22 am: Ayu New: I list them</text:p>
      <text:p text:style-name="P1">19/12/14 9:53:26 am: Ayu New: Lost</text:p>
      <text:p text:style-name="P1">19/12/14 9:53:48 am: Ayu New: Only than would i be asking u for one more right</text:p>
      <text:p text:style-name="P1">19/12/14 9:54:10 am: Shridhar: Ha but watever 6of</text:p>
      <text:p text:style-name="P1">19/12/14 9:54:15 am: Shridhar: 6of</text:p>
      <text:p text:style-name="P1">19/12/14 9:54:18 am: Shridhar: 6od</text:p>
      <text:p text:style-name="P1">20/12/14 6:20:02 am: Shridhar: Gm</text:p>
      <text:p text:style-name="P1">20/12/14 6:20:36 am: Ayu New: So my facility is cancelling contract with the company i am working with and giving contract to a different company</text:p>
      <text:p text:style-name="P1">20/12/14 6:21:10 am: Ayu New: Which is actually the number one compny i am happy about it but they have difficult leave and PTO situation</text:p>
      <text:p text:style-name="P1">20/12/14 6:21:57 am: Shridhar: Oh okay but u already applied ne so tat shouldn't effect it but ya later on u will have to plan it carefully</text:p>
      <text:p text:style-name="P1">20/12/14 6:22:15 am: Ayu New: Company comes into effect from January not now</text:p>
      <text:p text:style-name="P1">20/12/14 6:22:37 am: Shridhar: Ha toh chale em pan bcoz watever is already been approved cannot be changed</text:p>
      <text:p text:style-name="P1">20/12/14 6:22:38 am: Ayu New: But I don't know to stay with the company or not</text:p>
      <text:p text:style-name="P1">20/12/14 6:22:47 am: Shridhar: Wats the companies name</text:p>
      <text:p text:style-name="P1">20/12/14 6:23:09 am: Ayu New: Right now i work with rehabcare but in January genesis is taking over</text:p>
      <text:p text:style-name="P1">20/12/14 6:23:18 am: Shridhar: Genesis is good</text:p>
      <text:p text:style-name="P1">20/12/14 6:23:25 am: Ayu New: Yeah it's the best</text:p>
      <text:p text:style-name="P1">20/12/14 6:23:27 am: Shridhar: I have heard the names</text:p>
      <text:p text:style-name="P1">20/12/14 6:23:42 am: Ayu New: But there leave policies are difficult</text:p>
      <text:p text:style-name="P1"><text:soft-page-break/>20/12/14 6:23:51 am: Shridhar: Kem evu toh su 6e?</text:p>
      <text:p text:style-name="P1">20/12/14 6:24:27 am: Ayu New: Unhave to inform 6 minths prior for the leaveand they approve it if they find the reason is good enough</text:p>
      <text:p text:style-name="P1">20/12/14 6:26:37 am: Shridhar: Oh bapa tat sucks man</text:p>
      <text:p text:style-name="P1">20/12/14 6:27:16 am: Shridhar: Even my company we have to apply it 15days for 1 day leave but evu Kai nai they won't approve and all</text:p>
      <text:p text:style-name="P1">20/12/14 6:27:31 am: Ayu New: Yeah so let's see i might work until march and than start looking for other job</text:p>
      <text:p text:style-name="P1">20/12/14 6:27:42 am: Ayu New: 15 days is still fine</text:p>
      <text:p text:style-name="P1">20/12/14 6:27:47 am: Ayu New: But not 6 months</text:p>
      <text:p text:style-name="P1">20/12/14 6:28:20 am: Shridhar: Hmmmm ya eh toh 6ek</text:p>
      <text:p text:style-name="P1">20/12/14 6:28:33 am: Ayu New: Hmm</text:p>
      <text:p text:style-name="P1">20/12/14 6:32:03 am: Shridhar: Msg u in someone gng to gym</text:p>
      <text:p text:style-name="P1">20/12/14 8:00:04 am: Shridhar: Bolo</text:p>
      <text:p text:style-name="P1">20/12/14 8:00:37 am: Ayu New: I thought u settled in gym</text:p>
      <text:p text:style-name="P1">20/12/14 8:00:45 am: Shridhar: Lol na ave</text:p>
      <text:p text:style-name="P1">20/12/14 8:01:48 am: Shridhar: Wat u doin?</text:p>
      <text:p text:style-name="P1">20/12/14 8:01:57 am: Ayu New: Tv</text:p>
      <text:p text:style-name="P1">20/12/14 8:02:48 am: Shridhar: I m nt paying for Shreya's spa bcoz she is taking Along Anik Kunal and aditya etle</text:p>
      <text:p text:style-name="P1">20/12/14 8:02:58 am: Shridhar: By the way aditya got engaged</text:p>
      <text:p text:style-name="P1">20/12/14 8:03:08 am: Shridhar: Eh malyo toh bhavya na tya</text:p>
      <text:p text:style-name="P1">20/12/14 8:42:32 am: Ayu New: Aditya!!! Shreya knows aditya??</text:p>
      <text:p text:style-name="P1">20/12/14 8:42:40 am: Shridhar: Na she doesn</text:p>
      <text:p text:style-name="P1">20/12/14 8:42:51 am: Shridhar: Pan bhavya odkhene</text:p>
      <text:p text:style-name="P1">20/12/14 8:43:10 am: Ayu New: Oh god u needto warn her that he might blabber something about me</text:p>
      <text:p text:style-name="P1">20/12/14 8:43:13 am: Ayu New: Or u</text:p>
      <text:p text:style-name="P1">20/12/14 8:43:27 am: Shridhar: Na ave he was leaving when we gt there</text:p>
      <text:p text:style-name="P1">20/12/14 8:43:31 am: Ayu New: Taru toh nai but he might say something about me like i used him n all</text:p>
      <text:p text:style-name="P1">20/12/14 8:43:36 am: Ayu New: Wow u said hello</text:p>
      <text:p text:style-name="P1">20/12/14 8:43:41 am: Shridhar: Ya</text:p>
      <text:p text:style-name="P1">20/12/14 8:43:45 am: Ayu New: And engaged to him??</text:p>
      <text:p text:style-name="P1">20/12/14 8:44:01 am: Shridhar: Some gal I don remember laine ayo toh</text:p>
      <text:p text:style-name="P1">20/12/14 8:44:13 am: Ayu New: Hmm was she pretty</text:p>
      <text:p text:style-name="P1">20/12/14 8:44:32 am: Shridhar: Na she was a little fat and pimples on her face</text:p>
      <text:p text:style-name="P1">20/12/14 8:44:42 am: Ayu New: I am relieved</text:p>
      <text:p text:style-name="P1">20/12/14 8:44:47 am: Shridhar: Kem</text:p>
      <text:p text:style-name="P1">20/12/14 8:44:48 am: Ayu New: Good for him huh</text:p>
      <text:p text:style-name="P1">20/12/14 8:44:54 am: Ayu New: He deserves ugly women</text:p>
      <text:p text:style-name="P1">20/12/14 8:45:05 am: Shridhar: Evu na kevai ave</text:p>
      <text:p text:style-name="P1">20/12/14 8:45:13 am: Ayu New: Cuz he doesn value pretty women</text:p>
      <text:p text:style-name="P1">20/12/14 8:45:24 am: Shridhar: Watever ave but still</text:p>
      <text:p text:style-name="P1">20/12/14 8:45:41 am: Ayu New: I can say anything it's my mouth and just because u said hi and saw him with shreya u are okay for him</text:p>
      <text:p text:style-name="P1">20/12/14 8:46:09 am: Shridhar: Shreya wasn't with me I was with rushabh and Priyanka</text:p>
      <text:p text:style-name="P1">20/12/14 8:46:12 am: Shridhar: Ase ave</text:p>
      <text:p text:style-name="P1">20/12/14 8:46:16 am: Shridhar: 6odne</text:p>
      <text:p text:style-name="P1">20/12/14 8:46:43 am: Shridhar: Next week by this time unwill ne boarding flight from bombay</text:p>
      <text:p text:style-name="P1">20/12/14 8:46:56 am: Shridhar: Pinku ni anniversary 6e aje</text:p>
      <text:p text:style-name="P1">20/12/14 8:46:57 am: Ayu New: Yeah so</text:p>
      <text:p text:style-name="P1">20/12/14 8:47:02 am: Ayu New: Yeah so</text:p>
      <text:p text:style-name="P1">20/12/14 8:47:19 am: Shridhar: Y u frustrated</text:p>
      <text:p text:style-name="P1">20/12/14 8:47:23 am: Ayu New: Okay i somehow don't like the fact that he is engaged for aome reason</text:p>
      <text:p text:style-name="P1">20/12/14 8:47:42 am: Shridhar: Ayu come on man</text:p>
      <text:p text:style-name="P1"><text:soft-page-break/>20/12/14 8:47:51 am: Shridhar: Eni pan life hoi ave</text:p>
      <text:p text:style-name="P1">20/12/14 8:48:10 am: Shridhar: He did hurt u i know tat</text:p>
      <text:p text:style-name="P1">20/12/14 8:48:18 am: Ayu New: Not because i think he doesn't deserve it but just never wanted it to happen.. I always wanted men to be obsessed about me</text:p>
      <text:p text:style-name="P1">20/12/14 8:48:22 am: Ayu New: To be honest</text:p>
      <text:p text:style-name="P1">20/12/14 8:48:39 am: Shridhar: I m obsessed about u</text:p>
      <text:p text:style-name="P1">20/12/14 8:48:44 am: Ayu New: Yeah right</text:p>
      <text:p text:style-name="P1">20/12/14 8:49:10 am: Ayu New: Anyway i m watching tv don't have time for ur crap that u think u do but u don't</text:p>
      <text:p text:style-name="P1">20/12/14 8:52:22 am: Shridhar: Ek Kaam 6e phone Karu 6u</text:p>
      <text:p text:style-name="P1">20/12/14 8:53:00 am: Ayu New: I m going to sleep i have to work tomorrow</text:p>
      <text:p text:style-name="P1">20/12/14 8:53:03 am: Shridhar: 2mins</text:p>
      <text:p text:style-name="P1">20/12/14 8:53:07 am: Ayu New: No</text:p>
      <text:p text:style-name="P1">20/12/14 8:53:13 am: Shridhar: Muki deje I won't take long</text:p>
      <text:p text:style-name="P1">20/12/14 8:53:15 am: Ayu New: M not in mood n m tired</text:p>
      <text:p text:style-name="P1">20/12/14 8:53:17 am: Ayu New: No</text:p>
      <text:p text:style-name="P1">20/12/14 8:53:19 am: Shridhar: Okay</text:p>
      <text:p text:style-name="P1">20/12/14 8:53:33 am: Ayu New: Good now let me be</text:p>
      <text:p text:style-name="P1">20/12/14 8:53:37 am: Ayu New: Don't bother</text:p>
      <text:p text:style-name="P1">20/12/14 8:53:43 am: Shridhar: Can you manage to get iphone5s if i transfer the cash</text:p>
      <text:p text:style-name="P1">20/12/14 8:54:38 am: Ayu New: How now it's too late i have to work next 3 days i ll b busy shopping i told u before tell me if u have to buy anything</text:p>
      <text:p text:style-name="P1">20/12/14 8:54:43 am: Ayu New: Now I can't</text:p>
      <text:p text:style-name="P1">20/12/14 8:54:45 am: Ayu New: Sorry</text:p>
      <text:p text:style-name="P1">20/12/14 8:54:49 am: Shridhar: Oky</text:p>
      <text:p text:style-name="P1">20/12/14 8:54:51 am: Shridhar: Chalse</text:p>
      <text:p text:style-name="P1">20/12/14 8:54:54 am: Ayu New: Ok</text:p>
      <text:p text:style-name="P1">20/12/14 8:55:09 am: Ayu New: Common sense n curtsy</text:p>
      <text:p text:style-name="P1">20/12/14 8:55:41 am: Ayu New: U have to tell someone atleast 10 days before if u need something so that it can be ordered online</text:p>
      <text:p text:style-name="P1">20/12/14 8:56:07 am: Shridhar: Ya okay ave i just gt to know etle I asked ke can you manage</text:p>
      <text:p text:style-name="P1">20/12/14 8:56:36 am: Ayu New: No</text:p>
      <text:p text:style-name="P1">20/12/14 8:56:46 am: Shridhar: Anyways Sui ja</text:p>
      <text:p text:style-name="P1">20/12/14 8:56:49 am: Shridhar: I m sorry</text:p>
      <text:p text:style-name="P1">20/12/14 8:58:21 am: Ayu New: Sometimes u have to say no and before telling me u have to knock in some sense to tell that oerson that it's not possible because she has just 3 more days I can't even order online and can't drive longer because of bad weather unless u want me die but u just care about others and not my priorities and safety</text:p>
      <text:p text:style-name="P1">20/12/14 9:01:32 am: Shridhar: I din know u dnt have a apple store near by ane i care about ur safety and priority always please</text:p>
      <text:p text:style-name="P1">20/12/14 9:02:31 am: Ayu New: Huh right!!</text:p>
      <text:p text:style-name="P1">20/12/14 6:38:33 pm: Shridhar: Tane 27th na ek lens ni pair kari apse ane bija na order tyare Lai laise</text:p>
      <text:p text:style-name="P1">20/12/14 6:40:01 pm: Ayu New: Okay</text:p>
      <text:p text:style-name="P1">20/12/14 6:40:10 pm: Shridhar: Uthi gai?</text:p>
      <text:p text:style-name="P1">20/12/14 6:40:14 pm: Ayu New: Wake me up in 10 min</text:p>
      <text:p text:style-name="P1">20/12/14 6:40:19 pm: Shridhar: Oky</text:p>
      <text:p text:style-name="P1">20/12/14 6:51:06 pm: Shridhar: Gt up</text:p>
      <text:p text:style-name="P1">20/12/14 6:52:04 pm: Shridhar: Kai Kaam 6e?u gettin up now?</text:p>
      <text:p text:style-name="P1">20/12/14 6:52:29 pm: Ayu New: Yeah i have spa appointment</text:p>
      <text:p text:style-name="P1">20/12/14 6:52:36 pm: Shridhar: Oh oky</text:p>
      <text:p text:style-name="P1">20/12/14 6:52:44 pm: Ayu New: Tjan i am working at 10</text:p>
      <text:p text:style-name="P1">20/12/14 6:52:56 pm: Ayu New: Than driving to charlottesville</text:p>
      <text:p text:style-name="P1">20/12/14 6:53:04 pm: Ayu New: Than coming back and packing</text:p>
      <text:p text:style-name="P1">20/12/14 6:53:09 pm: Shridhar: Hmmm oky</text:p>
      <text:p text:style-name="P1">20/12/14 6:53:31 pm: Shridhar: Pela purses nu su karine</text:p>
      <text:p text:style-name="P1"><text:soft-page-break/>20/12/14 6:53:46 pm: Shridhar: Pela karai dav?</text:p>
      <text:p text:style-name="P1">20/12/14 6:54:01 pm: Ayu New: Yeah i told u day before yesterday only</text:p>
      <text:p text:style-name="P1">20/12/14 6:54:16 pm: Shridhar: Na u told chinki varu etle</text:p>
      <text:p text:style-name="P1">20/12/14 6:54:32 pm: Ayu New: Toh u haven't been there yet</text:p>
      <text:p text:style-name="P1">20/12/14 6:54:43 pm: Shridhar: Pinku is not free toh su Karu</text:p>
      <text:p text:style-name="P1">20/12/14 6:54:53 pm: Ayu New: Tph jate jai ai ne</text:p>
      <text:p text:style-name="P1">20/12/14 6:55:00 pm: Ayu New: Enu toh labad khatu j vhe</text:p>
      <text:p text:style-name="P1">20/12/14 6:55:05 pm: Shridhar: Okay</text:p>
      <text:p text:style-name="P1">20/12/14 6:55:12 pm: Shridhar: I will take mom and go</text:p>
      <text:p text:style-name="P1">20/12/14 6:55:23 pm: Ayu New: Do 1 thing do that the first thing</text:p>
      <text:p text:style-name="P1">20/12/14 6:55:24 pm: Ayu New: Yeah</text:p>
      <text:p text:style-name="P1">20/12/14 6:55:27 pm: Shridhar: Oky</text:p>
      <text:p text:style-name="P1">20/12/14 6:55:30 pm: Shridhar: Sure ne?</text:p>
      <text:p text:style-name="P1">20/12/14 6:55:39 pm: Ayu New: Yeah</text:p>
      <text:p text:style-name="P1">20/12/14 6:55:46 pm: Shridhar: Oky karai dav</text:p>
      <text:p text:style-name="P1">20/12/14 6:56:02 pm: Ayu New: Potli kai de karvani</text:p>
      <text:p text:style-name="P1">20/12/14 6:56:07 pm: Shridhar: Oky</text:p>
      <text:p text:style-name="P1">20/12/14 6:56:12 pm: Shridhar: Ane pelu marron?</text:p>
      <text:p text:style-name="P1">20/12/14 6:56:14 pm: Ayu New: Clutch na kais</text:p>
      <text:p text:style-name="P1">20/12/14 6:56:18 pm: Shridhar: Okay</text:p>
      <text:p text:style-name="P1">20/12/14 6:56:22 pm: Shridhar: Ek ke 2c</text:p>
      <text:p text:style-name="P1">20/12/14 6:56:30 pm: Ayu New: Go n check at the other place</text:p>
      <text:p text:style-name="P1">20/12/14 6:56:37 pm: Shridhar: One mint green varu ane another pink akhu</text:p>
      <text:p text:style-name="P1">20/12/14 6:56:45 pm: Ayu New: Omg</text:p>
      <text:p text:style-name="P1">20/12/14 6:56:46 pm: Ayu New: No</text:p>
      <text:p text:style-name="P1">20/12/14 6:57:10 pm: Ayu New: Pink j but blue and yellow ni jagya a mint green and peach</text:p>
      <text:p text:style-name="P1">20/12/14 6:57:21 pm: Shridhar: Ya eh ek</text:p>
      <text:p text:style-name="P1">20/12/14 6:57:28 pm: Ayu New: And ur sayingni told u to get black piping done</text:p>
      <text:p text:style-name="P1">20/12/14 6:57:30 pm: Shridhar: Ane biju u were telling pink akhu etle</text:p>
      <text:p text:style-name="P1">20/12/14 6:57:35 pm: Ayu New: No</text:p>
      <text:p text:style-name="P1">20/12/14 6:57:39 pm: Shridhar: Oky</text:p>
      <text:p text:style-name="P1">20/12/14 6:57:41 pm: Shridhar: Only 1</text:p>
      <text:p text:style-name="P1">20/12/14 6:57:45 pm: Ayu New: Just <text:s/>1 right niw</text:p>
      <text:p text:style-name="P1">20/12/14 6:57:54 pm: Shridhar: Ok</text:p>
      <text:p text:style-name="P1">20/12/14 7:03:06 pm: Ayu New: What is dollar rate</text:p>
      <text:p text:style-name="P1">20/12/14 7:03:09 pm: Ayu New: Right now</text:p>
      <text:p text:style-name="P1">20/12/14 7:12:00 pm: Ayu New: Hello</text:p>
      <text:p text:style-name="P1">20/12/14 7:12:12 pm: Shridhar: 62</text:p>
      <text:p text:style-name="P1">20/12/14 7:12:18 pm: Ayu New: Great</text:p>
      <text:p text:style-name="P1">20/12/14 7:12:27 pm: Ayu New: U think it will change the day i land</text:p>
      <text:p text:style-name="P1">20/12/14 7:13:14 pm: Ayu New: Tell shreya got her iphone yesterday</text:p>
      <text:p text:style-name="P1">20/12/14 7:15:25 pm: Shridhar: Oky</text:p>
      <text:p text:style-name="P1">20/12/14 7:21:29 pm: Ayu New: And let's book a couple spa appointment in madhuban</text:p>
      <text:p text:style-name="P1">20/12/14 7:21:41 pm: Ayu New: I ll pay</text:p>
      <text:p text:style-name="P1">20/12/14 7:21:52 pm: Ayu New: Tell me how much it costs my gift to u</text:p>
      <text:p text:style-name="P1">20/12/14 7:23:10 pm: Shridhar: I was thinking of tat only ane Shreya told ke tane Bev jajo couple spa mate</text:p>
      <text:p text:style-name="P1">20/12/14 7:23:51 pm: Ayu New: Yeah</text:p>
      <text:p text:style-name="P1">20/12/14 7:49:44 pm: Ayu New: Baby getting a brazilian done</text:p>
      <text:p text:style-name="P1">20/12/14 7:55:48 pm: Shridhar: I m excited</text:p>
      <text:p text:style-name="P1">20/12/14 7:55:51 pm: Shridhar: Thank you</text:p>
      <text:p text:style-name="P1">20/12/14 8:10:54 pm: Ayu New: Yeah she cleaned most of it now rest 1/4th portion i ll shave it</text:p>
      <text:p text:style-name="P1">20/12/14 8:11:32 pm: Shridhar: Oh okay</text:p>
      <text:p text:style-name="P1">20/12/14 8:13:39 pm: Ayu New: It was not that bad</text:p>
      <text:p text:style-name="P1">20/12/14 8:13:48 pm: Ayu New: It pricked and ofcourse hurt</text:p>
      <text:p text:style-name="P1">20/12/14 8:13:55 pm: Ayu New: Cuz that area is so sensitive</text:p>
      <text:p text:style-name="P1">20/12/14 8:14:11 pm: Ayu New: But not that bad like people describe it</text:p>
      <text:p text:style-name="P1"><text:soft-page-break/>20/12/14 9:05:56 pm: Shridhar: Oh okay</text:p>
      <text:p text:style-name="P1">20/12/14 9:06:03 pm: Shridhar: But it's not burning right</text:p>
      <text:p text:style-name="P1">20/12/14 9:07:11 pm: Ayu New: Talk to u in 15 minutes</text:p>
      <text:p text:style-name="P1">20/12/14 9:07:13 pm: Ayu New: Stay awake</text:p>
      <text:p text:style-name="P1">20/12/14 9:07:18 pm: Shridhar: Ya</text:p>
      <text:p text:style-name="P1">20/12/14 9:33:17 pm: Ayu New: Calling u</text:p>
      <text:p text:style-name="P1">20/12/14 9:33:40 pm: Shridhar: K</text:p>
      <text:p text:style-name="P1">20/12/14 11:08:24 pm: Ayu New: &lt;image omitted&gt;</text:p>
      <text:p text:style-name="P1">20/12/14 11:08:32 pm: Ayu New: This are all prada for men</text:p>
      <text:p text:style-name="P1">20/12/14 11:08:37 pm: Ayu New: Which one do u like</text:p>
      <text:p text:style-name="P1">20/12/14 11:08:49 pm: Shridhar: How much are they for?</text:p>
      <text:p text:style-name="P1">20/12/14 11:08:59 pm: Ayu New: Same price i got the ralph</text:p>
      <text:p text:style-name="P1">20/12/14 11:09:12 pm: Shridhar: Get the wayfarer style the last one</text:p>
      <text:p text:style-name="P1">20/12/14 11:10:15 pm: Shridhar: Or the second one try tat out on u and see if the size is give</text:p>
      <text:p text:style-name="P1">20/12/14 11:10:17 pm: Shridhar: Done</text:p>
      <text:p text:style-name="P1">20/12/14 11:10:20 pm: Shridhar: Fine</text:p>
      <text:p text:style-name="P1">20/12/14 11:10:27 pm: Ayu New: Which one</text:p>
      <text:p text:style-name="P1">20/12/14 11:10:37 pm: Shridhar: Ej line ma 2nd</text:p>
      <text:p text:style-name="P1">20/12/14 11:10:41 pm: Ayu New: &lt;image omitted&gt;</text:p>
      <text:p text:style-name="P1">20/12/14 11:10:46 pm: Ayu New: That's aD&amp;G</text:p>
      <text:p text:style-name="P1">20/12/14 11:11:11 pm: Ayu New: &lt;image omitted&gt;</text:p>
      <text:p text:style-name="P1">20/12/14 11:11:13 pm: Shridhar: Oh this is are nice</text:p>
      <text:p text:style-name="P1">20/12/14 11:11:13 pm: Ayu New: &lt;image omitted&gt;</text:p>
      <text:p text:style-name="P1">20/12/14 11:11:15 pm: Ayu New: Rayban polarized</text:p>
      <text:p text:style-name="P1">20/12/14 11:11:23 pm: Shridhar: Na not aviators</text:p>
      <text:p text:style-name="P1">20/12/14 11:11:39 pm: Shridhar: The d&amp;G is nice</text:p>
      <text:p text:style-name="P1">20/12/14 11:12:33 pm: Ayu New: &lt;image omitted&gt;</text:p>
      <text:p text:style-name="P1">20/12/14 11:12:35 pm: Ayu New: &lt;image omitted&gt;</text:p>
      <text:p text:style-name="P1">20/12/14 11:12:39 pm: Ayu New: Ralph</text:p>
      <text:p text:style-name="P1">20/12/14 11:12:42 pm: Ayu New: Which one</text:p>
      <text:p text:style-name="P1">20/12/14 11:13:12 pm: Shridhar: D&amp;G</text:p>
      <text:p text:style-name="P1">20/12/14 11:13:26 pm: Ayu New: &lt;image omitted&gt;</text:p>
      <text:p text:style-name="P1">20/12/14 11:13:28 pm: Ayu New: &lt;image omitted&gt;</text:p>
      <text:p text:style-name="P1">20/12/14 11:13:35 pm: Ayu New: This is georgio armani</text:p>
      <text:p text:style-name="P1">20/12/14 11:17:56 pm: Ayu New: I got D&amp;G</text:p>
      <text:p text:style-name="P1">20/12/14 11:18:16 pm: Shridhar: Thank you Hun</text:p>
      <text:p text:style-name="P1">21/12/14 1:15:50 am: Ayu New: Shridhar barodana spa packages jo newe can gift it to khushaan</text:p>
      <text:p text:style-name="P1">21/12/14 1:16:04 am: Ayu New: For the newly weds</text:p>
      <text:p text:style-name="P1">21/12/14 6:28:36 am: Ayu New: And need to facetime got to fix the songs ishu is not dancing now</text:p>
      <text:p text:style-name="P1">21/12/14 6:28:50 am: Ayu New: So we have to do radha on the dance floor now instead of that</text:p>
      <text:p text:style-name="P1">21/12/14 6:38:27 am: Shridhar: Okay</text:p>
      <text:p text:style-name="P1">21/12/14 6:39:55 am: Ayu New: How much do u get couple spa packages for</text:p>
      <text:p text:style-name="P1">21/12/14 6:42:30 am: Shridhar: Around 8-10</text:p>
      <text:p text:style-name="P1">21/12/14 6:45:51 am: Ayu New: I was thinking we can gift a soa package to khushbu andishan</text:p>
      <text:p text:style-name="P1">21/12/14 6:49:52 am: Shridhar: Watever u think is best</text:p>
      <text:p text:style-name="P1">21/12/14 6:50:02 am: Shridhar: I don mind</text:p>
      <text:p text:style-name="P1">21/12/14 6:50:06 am: Ayu New: But how much is madhubhan</text:p>
      <text:p text:style-name="P1">21/12/14 6:52:00 am: Shridhar: Etluj Aee</text:p>
      <text:p text:style-name="P1">21/12/14 6:52:35 am: Ayu New: Baroda</text:p>
      <text:p text:style-name="P1">21/12/14 6:55:30 am: Shridhar: Ya etluj ase I guess</text:p>
      <text:p text:style-name="P1">21/12/14 6:57:47 am: Ayu New: Hmm</text:p>
      <text:p text:style-name="P1">21/12/14 6:58:05 am: Ayu New: I am not in mood of coming to india because i am just wasting money</text:p>
      <text:p text:style-name="P1">21/12/14 6:58:14 am: Shridhar: Kem</text:p>
      <text:p text:style-name="P1"><text:soft-page-break/>21/12/14 6:58:16 am: Shridhar: Su thayu</text:p>
      <text:p text:style-name="P1">21/12/14 6:58:42 am: Ayu New: I m paying for udaipur , photography, our couple spa , this spa gift , my clothes , my jewelry and food</text:p>
      <text:p text:style-name="P1">21/12/14 6:59:04 am: Shridhar: I m Paying half na</text:p>
      <text:p text:style-name="P1">21/12/14 7:00:27 am: Ayu New: Half for what only udaipur trip that's not even more than 10000</text:p>
      <text:p text:style-name="P1">21/12/14 7:00:45 am: Shridhar: The spa photography</text:p>
      <text:p text:style-name="P1">21/12/14 7:00:51 am: Shridhar: Food</text:p>
      <text:p text:style-name="P1">21/12/14 7:01:04 am: Ayu New: I don't want couple spa for us now because I don't have money</text:p>
      <text:p text:style-name="P1">21/12/14 7:01:15 am: Shridhar: Okay tat I will pay</text:p>
      <text:p text:style-name="P1">21/12/14 7:01:27 am: Ayu New: No i don't want u too because u crib than</text:p>
      <text:p text:style-name="P1">21/12/14 7:01:38 am: Ayu New: N I don't want to spoil my trip</text:p>
      <text:p text:style-name="P1">21/12/14 7:01:51 am: Ayu New: I never wanted to come because of this reason</text:p>
      <text:p text:style-name="P1">21/12/14 7:01:54 am: Shridhar: No I dnt chill</text:p>
      <text:p text:style-name="P1">21/12/14 7:03:23 am: Ayu New: Anyway atleast call in different spas in baroda abd give me a price range</text:p>
      <text:p text:style-name="P1">21/12/14 7:04:28 am: Shridhar: Ane by the way orchid ma pan gala dinner 6e</text:p>
      <text:p text:style-name="P1">21/12/14 7:04:39 am: Shridhar: Wic I knew long back but don't tell u</text:p>
      <text:p text:style-name="P1">21/12/14 7:04:47 am: Shridhar: Chill I will pay for it</text:p>
      <text:p text:style-name="P1">21/12/14 7:05:36 am: Ayu New: Which orchird</text:p>
      <text:p text:style-name="P1">21/12/14 7:05:41 am: Ayu New: Who is going to orchid</text:p>
      <text:p text:style-name="P1">21/12/14 7:07:54 am: Ayu New: Orchird is in shree vilas</text:p>
      <text:p text:style-name="P1">21/12/14 7:14:14 am: Ayu New: Do u like this</text:p>
      <text:p text:style-name="P1">21/12/14 7:14:21 am: Ayu New: &lt;image omitted&gt;</text:p>
      <text:p text:style-name="P1">21/12/14 7:14:30 am: Ayu New: I am going to get this done</text:p>
      <text:p text:style-name="P1">21/12/14 7:19:35 am: Shridhar: Apdi Udaipur ni hotel</text:p>
      <text:p text:style-name="P1">21/12/14 7:27:56 am: Shridhar: I like it</text:p>
      <text:p text:style-name="P1">21/12/14 7:36:40 am: Shridhar: Ekla red rakhne I like tat</text:p>
      <text:p text:style-name="P1">21/12/14 7:36:49 am: Shridhar: Nai toh alternate kar</text:p>
      <text:p text:style-name="P1">21/12/14 8:02:14 am: Shridhar: Kari Didhi nail polish</text:p>
      <text:p text:style-name="P1">21/12/14 8:02:40 am: Ayu New: &lt;image omitted&gt;</text:p>
      <text:p text:style-name="P1">21/12/14 8:02:43 am: Ayu New: &lt;image omitted&gt;</text:p>
      <text:p text:style-name="P1">21/12/14 8:02:47 am: Ayu New: &lt;image omitted&gt;</text:p>
      <text:p text:style-name="P1">21/12/14 8:02:50 am: Ayu New: &lt;image omitted&gt;</text:p>
      <text:p text:style-name="P1">21/12/14 8:02:55 am: Ayu New: &lt;image omitted&gt;</text:p>
      <text:p text:style-name="P1">21/12/14 8:02:58 am: Ayu New: No this is shellac it's gel nails i have to get it done in nail salon</text:p>
      <text:p text:style-name="P1">21/12/14 8:02:59 am: Ayu New: &lt;image omitted&gt;</text:p>
      <text:p text:style-name="P1">21/12/14 8:03:09 am: Shridhar: Oh oky</text:p>
      <text:p text:style-name="P1">21/12/14 8:03:11 am: Ayu New: How's this makeup for wedding makeup</text:p>
      <text:p text:style-name="P1">21/12/14 8:03:35 am: Shridhar: It's nice</text:p>
      <text:p text:style-name="P1">21/12/14 8:04:15 am: Shridhar: Are this the ones u gt for me?</text:p>
      <text:p text:style-name="P1">21/12/14 8:04:26 am: Ayu New: No this are mine</text:p>
      <text:p text:style-name="P1">21/12/14 8:04:30 am: Ayu New: Burberry</text:p>
      <text:p text:style-name="P1">21/12/14 8:04:37 am: Shridhar: Hmmm okay</text:p>
      <text:p text:style-name="P1">21/12/14 8:04:48 am: Shridhar: Wear mine and take a snap</text:p>
      <text:p text:style-name="P1">21/12/14 8:05:05 am: Shridhar: Shenan ayi gai India</text:p>
      <text:p text:style-name="P1">21/12/14 8:05:54 am: Ayu New: &lt;image omitted&gt;</text:p>
      <text:p text:style-name="P1">21/12/14 8:05:57 am: Ayu New: &lt;image omitted&gt;</text:p>
      <text:p text:style-name="P1">21/12/14 8:05:58 am: Ayu New: This are urs</text:p>
      <text:p text:style-name="P1">21/12/14 8:06:05 am: Shridhar: Hmmm okay</text:p>
      <text:p text:style-name="P1">21/12/14 8:06:18 am: Shridhar: It would suit me</text:p>
      <text:p text:style-name="P1">21/12/14 8:06:31 am: Ayu New: I ahd this guy in thw showroomwear it</text:p>
      <text:p text:style-name="P1">21/12/14 8:06:37 am: Ayu New: It's unisex glasses</text:p>
      <text:p text:style-name="P1">21/12/14 8:06:42 am: Shridhar: Hmmm oky</text:p>
      <text:p text:style-name="P1">21/12/14 8:06:44 am: Ayu New: Both men and women can wear it</text:p>
      <text:p text:style-name="P1">21/12/14 8:06:58 am: Shridhar: Toh Lai jaje if u wanna wear them</text:p>
      <text:p text:style-name="P1">21/12/14 8:07:19 am: Ayu New: No u wear them</text:p>
      <text:p text:style-name="P1"><text:soft-page-break/>21/12/14 8:07:26 am: Ayu New: I ll buy them</text:p>
      <text:p text:style-name="P1">21/12/14 8:07:33 am: Ayu New: I don't wera much sunglasses</text:p>
      <text:p text:style-name="P1">21/12/14 8:07:38 am: Ayu New: And it's winter here</text:p>
      <text:p text:style-name="P1">21/12/14 8:07:42 am: Shridhar: Na Lais ne I have aviators toh I can wear then</text:p>
      <text:p text:style-name="P1">21/12/14 8:08:04 am: Shridhar: Ya toh summer ma perje</text:p>
      <text:p text:style-name="P1">21/12/14 8:08:47 am: Ayu New: Well ava sales avta reh and i have one wayfarer I won't get the same style again</text:p>
      <text:p text:style-name="P1">21/12/14 8:08:53 am: Ayu New: I ll buy a different one</text:p>
      <text:p text:style-name="P1">21/12/14 8:10:05 am: Shridhar: Hmmm okay</text:p>
      <text:p text:style-name="P1">21/12/14 8:33:20 am: Ayu New: &lt;image omitted&gt;</text:p>
      <text:p text:style-name="P1">21/12/14 8:33:24 am: Ayu New: &lt;image omitted&gt;</text:p>
      <text:p text:style-name="P1">21/12/14 8:33:27 am: Ayu New: &lt;image omitted&gt;</text:p>
      <text:p text:style-name="P1">21/12/14 8:33:29 am: Ayu New: &lt;image omitted&gt;</text:p>
      <text:p text:style-name="P1">21/12/14 8:33:31 am: Ayu New: &lt;image omitted&gt;</text:p>
      <text:p text:style-name="P1">21/12/14 8:33:34 am: Ayu New: &lt;image omitted&gt;</text:p>
      <text:p text:style-name="P1">21/12/14 8:33:40 am: Ayu New: How's this</text:p>
      <text:p text:style-name="P1">21/12/14 8:41:35 am: Shridhar: I liked this better</text:p>
      <text:p text:style-name="P1">21/12/14 8:42:02 am: Ayu New: It's the same thing just corrected eye makeup</text:p>
      <text:p text:style-name="P1">21/12/14 8:42:16 am: Ayu New: And lipstick</text:p>
      <text:p text:style-name="P1">21/12/14 8:42:50 am: Shridhar: Oh okay</text:p>
      <text:p text:style-name="P1">21/12/14 8:43:03 am: Shridhar: Eye makeup mast 6e and so the lipstick</text:p>
      <text:p text:style-name="P1">21/12/14 8:44:07 am: Shridhar: Oh man I would have eaten u up if u were here</text:p>
      <text:p text:style-name="P1">21/12/14 8:44:31 am: Ayu New: &lt;image omitted&gt;</text:p>
      <text:p text:style-name="P1">21/12/14 8:44:34 am: Ayu New: &lt;image omitted&gt;</text:p>
      <text:p text:style-name="P1">21/12/14 8:44:37 am: Ayu New: &lt;image omitted&gt;</text:p>
      <text:p text:style-name="P1">21/12/14 8:44:39 am: Ayu New: &lt;image omitted&gt;</text:p>
      <text:p text:style-name="P1">21/12/14 8:44:41 am: Ayu New: &lt;image omitted&gt;</text:p>
      <text:p text:style-name="P1">21/12/14 8:45:00 am: Ayu New: Nothing beautiful i am just photogenic that's it</text:p>
      <text:p text:style-name="P1">21/12/14 8:48:54 am: Shridhar: U are beautiful</text:p>
      <text:p text:style-name="P1">21/12/14 8:49:03 am: Ayu New: I am not</text:p>
      <text:p text:style-name="P1">21/12/14 9:04:11 am: Shridhar: U are</text:p>
      <text:p text:style-name="P1">21/12/14 9:15:18 am: Shridhar: FaceTime 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0:56:49.447000000</meta:creation-date>
    <dc:date>2015-05-28T10:58:23.668000000</dc:date>
    <meta:editing-duration>P0D</meta:editing-duration>
    <meta:editing-cycles>1</meta:editing-cycles>
    <meta:document-statistic meta:table-count="0" meta:image-count="0" meta:object-count="0" meta:page-count="41" meta:paragraph-count="2113" meta:word-count="21937" meta:character-count="121988" meta:non-whitespace-character-count="102156"/>
    <meta:generator>LibreOffice/4.2.2.1$Windows_x86 LibreOffice_project/3be8cda0bddd8e430d8cda1ebfd581265cca5a0f</meta:generator>
  </office:meta>
</office:document-meta>
</file>